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LGC Sans" svg:font-family="'DejaVu LGC Sans'" style:font-adornments="Book" style:font-family-generic="swiss"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4.0938in" fo:margin-left="0in" fo:margin-right="2.8313in" table:align="margins"/>
    </style:style>
    <style:style style:name="Table1.A" style:family="table-column">
      <style:table-column-properties style:column-width="2.0208in" style:rel-column-width="32350*"/>
    </style:style>
    <style:style style:name="Table1.B" style:family="table-column">
      <style:table-column-properties style:column-width="1.0743in" style:rel-column-width="17203*"/>
    </style:style>
    <style:style style:name="Table1.C" style:family="table-column">
      <style:table-column-properties style:column-width="0.9986in" style:rel-column-width="1598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C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4896in" fo:margin-left="0in" fo:margin-right="0.4354in" table:align="margins"/>
    </style:style>
    <style:style style:name="Table2.A" style:family="table-column">
      <style:table-column-properties style:column-width="0.866in" style:rel-column-width="8745*"/>
    </style:style>
    <style:style style:name="Table2.B" style:family="table-column">
      <style:table-column-properties style:column-width="3.641in" style:rel-column-width="36771*"/>
    </style:style>
    <style:style style:name="Table2.C" style:family="table-column">
      <style:table-column-properties style:column-width="1.9826in" style:rel-column-width="2001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278in" style:rel-column-width="8778*"/>
    </style:style>
    <style:style style:name="Table3.B" style:family="table-column">
      <style:table-column-properties style:column-width="3.6889in" style:rel-column-width="34902*"/>
    </style:style>
    <style:style style:name="Table3.C" style:family="table-column">
      <style:table-column-properties style:column-width="2.3104in" style:rel-column-width="2185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C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5.3542in" fo:margin-left="0in" fo:margin-right="1.5708in" table:align="margins"/>
    </style:style>
    <style:style style:name="Table4.A" style:family="table-column">
      <style:table-column-properties style:column-width="2.6257in" style:rel-column-width="3781*"/>
    </style:style>
    <style:style style:name="Table4.B" style:family="table-column">
      <style:table-column-properties style:column-width="2.7243in" style:rel-column-width="3924*"/>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5.6458in" fo:margin-left="0in" fo:margin-right="1.2792in" table:align="margins"/>
    </style:style>
    <style:style style:name="Table5.A" style:family="table-column">
      <style:table-column-properties style:column-width="2.541in" style:rel-column-width="3659*"/>
    </style:style>
    <style:style style:name="Table5.B" style:family="table-column">
      <style:table-column-properties style:column-width="3.1007in" style:rel-column-width="4466*"/>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8535in" style:rel-column-width="2669*"/>
    </style:style>
    <style:style style:name="Table6.B" style:family="table-column">
      <style:table-column-properties style:column-width="5.0715in" style:rel-column-width="730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B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4.9375in" fo:margin-left="0in" fo:margin-right="1.9875in" table:align="margins"/>
    </style:style>
    <style:style style:name="Table7.A" style:family="table-column">
      <style:table-column-properties style:column-width="2.1361in" style:rel-column-width="3076*"/>
    </style:style>
    <style:style style:name="Table7.B" style:family="table-column">
      <style:table-column-properties style:column-width="2.7972in" style:rel-column-width="402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B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hadow="none"/>
    </style:style>
    <style:style style:name="Table8.A" style:family="table-column">
      <style:table-column-properties style:column-width="3.5944in" style:rel-column-width="5176*"/>
    </style:style>
    <style:style style:name="Table8.B" style:family="table-column">
      <style:table-column-properties style:column-width="3.3306in" style:rel-column-width="4796*"/>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B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Plain">
      <style:paragraph-properties fo:margin-left="0in" fo:margin-right="0in" fo:text-indent="0in" style:auto-text-indent="false"/>
    </style:style>
    <style:style style:name="P2" style:family="paragraph" style:parent-style-name="Table_20_Contents">
      <style:paragraph-properties fo:text-align="center" style:justify-single-word="false"/>
      <style:text-properties fo:font-size="12pt"/>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Heading">
      <style:text-properties fo:font-size="12pt"/>
    </style:style>
    <style:style style:name="P5" style:family="paragraph" style:parent-style-name="Table_20_Heading">
      <style:text-properties fo:font-size="12pt" fo:font-style="italic" style:font-style-asian="italic" style:font-style-complex="italic"/>
    </style:style>
    <style:style style:name="P6" style:family="paragraph" style:parent-style-name="Table_20_Heading">
      <style:paragraph-properties fo:text-align="center" style:justify-single-word="false"/>
      <style:text-properties fo:font-size="12pt" fo:font-style="italic" style:font-style-asian="italic" style:font-style-complex="italic"/>
    </style:style>
    <style:style style:name="P7" style:family="paragraph" style:parent-style-name="Table_20_Heading">
      <style:paragraph-properties fo:text-align="center" style:justify-single-word="false"/>
      <style:text-properties fo:font-size="12pt"/>
    </style:style>
    <style:style style:name="P8" style:family="paragraph" style:parent-style-name="Title1">
      <style:text-properties fo:font-style="normal" style:font-style-asian="normal" style:font-style-complex="normal"/>
    </style:style>
    <style:style style:name="P9" style:family="paragraph" style:parent-style-name="Plain">
      <style:text-properties fo:font-style="normal"/>
    </style:style>
    <style:style style:name="P10" style:family="paragraph" style:parent-style-name="Plain">
      <style:text-properties fo:font-style="normal" style:font-style-asian="normal" style:font-style-complex="normal"/>
    </style:style>
    <style:style style:name="P11" style:family="paragraph" style:parent-style-name="Code">
      <style:text-properties fo:font-weight="normal" style:font-weight-asian="normal" style:font-weight-complex="normal"/>
    </style:style>
    <style:style style:name="P12" style:family="paragraph" style:parent-style-name="Code" style:list-style-name="L16"/>
    <style:style style:name="P13" style:family="paragraph" style:parent-style-name="Code">
      <style:text-properties fo:font-style="normal" fo:font-weight="normal" style:font-style-asian="normal" style:font-weight-asian="normal" style:font-style-complex="normal" style:font-weight-complex="normal"/>
    </style:style>
    <style:style style:name="P14" style:family="paragraph" style:parent-style-name="Code">
      <style:text-properties fo:font-style="normal" style:text-underline-style="none" fo:font-weight="normal" style:font-style-asian="normal" style:font-weight-asian="normal" style:font-style-complex="normal" style:font-weight-complex="normal"/>
    </style:style>
    <style:style style:name="P15" style:family="paragraph" style:parent-style-name="Cod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center" style:justify-single-word="false"/>
      <style:text-properties fo:font-size="12pt"/>
    </style:style>
    <style:style style:name="P17" style:family="paragraph" style:parent-style-name="Table_20_Contents">
      <style:paragraph-properties fo:text-align="center" style:justify-single-word="false"/>
      <style:text-properties fo:font-size="11pt" style:font-size-asian="11pt" style:font-size-complex="11pt"/>
    </style:style>
    <style:style style:name="P18" style:family="paragraph" style:parent-style-name="Table_20_Heading">
      <style:text-properties fo:font-size="12pt"/>
    </style:style>
    <style:style style:name="P19" style:family="paragraph" style:parent-style-name="Plain" style:list-style-name="L1"/>
    <style:style style:name="P20" style:family="paragraph" style:parent-style-name="Plain">
      <style:text-properties fo:font-style="normal" style:font-style-asian="normal" style:font-style-complex="normal"/>
    </style:style>
    <style:style style:name="P21" style:family="paragraph" style:parent-style-name="Plain" style:list-style-name="L1">
      <style:text-properties fo:font-style="normal" style:font-style-asian="normal" style:font-style-complex="normal"/>
    </style:style>
    <style:style style:name="P22" style:family="paragraph" style:parent-style-name="Plain" style:list-style-name="L1">
      <style:text-properties fo:font-style="normal" style:font-style-asian="normal" style:font-style-complex="normal"/>
    </style:style>
    <style:style style:name="P23" style:family="paragraph" style:parent-style-name="Plain" style:list-style-name="L1">
      <style:text-properties fo:font-style="normal" style:font-style-asian="normal" style:font-style-complex="normal"/>
    </style:style>
    <style:style style:name="P24" style:family="paragraph" style:parent-style-name="Plain" style:list-style-name="L1">
      <style:text-properties fo:font-style="normal" style:font-style-asian="normal" style:font-style-complex="normal"/>
    </style:style>
    <style:style style:name="P25" style:family="paragraph" style:parent-style-name="Plain" style:list-style-name="L2">
      <style:text-properties fo:font-style="normal" style:font-style-asian="normal" style:font-style-complex="normal"/>
    </style:style>
    <style:style style:name="P26" style:family="paragraph" style:parent-style-name="Plain" style:list-style-name="L2">
      <style:text-properties fo:font-style="normal" style:font-style-asian="normal" style:font-style-complex="normal"/>
    </style:style>
    <style:style style:name="P27" style:family="paragraph" style:parent-style-name="Plain" style:list-style-name="L2">
      <style:text-properties fo:font-style="normal" style:font-style-asian="normal" style:font-style-complex="normal"/>
    </style:style>
    <style:style style:name="P28" style:family="paragraph" style:parent-style-name="Plain" style:list-style-name="L11">
      <style:text-properties fo:font-style="normal" style:font-style-asian="normal" style:font-style-complex="normal"/>
    </style:style>
    <style:style style:name="P29" style:family="paragraph" style:parent-style-name="Plain" style:list-style-name="L11">
      <style:text-properties fo:font-style="normal" style:font-style-asian="normal" style:font-style-complex="normal"/>
    </style:style>
    <style:style style:name="P30" style:family="paragraph" style:parent-style-name="Plain" style:list-style-name="L11">
      <style:text-properties fo:font-style="normal" style:font-style-asian="normal" style:font-style-complex="normal"/>
    </style:style>
    <style:style style:name="P31" style:family="paragraph" style:parent-style-name="Plain" style:list-style-name="L11">
      <style:text-properties fo:font-style="normal" style:font-style-asian="normal" style:font-style-complex="normal"/>
    </style:style>
    <style:style style:name="P32" style:family="paragraph" style:parent-style-name="Plain" style:list-style-name="L12">
      <style:text-properties fo:font-style="normal" style:font-style-asian="normal" style:font-style-complex="normal"/>
    </style:style>
    <style:style style:name="P33" style:family="paragraph" style:parent-style-name="Plain" style:list-style-name="L12">
      <style:text-properties fo:font-style="normal" style:font-style-asian="normal" style:font-style-complex="normal"/>
    </style:style>
    <style:style style:name="P34" style:family="paragraph" style:parent-style-name="Plain" style:list-style-name="L12">
      <style:text-properties fo:font-style="normal" style:font-style-asian="normal" style:font-style-complex="normal"/>
    </style:style>
    <style:style style:name="P35" style:family="paragraph" style:parent-style-name="Plain" style:list-style-name="L11">
      <style:text-properties fo:font-style="normal" style:font-style-asian="normal" style:font-style-complex="normal"/>
    </style:style>
    <style:style style:name="P36" style:family="paragraph" style:parent-style-name="Plain" style:list-style-name="L11">
      <style:text-properties fo:font-style="normal" style:font-style-asian="normal" style:font-style-complex="normal"/>
    </style:style>
    <style:style style:name="P37" style:family="paragraph" style:parent-style-name="Plain" style:list-style-name="L11">
      <style:text-properties fo:font-style="normal" style:font-style-asian="normal" style:font-style-complex="normal"/>
    </style:style>
    <style:style style:name="P38" style:family="paragraph" style:parent-style-name="Plain" style:list-style-name="L11">
      <style:text-properties fo:font-style="normal" style:font-style-asian="normal" style:font-style-complex="normal"/>
    </style:style>
    <style:style style:name="P39" style:family="paragraph" style:parent-style-name="Plain" style:list-style-name="L11">
      <style:text-properties fo:font-style="normal" style:font-style-asian="normal" style:font-style-complex="normal"/>
    </style:style>
    <style:style style:name="P40" style:family="paragraph" style:parent-style-name="Plain" style:list-style-name="L11">
      <style:text-properties fo:font-style="normal" style:font-style-asian="normal" style:font-style-complex="normal"/>
    </style:style>
    <style:style style:name="P41" style:family="paragraph" style:parent-style-name="Plain" style:list-style-name="L11">
      <style:text-properties fo:font-style="normal" style:font-style-asian="normal" style:font-style-complex="normal"/>
    </style:style>
    <style:style style:name="P42" style:family="paragraph" style:parent-style-name="Plain" style:list-style-name="L11">
      <style:text-properties fo:font-style="normal" style:font-style-asian="normal" style:font-style-complex="normal"/>
    </style:style>
    <style:style style:name="P43" style:family="paragraph" style:parent-style-name="Plain" style:list-style-name="L11">
      <style:text-properties fo:font-style="normal" style:font-style-asian="normal" style:font-style-complex="normal"/>
    </style:style>
    <style:style style:name="P44" style:family="paragraph" style:parent-style-name="Plain" style:list-style-name="L11">
      <style:text-properties fo:font-style="normal" style:font-style-asian="normal" style:font-style-complex="normal"/>
    </style:style>
    <style:style style:name="P45" style:family="paragraph" style:parent-style-name="Plain" style:list-style-name="L11">
      <style:text-properties fo:font-style="normal" style:font-style-asian="normal" style:font-style-complex="normal"/>
    </style:style>
    <style:style style:name="P46" style:family="paragraph" style:parent-style-name="Plain" style:list-style-name="L11">
      <style:text-properties fo:font-style="normal" style:font-style-asian="normal" style:font-style-complex="normal"/>
    </style:style>
    <style:style style:name="P47" style:family="paragraph" style:parent-style-name="Plain" style:list-style-name="L11">
      <style:text-properties fo:font-style="normal" style:font-style-asian="normal" style:font-style-complex="normal"/>
    </style:style>
    <style:style style:name="P48" style:family="paragraph" style:parent-style-name="Plain" style:list-style-name="L11">
      <style:text-properties fo:font-style="normal" style:font-style-asian="normal" style:font-style-complex="normal"/>
    </style:style>
    <style:style style:name="P49" style:family="paragraph" style:parent-style-name="Plain" style:list-style-name="L11">
      <style:text-properties fo:font-style="normal" style:font-style-asian="normal" style:font-style-complex="normal"/>
    </style:style>
    <style:style style:name="P50" style:family="paragraph" style:parent-style-name="Plain" style:list-style-name="L11">
      <style:text-properties fo:font-style="normal" style:font-style-asian="normal" style:font-style-complex="normal"/>
    </style:style>
    <style:style style:name="P51" style:family="paragraph" style:parent-style-name="Plain" style:list-style-name="L11">
      <style:text-properties fo:font-style="normal" style:font-style-asian="normal" style:font-style-complex="normal"/>
    </style:style>
    <style:style style:name="P52" style:family="paragraph" style:parent-style-name="Plain" style:list-style-name="L11">
      <style:text-properties fo:font-style="normal" style:font-style-asian="normal" style:font-style-complex="normal"/>
    </style:style>
    <style:style style:name="P53" style:family="paragraph" style:parent-style-name="Plain" style:list-style-name="L11">
      <style:text-properties fo:font-style="normal" style:font-style-asian="normal" style:font-style-complex="normal"/>
    </style:style>
    <style:style style:name="P54" style:family="paragraph" style:parent-style-name="Plain" style:list-style-name="L11">
      <style:text-properties fo:font-style="normal" style:font-style-asian="normal" style:font-style-complex="normal"/>
    </style:style>
    <style:style style:name="P55" style:family="paragraph" style:parent-style-name="Plain" style:list-style-name="L11">
      <style:text-properties fo:font-style="normal" style:font-style-asian="normal" style:font-style-complex="normal"/>
    </style:style>
    <style:style style:name="P56" style:family="paragraph" style:parent-style-name="Plain" style:list-style-name="L11">
      <style:text-properties fo:font-style="normal" style:font-style-asian="normal" style:font-style-complex="normal"/>
    </style:style>
    <style:style style:name="P57" style:family="paragraph" style:parent-style-name="Plain" style:list-style-name="L11">
      <style:text-properties fo:font-style="normal" style:font-style-asian="normal" style:font-style-complex="normal"/>
    </style:style>
    <style:style style:name="P58" style:family="paragraph" style:parent-style-name="Plain" style:list-style-name="L11">
      <style:text-properties fo:font-style="normal" style:font-style-asian="normal" style:font-style-complex="normal"/>
    </style:style>
    <style:style style:name="P59" style:family="paragraph" style:parent-style-name="Plain" style:list-style-name="L12">
      <style:text-properties fo:font-style="normal" style:font-style-asian="normal" style:font-style-complex="normal"/>
    </style:style>
    <style:style style:name="P60" style:family="paragraph" style:parent-style-name="Plain" style:list-style-name="L12">
      <style:text-properties fo:font-style="normal" style:font-style-asian="normal" style:font-style-complex="normal"/>
    </style:style>
    <style:style style:name="P61" style:family="paragraph" style:parent-style-name="Plain" style:list-style-name="L12">
      <style:text-properties fo:font-style="normal" style:font-style-asian="normal" style:font-style-complex="normal"/>
    </style:style>
    <style:style style:name="P62" style:family="paragraph" style:parent-style-name="Plain" style:list-style-name="L12">
      <style:text-properties fo:font-style="normal" style:font-style-asian="normal" style:font-style-complex="normal"/>
    </style:style>
    <style:style style:name="P63" style:family="paragraph" style:parent-style-name="Plain" style:list-style-name="L12">
      <style:text-properties fo:font-style="normal" style:font-style-asian="normal" style:font-style-complex="normal"/>
    </style:style>
    <style:style style:name="P64" style:family="paragraph" style:parent-style-name="Plain" style:list-style-name="L12">
      <style:text-properties fo:font-style="normal"/>
    </style:style>
    <style:style style:name="P65" style:family="paragraph" style:parent-style-name="Plain" style:list-style-name="L12">
      <style:text-properties fo:font-style="normal"/>
    </style:style>
    <style:style style:name="P66" style:family="paragraph" style:parent-style-name="Plain" style:list-style-name="L12">
      <style:text-properties fo:font-style="normal"/>
    </style:style>
    <style:style style:name="P67" style:family="paragraph" style:parent-style-name="Plain" style:list-style-name="L12">
      <style:text-properties fo:font-style="normal"/>
    </style:style>
    <style:style style:name="P68" style:family="paragraph" style:parent-style-name="Plain" style:list-style-name="L12">
      <style:text-properties fo:font-style="normal"/>
    </style:style>
    <style:style style:name="P69" style:family="paragraph" style:parent-style-name="Plain" style:list-style-name="L2"/>
    <style:style style:name="P70" style:family="paragraph" style:parent-style-name="Plain" style:list-style-name="L2"/>
    <style:style style:name="P71" style:family="paragraph" style:parent-style-name="Plain" style:list-style-name="L2"/>
    <style:style style:name="P72" style:family="paragraph" style:parent-style-name="Plain" style:list-style-name="L3"/>
    <style:style style:name="P73" style:family="paragraph" style:parent-style-name="Plain" style:list-style-name="L3"/>
    <style:style style:name="P74" style:family="paragraph" style:parent-style-name="Plain" style:list-style-name="L3"/>
    <style:style style:name="P75" style:family="paragraph" style:parent-style-name="Plain" style:list-style-name="L3"/>
    <style:style style:name="P76" style:family="paragraph" style:parent-style-name="Plain" style:list-style-name="L3"/>
    <style:style style:name="P77" style:family="paragraph" style:parent-style-name="Plain" style:list-style-name="L3"/>
    <style:style style:name="P78" style:family="paragraph" style:parent-style-name="Plain">
      <style:text-properties fo:font-weight="normal" style:font-weight-asian="normal" style:font-weight-complex="normal"/>
    </style:style>
    <style:style style:name="P79" style:family="paragraph" style:parent-style-name="Plain" style:list-style-name="L3">
      <style:text-properties fo:font-weight="normal" style:font-weight-asian="normal" style:font-weight-complex="normal"/>
    </style:style>
    <style:style style:name="P80" style:family="paragraph" style:parent-style-name="Plain" style:list-style-name="L3">
      <style:text-properties fo:font-weight="normal" style:font-weight-asian="normal" style:font-weight-complex="normal"/>
    </style:style>
    <style:style style:name="P81" style:family="paragraph" style:parent-style-name="Plain" style:list-style-name="L4">
      <style:text-properties fo:font-weight="normal" style:font-weight-asian="normal" style:font-weight-complex="normal"/>
    </style:style>
    <style:style style:name="P82" style:family="paragraph" style:parent-style-name="Plain" style:list-style-name="L4">
      <style:text-properties fo:font-weight="normal" style:font-weight-asian="normal" style:font-weight-complex="normal"/>
    </style:style>
    <style:style style:name="P83" style:family="paragraph" style:parent-style-name="Plain" style:list-style-name="L4">
      <style:text-properties fo:font-weight="normal" style:font-weight-asian="normal" style:font-weight-complex="normal"/>
    </style:style>
    <style:style style:name="P84" style:family="paragraph" style:parent-style-name="Plain" style:list-style-name="L4">
      <style:text-properties fo:font-weight="normal" style:font-weight-asian="normal" style:font-weight-complex="normal"/>
    </style:style>
    <style:style style:name="P85" style:family="paragraph" style:parent-style-name="Plain" style:list-style-name="L4">
      <style:text-properties fo:font-weight="normal" style:font-weight-asian="normal" style:font-weight-complex="normal"/>
    </style:style>
    <style:style style:name="P86" style:family="paragraph" style:parent-style-name="Plain" style:list-style-name="L4">
      <style:text-properties fo:font-weight="normal" style:font-weight-asian="normal" style:font-weight-complex="normal"/>
    </style:style>
    <style:style style:name="P87" style:family="paragraph" style:parent-style-name="Plain" style:list-style-name="L4">
      <style:text-properties fo:font-weight="normal" style:font-weight-asian="normal" style:font-weight-complex="normal"/>
    </style:style>
    <style:style style:name="P88" style:family="paragraph" style:parent-style-name="Plain" style:list-style-name="L4">
      <style:text-properties fo:font-weight="normal" style:font-weight-asian="normal" style:font-weight-complex="normal"/>
    </style:style>
    <style:style style:name="P89" style:family="paragraph" style:parent-style-name="Plain" style:list-style-name="L4">
      <style:text-properties fo:font-weight="normal" style:font-weight-asian="normal" style:font-weight-complex="normal"/>
    </style:style>
    <style:style style:name="P90" style:family="paragraph" style:parent-style-name="Plain" style:list-style-name="L16">
      <style:text-properties fo:font-weight="normal" style:font-weight-asian="normal" style:font-weight-complex="normal"/>
    </style:style>
    <style:style style:name="P91" style:family="paragraph" style:parent-style-name="Plain" style:list-style-name="L16">
      <style:text-properties fo:font-weight="normal" style:font-weight-asian="normal" style:font-weight-complex="normal"/>
    </style:style>
    <style:style style:name="P92" style:family="paragraph" style:parent-style-name="Plain" style:list-style-name="L16">
      <style:text-properties fo:font-weight="normal" style:font-weight-asian="normal" style:font-weight-complex="normal"/>
    </style:style>
    <style:style style:name="P93" style:family="paragraph" style:parent-style-name="Plain" style:list-style-name="L18">
      <style:text-properties fo:font-weight="normal" style:font-weight-asian="normal" style:font-weight-complex="normal"/>
    </style:style>
    <style:style style:name="P94" style:family="paragraph" style:parent-style-name="Plain" style:list-style-name="L18">
      <style:text-properties fo:font-weight="normal" style:font-weight-asian="normal" style:font-weight-complex="normal"/>
    </style:style>
    <style:style style:name="P95" style:family="paragraph" style:parent-style-name="Plain" style:list-style-name="L18">
      <style:text-properties fo:font-weight="normal" style:font-weight-asian="normal" style:font-weight-complex="normal"/>
    </style:style>
    <style:style style:name="P96" style:family="paragraph" style:parent-style-name="Plain" style:list-style-name="L3"/>
    <style:style style:name="P97" style:family="paragraph" style:parent-style-name="Plain" style:list-style-name="L3"/>
    <style:style style:name="P98" style:family="paragraph" style:parent-style-name="Plain" style:list-style-name="L3"/>
    <style:style style:name="P99" style:family="paragraph" style:parent-style-name="Plain" style:list-style-name="L3"/>
    <style:style style:name="P100" style:family="paragraph" style:parent-style-name="Plain" style:list-style-name="L3"/>
    <style:style style:name="P101" style:family="paragraph" style:parent-style-name="Plain" style:list-style-name="L3"/>
    <style:style style:name="P102" style:family="paragraph" style:parent-style-name="Plain" style:list-style-name="L3"/>
    <style:style style:name="P103" style:family="paragraph" style:parent-style-name="Plain" style:list-style-name="L4"/>
    <style:style style:name="P104" style:family="paragraph" style:parent-style-name="Plain" style:list-style-name="L4"/>
    <style:style style:name="P105" style:family="paragraph" style:parent-style-name="Plain" style:list-style-name="L4"/>
    <style:style style:name="P106" style:family="paragraph" style:parent-style-name="Plain" style:list-style-name="L4"/>
    <style:style style:name="P107" style:family="paragraph" style:parent-style-name="Plain" style:list-style-name="L4"/>
    <style:style style:name="P108" style:family="paragraph" style:parent-style-name="Plain" style:list-style-name="L4"/>
    <style:style style:name="P109" style:family="paragraph" style:parent-style-name="Plain" style:list-style-name="L4"/>
    <style:style style:name="P110" style:family="paragraph" style:parent-style-name="Plain" style:list-style-name="L4"/>
    <style:style style:name="P111" style:family="paragraph" style:parent-style-name="Plain" style:list-style-name="L4"/>
    <style:style style:name="P112" style:family="paragraph" style:parent-style-name="Plain" style:list-style-name="L4"/>
    <style:style style:name="P113" style:family="paragraph" style:parent-style-name="Plain" style:list-style-name="L4"/>
    <style:style style:name="P114" style:family="paragraph" style:parent-style-name="Plain" style:list-style-name="L4"/>
    <style:style style:name="P115" style:family="paragraph" style:parent-style-name="Plain" style:list-style-name="L4"/>
    <style:style style:name="P116" style:family="paragraph" style:parent-style-name="Plain" style:list-style-name="L4"/>
    <style:style style:name="P117" style:family="paragraph" style:parent-style-name="Plain" style:list-style-name="L4"/>
    <style:style style:name="P118" style:family="paragraph" style:parent-style-name="Plain" style:list-style-name="L4"/>
    <style:style style:name="P119" style:family="paragraph" style:parent-style-name="Plain" style:list-style-name="L4"/>
    <style:style style:name="P120" style:family="paragraph" style:parent-style-name="Plain" style:list-style-name="L4"/>
    <style:style style:name="P121" style:family="paragraph" style:parent-style-name="Plain" style:list-style-name="L4"/>
    <style:style style:name="P122" style:family="paragraph" style:parent-style-name="Plain" style:list-style-name="L4"/>
    <style:style style:name="P123" style:family="paragraph" style:parent-style-name="Plain" style:list-style-name="L4"/>
    <style:style style:name="P124" style:family="paragraph" style:parent-style-name="Plain" style:list-style-name="L4"/>
    <style:style style:name="P125" style:family="paragraph" style:parent-style-name="Plain" style:list-style-name="L4"/>
    <style:style style:name="P126" style:family="paragraph" style:parent-style-name="Plain" style:list-style-name="L4"/>
    <style:style style:name="P127" style:family="paragraph" style:parent-style-name="Plain" style:list-style-name="L4"/>
    <style:style style:name="P128" style:family="paragraph" style:parent-style-name="Plain" style:list-style-name="L4"/>
    <style:style style:name="P129" style:family="paragraph" style:parent-style-name="Plain" style:list-style-name="L5"/>
    <style:style style:name="P130" style:family="paragraph" style:parent-style-name="Plain" style:list-style-name="L5"/>
    <style:style style:name="P131" style:family="paragraph" style:parent-style-name="Plain" style:list-style-name="L5"/>
    <style:style style:name="P132" style:family="paragraph" style:parent-style-name="Plain" style:list-style-name="L5"/>
    <style:style style:name="P133" style:family="paragraph" style:parent-style-name="Plain" style:list-style-name="L6"/>
    <style:style style:name="P134" style:family="paragraph" style:parent-style-name="Plain" style:list-style-name="L6"/>
    <style:style style:name="P135" style:family="paragraph" style:parent-style-name="Plain" style:list-style-name="L6"/>
    <style:style style:name="P136" style:family="paragraph" style:parent-style-name="Plain" style:list-style-name="L7"/>
    <style:style style:name="P137" style:family="paragraph" style:parent-style-name="Plain" style:list-style-name="L7"/>
    <style:style style:name="P138" style:family="paragraph" style:parent-style-name="Plain" style:list-style-name="L7"/>
    <style:style style:name="P139" style:family="paragraph" style:parent-style-name="Plain" style:list-style-name="L8"/>
    <style:style style:name="P140" style:family="paragraph" style:parent-style-name="Plain" style:list-style-name="L8"/>
    <style:style style:name="P141" style:family="paragraph" style:parent-style-name="Plain" style:list-style-name="L8"/>
    <style:style style:name="P142" style:family="paragraph" style:parent-style-name="Plain" style:list-style-name="L9"/>
    <style:style style:name="P143" style:family="paragraph" style:parent-style-name="Plain" style:list-style-name="L9"/>
    <style:style style:name="P144" style:family="paragraph" style:parent-style-name="Plain" style:list-style-name="L9"/>
    <style:style style:name="P145" style:family="paragraph" style:parent-style-name="Plain" style:list-style-name="L9"/>
    <style:style style:name="P146" style:family="paragraph" style:parent-style-name="Plain" style:list-style-name="L9"/>
    <style:style style:name="P147" style:family="paragraph" style:parent-style-name="Plain" style:list-style-name="L9"/>
    <style:style style:name="P148" style:family="paragraph" style:parent-style-name="Plain" style:list-style-name="L9"/>
    <style:style style:name="P149" style:family="paragraph" style:parent-style-name="Plain" style:list-style-name="L9"/>
    <style:style style:name="P150" style:family="paragraph" style:parent-style-name="Plain" style:list-style-name="L9"/>
    <style:style style:name="P151" style:family="paragraph" style:parent-style-name="Plain" style:list-style-name="L9"/>
    <style:style style:name="P152" style:family="paragraph" style:parent-style-name="Plain" style:list-style-name="L9"/>
    <style:style style:name="P153" style:family="paragraph" style:parent-style-name="Plain" style:list-style-name="L9"/>
    <style:style style:name="P154" style:family="paragraph" style:parent-style-name="Plain" style:list-style-name="L9"/>
    <style:style style:name="P155" style:family="paragraph" style:parent-style-name="Plain" style:list-style-name="L9"/>
    <style:style style:name="P156" style:family="paragraph" style:parent-style-name="Plain" style:list-style-name="L9"/>
    <style:style style:name="P157" style:family="paragraph" style:parent-style-name="Plain" style:list-style-name="L9"/>
    <style:style style:name="P158" style:family="paragraph" style:parent-style-name="Plain" style:list-style-name="L9"/>
    <style:style style:name="P159" style:family="paragraph" style:parent-style-name="Plain" style:list-style-name="L9"/>
    <style:style style:name="P160" style:family="paragraph" style:parent-style-name="Plain" style:list-style-name="L9"/>
    <style:style style:name="P161" style:family="paragraph" style:parent-style-name="Plain" style:list-style-name="L9"/>
    <style:style style:name="P162" style:family="paragraph" style:parent-style-name="Plain" style:list-style-name="L9"/>
    <style:style style:name="P163" style:family="paragraph" style:parent-style-name="Plain" style:list-style-name="L9"/>
    <style:style style:name="P164" style:family="paragraph" style:parent-style-name="Plain" style:list-style-name="L9"/>
    <style:style style:name="P165" style:family="paragraph" style:parent-style-name="Plain" style:list-style-name="L9"/>
    <style:style style:name="P166" style:family="paragraph" style:parent-style-name="Plain" style:list-style-name="L9"/>
    <style:style style:name="P167" style:family="paragraph" style:parent-style-name="Plain" style:list-style-name="L9"/>
    <style:style style:name="P168" style:family="paragraph" style:parent-style-name="Plain" style:list-style-name="L9"/>
    <style:style style:name="P169" style:family="paragraph" style:parent-style-name="Plain" style:list-style-name="L9"/>
    <style:style style:name="P170" style:family="paragraph" style:parent-style-name="Plain" style:list-style-name="L9"/>
    <style:style style:name="P171" style:family="paragraph" style:parent-style-name="Plain" style:list-style-name="L9"/>
    <style:style style:name="P172" style:family="paragraph" style:parent-style-name="Plain" style:list-style-name="L9"/>
    <style:style style:name="P173" style:family="paragraph" style:parent-style-name="Plain" style:list-style-name="L9"/>
    <style:style style:name="P174" style:family="paragraph" style:parent-style-name="Plain" style:list-style-name="L9"/>
    <style:style style:name="P175" style:family="paragraph" style:parent-style-name="Plain" style:list-style-name="L9"/>
    <style:style style:name="P176" style:family="paragraph" style:parent-style-name="Plain" style:list-style-name="L9"/>
    <style:style style:name="P177" style:family="paragraph" style:parent-style-name="Plain" style:list-style-name="L9"/>
    <style:style style:name="P178" style:family="paragraph" style:parent-style-name="Plain" style:list-style-name="L9"/>
    <style:style style:name="P179" style:family="paragraph" style:parent-style-name="Plain" style:list-style-name="L9"/>
    <style:style style:name="P180" style:family="paragraph" style:parent-style-name="Plain" style:list-style-name="L9"/>
    <style:style style:name="P181" style:family="paragraph" style:parent-style-name="Plain" style:list-style-name="L9"/>
    <style:style style:name="P182" style:family="paragraph" style:parent-style-name="Plain" style:list-style-name="L9"/>
    <style:style style:name="P183" style:family="paragraph" style:parent-style-name="Plain" style:list-style-name="L9"/>
    <style:style style:name="P184" style:family="paragraph" style:parent-style-name="Plain" style:list-style-name="L9"/>
    <style:style style:name="P185" style:family="paragraph" style:parent-style-name="Plain" style:list-style-name="L9"/>
    <style:style style:name="P186" style:family="paragraph" style:parent-style-name="Plain" style:list-style-name="L9"/>
    <style:style style:name="P187" style:family="paragraph" style:parent-style-name="Plain" style:list-style-name="L9"/>
    <style:style style:name="P188" style:family="paragraph" style:parent-style-name="Plain" style:list-style-name="L9"/>
    <style:style style:name="P189" style:family="paragraph" style:parent-style-name="Plain" style:list-style-name="L9"/>
    <style:style style:name="P190" style:family="paragraph" style:parent-style-name="Plain" style:list-style-name="L9"/>
    <style:style style:name="P191" style:family="paragraph" style:parent-style-name="Plain" style:list-style-name="L9"/>
    <style:style style:name="P192" style:family="paragraph" style:parent-style-name="Plain" style:list-style-name="L9"/>
    <style:style style:name="P193" style:family="paragraph" style:parent-style-name="Plain" style:list-style-name="L10"/>
    <style:style style:name="P194" style:family="paragraph" style:parent-style-name="Plain" style:list-style-name="L10"/>
    <style:style style:name="P195" style:family="paragraph" style:parent-style-name="Plain" style:list-style-name="L10"/>
    <style:style style:name="P196" style:family="paragraph" style:parent-style-name="Plain" style:list-style-name="L10"/>
    <style:style style:name="P197" style:family="paragraph" style:parent-style-name="Plain" style:list-style-name="L10"/>
    <style:style style:name="P198" style:family="paragraph" style:parent-style-name="Plain" style:list-style-name="L10"/>
    <style:style style:name="P199" style:family="paragraph" style:parent-style-name="Plain" style:list-style-name="L10"/>
    <style:style style:name="P200" style:family="paragraph" style:parent-style-name="Plain" style:list-style-name="L10"/>
    <style:style style:name="P201" style:family="paragraph" style:parent-style-name="Plain" style:list-style-name="L10"/>
    <style:style style:name="P202" style:family="paragraph" style:parent-style-name="Plain" style:list-style-name="L11">
      <style:text-properties fo:font-style="italic"/>
    </style:style>
    <style:style style:name="P203" style:family="paragraph" style:parent-style-name="Plain" style:list-style-name="L11"/>
    <style:style style:name="P204" style:family="paragraph" style:parent-style-name="Plain" style:list-style-name="L11"/>
    <style:style style:name="P205" style:family="paragraph" style:parent-style-name="Plain" style:list-style-name="L11"/>
    <style:style style:name="P206" style:family="paragraph" style:parent-style-name="Plain" style:list-style-name="L14"/>
    <style:style style:name="P207" style:family="paragraph" style:parent-style-name="Plain" style:list-style-name="L14"/>
    <style:style style:name="P208" style:family="paragraph" style:parent-style-name="Plain" style:list-style-name="L15"/>
    <style:style style:name="P209" style:family="paragraph" style:parent-style-name="Plain" style:list-style-name="L15"/>
    <style:style style:name="P210" style:family="paragraph" style:parent-style-name="Plain" style:list-style-name="L15"/>
    <style:style style:name="P211" style:family="paragraph" style:parent-style-name="Plain" style:list-style-name="L16"/>
    <style:style style:name="P212" style:family="paragraph" style:parent-style-name="Plain" style:list-style-name="L17"/>
    <style:style style:name="P213" style:family="paragraph" style:parent-style-name="Plain" style:list-style-name="L17"/>
    <style:style style:name="P214" style:family="paragraph" style:parent-style-name="Plain" style:list-style-name="L17"/>
    <style:style style:name="P215" style:family="paragraph" style:parent-style-name="Plain" style:list-style-name="L17"/>
    <style:style style:name="P216" style:family="paragraph" style:parent-style-name="Plain" style:list-style-name="L17"/>
    <style:style style:name="P217" style:family="paragraph" style:parent-style-name="Plain" style:list-style-name="L17"/>
    <style:style style:name="P218" style:family="paragraph" style:parent-style-name="Plain" style:list-style-name="L18"/>
    <style:style style:name="P219" style:family="paragraph" style:parent-style-name="Plain" style:list-style-name="L19"/>
    <style:style style:name="P220" style:family="paragraph" style:parent-style-name="Plain" style:list-style-name="L19"/>
    <style:style style:name="P221" style:family="paragraph" style:parent-style-name="Plain" style:list-style-name="L19"/>
    <style:style style:name="P222" style:family="paragraph" style:parent-style-name="Plain" style:list-style-name="L21"/>
    <style:style style:name="P223" style:family="paragraph" style:parent-style-name="Plain" style:list-style-name="L21"/>
    <style:style style:name="P224" style:family="paragraph" style:parent-style-name="Plain" style:list-style-name="L21"/>
    <style:style style:name="P225" style:family="paragraph" style:parent-style-name="Plain" style:list-style-name="L22"/>
    <style:style style:name="P226" style:family="paragraph" style:parent-style-name="Plain" style:list-style-name="L22"/>
    <style:style style:name="P227" style:family="paragraph" style:parent-style-name="Plain" style:list-style-name="L22"/>
    <style:style style:name="P228" style:family="paragraph" style:parent-style-name="Plain" style:list-style-name="L22"/>
    <style:style style:name="P229" style:family="paragraph" style:parent-style-name="Plain" style:list-style-name="L23"/>
    <style:style style:name="P230" style:family="paragraph" style:parent-style-name="Plain" style:list-style-name="L23"/>
    <style:style style:name="P231" style:family="paragraph" style:parent-style-name="Plain" style:list-style-name="L23"/>
    <style:style style:name="P232" style:family="paragraph" style:parent-style-name="Plain" style:list-style-name="L23"/>
    <style:style style:name="P233" style:family="paragraph" style:parent-style-name="Plain" style:list-style-name="L24"/>
    <style:style style:name="P234" style:family="paragraph" style:parent-style-name="Plain" style:list-style-name="L24"/>
    <style:style style:name="P235" style:family="paragraph" style:parent-style-name="Plain" style:list-style-name="L24"/>
    <style:style style:name="P236" style:family="paragraph" style:parent-style-name="Plain" style:list-style-name="L24"/>
    <style:style style:name="P237" style:family="paragraph" style:parent-style-name="Plain">
      <style:paragraph-properties fo:margin-left="0in" fo:margin-right="0in" fo:text-indent="0in" style:auto-text-indent="false"/>
      <style:text-properties fo:font-size="10.5pt" style:font-size-asian="10.5pt" style:font-size-complex="10.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normal" style:font-weight-asian="normal" style:font-style-complex="normal" style:font-weight-complex="normal"/>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style-complex="normal"/>
    </style:style>
    <style:style style:name="T12" style:family="text">
      <style:text-properties fo:font-style="normal" fo:font-weight="bold"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bold"/>
    </style:style>
    <style:style style:name="T16" style:family="text">
      <style:text-properties fo:font-size="9pt"/>
    </style:style>
    <style:style style:name="T17" style:family="text">
      <style:text-properties fo:font-size="9pt" style:font-size-asian="9pt" style:font-size-complex="9pt"/>
    </style:style>
    <style:style style:name="T18" style:family="text">
      <style:text-properties style:font-size-asian="9pt"/>
    </style:style>
    <style:style style:name="T19" style:family="text">
      <style:text-properties style:font-size-complex="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content" style:horizontal-pos="from-left" style:horizontal-rel="paragraph"/>
    </style:style>
    <style:style style:name="fr3" style:family="graphic" style:parent-style-name="Frame">
      <style:graphic-properties style:vertical-pos="from-top" style:vertical-rel="paragraph-content" style:horizontal-pos="from-left" style:horizontal-rel="paragraph" fo:background-color="transparent" style:background-transparency="100%" style:shadow="none">
        <style:background-image/>
      </style:graphic-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DejaVu LGC Sans"/>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DejaVu LGC Sans"/>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min-label-width="0.2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DejaVu LGC Sans"/>
      </text:list-level-style-bullet>
      <text:list-level-style-bullet text:level="3" text:style-name="Bullet_20_Symbols" text:bullet-char="‣">
        <style:list-level-properties text:space-before="0.5in" text:min-label-width="0.25in"/>
        <style:text-properties style:font-name="DejaVu LGC Sans"/>
      </text:list-level-style-bullet>
      <text:list-level-style-bullet text:level="4" text:style-name="Bullet_20_Symbols" text:bullet-char="•">
        <style:list-level-properties text:space-before="0.75in" text:min-label-width="0.25in"/>
        <style:text-properties style:font-name="DejaVu LGC Sans"/>
      </text:list-level-style-bullet>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DejaVu LGC Sans"/>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DejaVu LGC Sans"/>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DejaVu LGC Sans"/>
      </text:list-level-style-bullet>
      <text:list-level-style-bullet text:level="3" text:style-name="Bullet_20_Symbols" text:bullet-char="‣">
        <style:list-level-properties text:space-before="0.5in" text:min-label-width="0.25in"/>
        <style:text-properties style:font-name="DejaVu LGC Sans"/>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min-label-width="0.2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bullet text:level="1" text:style-name="Bullet_20_Symbols" text:bullet-char="‣">
        <style:list-level-properties text:min-label-width="0.25in"/>
        <style:text-properties style:font-name="DejaVu LGC Sans"/>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space-before="0.25in" text:min-label-width="0.25in"/>
        <style:text-properties style:font-name="DejaVu LGC Sans"/>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Overview</text:p>
      <text:p text:style-name="Plain">RLM<text:span text:style-name="T2"> </text:span><text:span text:style-name="T8">(</text:span><text:span text:style-name="T2">Reprise License Manager</text:span><text:span text:style-name="T8">) allows you to request or release licenses for products. The license for a product has certain attributes, such as:</text:span></text:p>
      <text:list text:style-name="L1">
        <text:list-item>
          <text:p text:style-name="P19"><text:span text:style-name="T9">ISV (</text:span><text:span text:style-name="T3">Independent Software Vendors</text:span><text:span text:style-name="T9">)</text:span><text:span text:style-name="T3"> </text:span><text:span text:style-name="T8">name</text:span></text:p>
        </text:list-item>
        <text:list-item>
          <text:p text:style-name="P21">product name</text:p>
        </text:list-item>
        <text:list-item>
          <text:p text:style-name="P21">highest version supported</text:p>
        </text:list-item>
        <text:list-item>
          <text:p text:style-name="P21">license type (node-locked + node identification or floating)</text:p>
        </text:list-item>
        <text:list-item>
          <text:p text:style-name="P21">expiration date.</text:p>
        </text:list-item>
      </text:list>
      <text:p text:style-name="P10"/>
      <text:p text:style-name="P10">The two main strategies for selecting versions are either</text:p>
      <text:list text:style-name="L2">
        <text:list-item>
          <text:p text:style-name="P25">make the version number match the major version of your software, in which case a new license would be required by your customers for each major release of your product or</text:p>
        </text:list-item>
        <text:list-item>
          <text:p text:style-name="P25">only change the version in the license request occasionally, when you want to force your customers to purchase a new license.</text:p>
        </text:list-item>
      </text:list>
      <text:p text:style-name="P10"/>
      <text:list text:style-name="L2">
        <text:list-header>
          <text:p text:style-name="P25">So, before you start to integrate the code into your application, you should decide:</text:p>
        </text:list-header>
        <text:list-item>
          <text:p text:style-name="P69">where do you want to request and release licenses</text:p>
        </text:list-item>
        <text:list-item>
          <text:p text:style-name="P69">what is the name of the license(s)</text:p>
        </text:list-item>
        <text:list-item>
          <text:p text:style-name="P69">what license version to request.</text:p>
        </text:list-item>
      </text:list>
      <text:p text:style-name="P8">License files</text:p>
      <text:p text:style-name="P10">The license file consists of lines of readable text which describe the license server node, some parameters of the license server binaries, and the actual license grants to your customers.</text:p>
      <text:p text:style-name="P10"/>
      <text:p text:style-name="P10">Attributes:</text:p>
      <text:list text:style-name="L3">
        <text:list-item>
          <text:p text:style-name="P72"><text:span text:style-name="T13">locking:</text:span><text:span text:style-name="T11"> </text:span><text:span text:style-name="T13">node-locked</text:span><text:span text:style-name="T8"> (counted or uncounted), u</text:span><text:span text:style-name="T13">sername-locked</text:span><text:span text:style-name="T8"> (counted or uncounted), or f</text:span><text:span text:style-name="T13">loating licenses.</text:span></text:p>
          <text:list>
            <text:list-item>
              <text:p text:style-name="P72">A license can be <text:span text:style-name="T1">node-locked</text:span>. A node-locked license can only be used on a single node, as specified by the <text:span text:style-name="T1">hostid</text:span> of the license</text:p>
              <text:list>
                <text:list-item>
                  <text:p text:style-name="P72">a node-locked license can be either <text:span text:style-name="T1">counted</text:span> or <text:span text:style-name="T1">uncounted</text:span>. If it is uncounted, then the software only need verify that it is executing on the correct computer, and no license server is required. If it is counted, however, a <text:span text:style-name="T1">license server</text:span> is required to maintain a count of licenses currently in use.</text:p>
                </text:list-item>
                <text:list-item>
                  <text:p text:style-name="P72">to create a node-locked license, add the keyword <text:span text:style-name="T14">hostid=..</text:span> at the end of the license line.</text:p>
                </text:list-item>
              </text:list>
            </text:list-item>
            <text:list-item>
              <text:p text:style-name="P72">a license can be locked to a user. This is a special case of a <text:span text:style-name="T1">node-locked</text:span> license, and is accomplished using the hostid <text:span text:style-name="T14">user=...</text:span>. Note that any white space in a username is converted to the underscore ('_') character.</text:p>
            </text:list-item>
            <text:list-item>
              <text:p text:style-name="P72">A license can be <text:span text:style-name="T1">floating</text:span>. This license will work anywhere on the network that can communicate with the <text:span text:style-name="T1">license server</text:span>. To specify a <text:span text:style-name="T1">floating</text:span> license, do not put a <text:span text:style-name="T14">hostid=</text:span> keyword on the license.</text:p>
            </text:list-item>
          </text:list>
        </text:list-item>
        <text:list-item>
          <text:p text:style-name="P79">expiration: expiring or non-expiring licenses.</text:p>
          <text:list>
            <text:list-item>
              <text:p text:style-name="P72">all licenses have a <text:span text:style-name="T1">expiration date</text:span>. If you prefer for your licenses to not expire, you can use the special expiration date of <text:span text:style-name="T4">permanent</text:span>, which never expires (any date with a year of 0 is also non-expiring, e.g. 1-jan-0).</text:p>
            </text:list-item>
          </text:list>
        </text:list-item>
        <text:list-item>
          <text:p text:style-name="P79">version: by version number or by product release date.</text:p>
          <text:list>
            <text:list-item>
              <text:p text:style-name="P72">each RLM license has a version number, of the form "<text:span text:style-name="T1">major.minor</text:span>". The version in the <text:span text:style-name="T1">rlm_checkout()</text:span> call must be less than or equal to the version in the license for the checkout to succeed. (Note: This comparison is done in the "normal" way, ie, 1.2 is greater than 1.10)</text:p>
            </text:list-item>
            <text:list-item>
              <text:p text:style-name="P72">the version can be used in a number of ways:</text:p>
              <text:list>
                <text:list-item>
                  <text:p text:style-name="P72">you could make all your software ask for version 1.0 with all your licenses issued for version 1.0, and the version would never be an issue, unless and until you wanted to obsolete all the old licenses on a new release.</text:p>
                </text:list-item>
                <text:list-item>
                  <text:p text:style-name="P72">you could put your product's version number in the rlm_checkout() call, then licenses for an older version of your product will not work with a newer version of the product.</text:p>
                </text:list-item>
                <text:list-item>
                  <text:p text:style-name="P72">you can use a date-based version. To do this, you might put the year of release into the <text:span text:style-name="T1">rlm_checkout()</text:span> call, then when you issue licenses, issue them either for this year, or some year in the future. This allows your customer to use products released on or before the year in the license. Alternately, you could make the version be "year.month" (bearing in mind that you would need to use the leading 0 in the month, since 2006.2 is greater than 2006.11, which might not be what you intend).</text:p>
                </text:list-item>
              </text:list>
            </text:list-item>
          </text:list>
        </text:list-item>
        <text:list-item>
          <text:p text:style-name="P72"><text:span text:style-name="T14">license count</text:span>: each license has a count of available licenses. If this count is "0" or "uncounted", the license count is not enforced. Otherwise, only the specified number of license checkouts are allowed.</text:p>
        </text:list-item>
      </text:list>
      <text:p text:style-name="Plain"/>
      <text:p text:style-name="Plain">Other attributes:</text:p>
      <text:list text:style-name="L4">
        <text:list-item>
          <text:p text:style-name="P81">hold time.</text:p>
          <text:list>
            <text:list-item>
              <text:p text:style-name="P103">a "held license" is a license that remains checked-out on the license server after the application exits or checks the license back in via rlm_checkin(). By specifying <text:span text:style-name="T1">hold=N</text:span> in the license, the license will be held for N seconds after checkin.</text:p>
            </text:list-item>
          </text:list>
        </text:list-item>
        <text:list-item>
          <text:p text:style-name="P103"><text:span text:style-name="T14">license issue date:</text:span> if <text:span text:style-name="T1">issued=dd-mmm-yyyy</text:span> is specified in the license, this license issue date will be used in the computation of license replacement. If no issue date is present, the license start date is used. If neither is present, then this license will be replaced by any license specifying a <text:span text:style-name="T1">replace=</text:span> keyword with this license's product name.</text:p>
        </text:list-item>
        <text:list-item>
          <text:p text:style-name="P81">maximum roam days.</text:p>
          <text:list>
            <text:list-item>
              <text:p text:style-name="P103">a roaming license is a license that is checked out from the license server and used on a disconnected system. During this time, the license server holds the license checked-out just as if the system were still connected to the license server.</text:p>
            </text:list-item>
            <text:list-item>
              <text:p text:style-name="P103">roaming licenses are only allowed if you issue your end-user an <text:span text:style-name="T1">rlm_roam</text:span> license that is valid on the disconnected system.</text:p>
            </text:list-item>
            <text:list-item>
              <text:p text:style-name="P103">if you do not specify <text:span text:style-name="T1">max_roam</text:span> in an individual license, RLM limits the maximum number of days that a license can roam to 30 days. To disable roaming on a particular license, set <text:span text:style-name="T1">max_roam</text:span> to-1 for that license.</text:p>
            </text:list-item>
            <text:list-item>
              <text:p text:style-name="P103">also note that if you specify <text:span text:style-name="T1">max_roam</text:span> on the <text:span text:style-name="T1">rlm_roam</text:span> license itself, this <text:span text:style-name="T1">max_roam</text:span> specification will apply to all of your products which do not have <text:span text:style-name="T1">max_roam</text:span> specifications.</text:p>
            </text:list-item>
          </text:list>
        </text:list-item>
        <text:list-item>
          <text:p text:style-name="P81">replacement licenses.</text:p>
          <text:list>
            <text:list-item>
              <text:p text:style-name="P103">in order to render ineffective one or more licenses which you have already issued, use the <text:span text:style-name="T1">replace[=product-list]</text:span> option in the new license. <text:span text:style-name="T1">replace=</text:span> causes RLM to ignore the "replaced" license(s). (Note: If you specify <text:span text:style-name="T1">replace</text:span>, you must also specify either <text:span text:style-name="T1">start=</text:span> or <text:span text:style-name="T1">issued=</text:span>)</text:p>
            </text:list-item>
            <text:list-item>
              <text:p text:style-name="P81"><text:span text:style-name="T1">replace</text:span> operates as follows:</text:p>
              <text:list>
                <text:list-item>
                  <text:p text:style-name="P103">licenses from the <text:span text:style-name="T1">product-list</text:span> will be replaced. If <text:span text:style-name="T1">product-list</text:span> is not specified, then the product name of the license containing the replace keyword will be the only product to be replaced.</text:p>
                </text:list-item>
                <text:list-item>
                  <text:p text:style-name="P103">if the license with the <text:span text:style-name="T1">replace</text:span> keyword specifies an <text:span text:style-name="T1">issued=</text:span> date, then this is the "<text:span text:style-name="T1">replacement date</text:span>".</text:p>
                </text:list-item>
                <text:list-item>
                  <text:p text:style-name="P103">if the license with the <text:span text:style-name="T1">replace</text:span> keyword does not have an <text:span text:style-name="T1">issued</text:span> date, then the "<text:span text:style-name="T1">replacement date</text:span>" is the <text:span text:style-name="T1">start</text:span> date of the license.</text:p>
                </text:list-item>
                <text:list-item>
                  <text:p text:style-name="P103">if the license contains neither an <text:span text:style-name="T1">issued</text:span> date nor a <text:span text:style-name="T1">start</text:span> date, no licenses will be replaced.</text:p>
                </text:list-item>
                <text:list-item>
                  <text:p text:style-name="P103">any license in the list of products with an <text:span text:style-name="T1">issued</text:span> date prior to the <text:span text:style-name="T1">replacement date</text:span> will be replaced.</text:p>
                </text:list-item>
                <text:list-item>
                  <text:p text:style-name="P103">any license in the list of products which does not have an issued date, but which has a <text:span text:style-name="T1">start</text:span> date prior to the <text:span text:style-name="T1">replacement date</text:span> will be replaced.</text:p>
                </text:list-item>
                <text:list-item>
                  <text:p text:style-name="P103">finally, any license in the list of products with neither an <text:span text:style-name="T1">issued</text:span> nor a <text:span text:style-name="T1">start</text:span> date will be replaced.</text:p>
                </text:list-item>
              </text:list>
            </text:list-item>
          </text:list>
        </text:list-item>
        <text:list-item>
          <text:p text:style-name="P81">platform restrictions.</text:p>
          <text:list>
            <text:list-item>
              <text:p text:style-name="P103">RLM allows you to specify one or more platforms on which the application must be running. If a <text:span text:style-name="T1">platforms=platform-list</text:span> specification is contained in the license, the computer on which the application is running must be one of the specified platforms.</text:p>
            </text:list-item>
            <text:list-item>
              <text:p text:style-name="P103">To specify one or more platforms, create a list of platform names. The <text:span text:style-name="T1">platform-list</text:span> consists of a list of RLM-defined platform names, which consist of a machine architecture and an operating system version/revision. Specify <text:span text:style-name="T1">platforms=</text:span> as a space-separated list of platform names with the trailing OS revision removed, as shown in the following table. Note that if you specify more than one platform, enclose the entire string in double quotes, e.g.,<text:line-break/>platforms="sun_s x86_w sun64_s". Also note that while you can include the trailing revision number, it will not be used by RLM in any comparisons, so including it may lead to confusion.</text:p>
            </text:list-item>
          </text:list>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Platform</text:p>
            </table:table-cell>
            <table:table-cell table:style-name="Table1.A1" office:value-type="string">
              <text:p text:style-name="P4">RLM name</text:p>
            </table:table-cell>
            <table:table-cell table:style-name="Table1.C1" office:value-type="string">
              <text:p text:style-name="P5">platforms=</text:p>
            </table:table-cell>
          </table:table-row>
        </table:table-header-rows>
        <table:table-row>
          <table:table-cell table:style-name="Table1.A2" office:value-type="string">
            <text:p text:style-name="P2">HP-UX on PA-Risc</text:p>
          </table:table-cell>
          <table:table-cell table:style-name="Table1.A2" office:value-type="string">
            <text:p text:style-name="P2">hp_h1</text:p>
          </table:table-cell>
          <table:table-cell table:style-name="Table1.C2" office:value-type="string">
            <text:p text:style-name="P2">hp_h</text:p>
          </table:table-cell>
        </table:table-row>
        <table:table-row>
          <table:table-cell table:style-name="Table1.A2" office:value-type="string">
            <text:p text:style-name="P2">HP-UX 64-bit on PA-Risc</text:p>
          </table:table-cell>
          <table:table-cell table:style-name="Table1.A2" office:value-type="string">
            <text:p text:style-name="P2">hp64_h1</text:p>
          </table:table-cell>
          <table:table-cell table:style-name="Table1.C2" office:value-type="string">
            <text:p text:style-name="P2">hp64_h</text:p>
          </table:table-cell>
        </table:table-row>
        <table:table-row>
          <table:table-cell table:style-name="Table1.A2" office:value-type="string">
            <text:p text:style-name="P2">IBM AIX 32-bit</text:p>
          </table:table-cell>
          <table:table-cell table:style-name="Table1.A2" office:value-type="string">
            <text:p text:style-name="P2">ibm_a1</text:p>
          </table:table-cell>
          <table:table-cell table:style-name="Table1.C2" office:value-type="string">
            <text:p text:style-name="P2">ibm_a</text:p>
          </table:table-cell>
        </table:table-row>
        <table:table-row>
          <table:table-cell table:style-name="Table1.A2" office:value-type="string">
            <text:p text:style-name="P2">IBM AIX 64-bit</text:p>
          </table:table-cell>
          <table:table-cell table:style-name="Table1.A2" office:value-type="string">
            <text:p text:style-name="P2">ibm64_a1</text:p>
          </table:table-cell>
          <table:table-cell table:style-name="Table1.C2" office:value-type="string">
            <text:p text:style-name="P2">ibm64_a</text:p>
          </table:table-cell>
        </table:table-row>
        <table:table-row>
          <table:table-cell table:style-name="Table1.A2" office:value-type="string">
            <text:p text:style-name="P2">Linux on Intel X86</text:p>
          </table:table-cell>
          <table:table-cell table:style-name="Table1.A2" office:value-type="string">
            <text:p text:style-name="P2">x86_l1, x86_l2</text:p>
          </table:table-cell>
          <table:table-cell table:style-name="Table1.C2" office:value-type="string">
            <text:p text:style-name="P2">x86_l</text:p>
          </table:table-cell>
        </table:table-row>
        <table:table-row>
          <table:table-cell table:style-name="Table1.A2" office:value-type="string">
            <text:p text:style-name="P2">Linux 64-bit on Intel</text:p>
          </table:table-cell>
          <table:table-cell table:style-name="Table1.A2" office:value-type="string">
            <text:p text:style-name="P2">x64_l1</text:p>
          </table:table-cell>
          <table:table-cell table:style-name="Table1.C2" office:value-type="string">
            <text:p text:style-name="P2">x64_l</text:p>
          </table:table-cell>
        </table:table-row>
        <table:table-row>
          <table:table-cell table:style-name="Table1.A2" office:value-type="string">
            <text:p text:style-name="P2">MAC on Intel X86</text:p>
          </table:table-cell>
          <table:table-cell table:style-name="Table1.A2" office:value-type="string">
            <text:p text:style-name="P2">x86_m1</text:p>
          </table:table-cell>
          <table:table-cell table:style-name="Table1.C2" office:value-type="string">
            <text:p text:style-name="P2">x86_m</text:p>
          </table:table-cell>
        </table:table-row>
        <table:table-row>
          <table:table-cell table:style-name="Table1.A2" office:value-type="string">
            <text:p text:style-name="P2">MAC on PPC</text:p>
          </table:table-cell>
          <table:table-cell table:style-name="Table1.A2" office:value-type="string">
            <text:p text:style-name="P2">ppc_m1</text:p>
          </table:table-cell>
          <table:table-cell table:style-name="Table1.C2" office:value-type="string">
            <text:p text:style-name="P2">ppc_m</text:p>
          </table:table-cell>
        </table:table-row>
        <table:table-row>
          <table:table-cell table:style-name="Table1.A2" office:value-type="string">
            <text:p text:style-name="P2">Solaris 64-bit on Intel</text:p>
          </table:table-cell>
          <table:table-cell table:style-name="Table1.A2" office:value-type="string">
            <text:p text:style-name="P2">x64_s1</text:p>
          </table:table-cell>
          <table:table-cell table:style-name="Table1.C2" office:value-type="string">
            <text:p text:style-name="P2">x64_s</text:p>
          </table:table-cell>
        </table:table-row>
        <table:table-row>
          <table:table-cell table:style-name="Table1.A2" office:value-type="string">
            <text:p text:style-name="P2">Solaris on Sparc</text:p>
          </table:table-cell>
          <table:table-cell table:style-name="Table1.A2" office:value-type="string">
            <text:p text:style-name="P2">sun_s1</text:p>
          </table:table-cell>
          <table:table-cell table:style-name="Table1.C2" office:value-type="string">
            <text:p text:style-name="P2">sun_s</text:p>
          </table:table-cell>
        </table:table-row>
        <table:table-row>
          <table:table-cell table:style-name="Table1.A2" office:value-type="string">
            <text:p text:style-name="P2">Solaris (64-bit) on Sparc</text:p>
          </table:table-cell>
          <table:table-cell table:style-name="Table1.A2" office:value-type="string">
            <text:p text:style-name="P2">sun64_s1</text:p>
          </table:table-cell>
          <table:table-cell table:style-name="Table1.C2" office:value-type="string">
            <text:p text:style-name="P2">sun64_s</text:p>
          </table:table-cell>
        </table:table-row>
        <table:table-row>
          <table:table-cell table:style-name="Table1.A2" office:value-type="string">
            <text:p text:style-name="P2">Windows on Intel X86</text:p>
          </table:table-cell>
          <table:table-cell table:style-name="Table1.A2" office:value-type="string">
            <text:p text:style-name="P2">x86_w1</text:p>
          </table:table-cell>
          <table:table-cell table:style-name="Table1.C2" office:value-type="string">
            <text:p text:style-name="P2">x86_w</text:p>
          </table:table-cell>
        </table:table-row>
        <table:table-row>
          <table:table-cell table:style-name="Table1.A2" office:value-type="string">
            <text:p text:style-name="P2">Windows 64-bit on Intel X86</text:p>
          </table:table-cell>
          <table:table-cell table:style-name="Table1.A2" office:value-type="string">
            <text:p text:style-name="P2">x64_w1</text:p>
          </table:table-cell>
          <table:table-cell table:style-name="Table1.C2" office:value-type="string">
            <text:p text:style-name="P2">x64_w</text:p>
          </table:table-cell>
        </table:table-row>
      </table:table>
      <text:p text:style-name="P1"/>
      <text:list text:style-name="L4" text:continue-numbering="true">
        <text:list-item>
          <text:p text:style-name="P103"><text:span text:style-name="T14">effective start date: i</text:span>f <text:span text:style-name="T1">start=dd-mmm-yyyy</text:span> is specified in the license, the license cannot be used before the specified date.</text:p>
        </text:list-item>
        <text:list-item>
          <text:p text:style-name="P81">license soft limits.</text:p>
          <text:list>
            <text:list-item>
              <text:p text:style-name="P103">a license can have a <text:span text:style-name="T1">soft_limit</text:span> that is lower than it's count of available licenses. Once usage exceeds the <text:span text:style-name="T1">soft_limit</text:span>, checkout requests will return the RLM_EL_OVERSOFT status instead of a 0 status. (Note that when the license server pools separate licenses into a single license pool, the <text:span text:style-name="T1">soft_limit</text:span> of each license is added to obtain the pool's <text:span text:style-name="T1">soft_limit</text:span>. Also note that licenses which do not specify a <text:span text:style-name="T1">soft_limit</text:span> use the license <text:span text:style-name="T1">count</text:span> as their <text:span text:style-name="T1">soft_limit</text:span><text:span text:style-name="T8">)</text:span></text:p>
            </text:list-item>
          </text:list>
        </text:list-item>
        <text:list-item>
          <text:p text:style-name="P81">sharing of licenses between different processes.</text:p>
          <text:list>
            <text:list-item>
              <text:p text:style-name="P103">licenses can be shared between separate running processes. To do so, use a <text:span text:style-name="T1">share=</text:span> specification in the license. A license can be shared between processes with the same username, hostname, or ISV-defined data, or any combination of these. Specify share as <text:span text:style-name="T1">share=UHI</text:span> where the keywords 'U', 'H', and 'I' indicate that the Username, the Hostname, or the ISV-defined fields must match. If more than one is specified, all specified must match in order to share the license.</text:p>
            </text:list-item>
            <text:list-item>
              <text:p text:style-name="P103">for example, if share is specified as <text:span text:style-name="T1">share=UH</text:span>, then both the username and the hostname of a request must match an existing checked-out license in order to share that existing checked-out license. If share is specified as <text:span text:style-name="T1">share=u</text:span>, then only the usernames must match on two processes in order for them to share the license.</text:p>
            </text:list-item>
            <text:list-item>
              <text:p text:style-name="P103">beginning in RLM v3.0, the share= keyword accepts an optional maximum process count which can share the license. To specify a maximum process count for a license that is shared by user, use: share = U:nnn, where nnn is the number of processes which can share this license. The nnn+1st request will consume an additional license. If the <text:span text:style-name="T14">:nnn</text:span> specification is omitted, any number of processes can share the license. This was the behavior of license sharing prior to v3.0.(Note that once a shared license is in use, it will continue to be in use until all the processes sharing the license check it back in. In other words, if 2 processes are sharing one license, and a 3rd process consumes a 2nd license (in the case where n==2), 2 licenses will continue to be in use until either (a) the 3rd process checks in it's license, or (b) BOTH the first and second processes check in their licenses. In other words, there is no dynamic re-combination of shared licenses done at license checkin time)</text:p>
            </text:list-item>
          </text:list>
        </text:list-item>
        <text:list-item>
          <text:p text:style-name="P81">timezone restrictions.</text:p>
          <text:list>
            <text:list-item>
              <text:p text:style-name="P103">RLM allows you to specify one or more timezones in which the applications must be running. If a <text:span text:style-name="T1">timezones=N</text:span> specification is contained in the license, the computer on which the application is running must be set to one of the specified timezones.</text:p>
            </text:list-item>
            <text:list-item>
              <text:p text:style-name="P103">to specify one or more timezones, create a bitmask of the desired timezones, expressed as hours west of GMT(Bit0 – GMT, Bit1 - 1 hour west of GMT, Bit2 - 2 hours west of GMT, ... Bit23 - 23 hours west of GMT)</text:p>
            </text:list-item>
            <text:list-item>
              <text:p text:style-name="P103">This bitmask should be represented as a hex number. So, for example, to allow your application to run in the GMT timezone only:</text:p>
            </text:list-item>
          </text:list>
        </text:list-item>
        <text:list-item>
          <text:p text:style-name="P81">minimum end-user timeout specification.</text:p>
          <text:list>
            <text:list-item>
              <text:p text:style-name="P103">an end-user can specify a TIMEOUT value for any idle license. If the license remains idle (i.e. does not communicate with the license server) for this amount of time, the license server performs an automatic checkin of the license and informs the application (if it is still running).</text:p>
            </text:list-item>
            <text:list-item>
              <text:p text:style-name="P103"><text:span text:style-name="T1">min_timeout=n</text:span> specifies the lowest value an end-user can set for the timeout value for a license. If not specified in the license, the RLM default minimum of 3600 seconds (1 hour) is used.</text:p>
            </text:list-item>
          </text:list>
        </text:list-item>
      </text:list>
      <text:p text:style-name="Plain"/>
      <text:p text:style-name="Plain">Finally, some enhancement details:</text:p>
      <text:list text:style-name="L5">
        <text:list-item>
          <text:p text:style-name="P129">customer.</text:p>
        </text:list-item>
        <text:list-item>
          <text:p text:style-name="P129">contract.</text:p>
        </text:list-item>
        <text:list-item>
          <text:p text:style-name="P129">issuer.</text:p>
        </text:list-item>
        <text:list-item>
          <text:p text:style-name="P129">Type.</text:p>
        </text:list-item>
      </text:list>
      <text:p text:style-name="Plain"/>
      <text:p text:style-name="Plain">The license file contains information which configures the license servers and describes all the licenses granted from the ISV to the end-user. License Files have 3 types of lines:</text:p>
      <text:list text:style-name="L6">
        <text:list-item>
          <text:p text:style-name="P133">HOST lines that specify the license server host</text:p>
        </text:list-item>
        <text:list-item>
          <text:p text:style-name="P133">ISV lines which specify the ISV's license server information, and</text:p>
        </text:list-item>
        <text:list-item>
          <text:p text:style-name="P133">LICENSE lines which describe license grants from the ISV to the end-use.</text:p>
        </text:list-item>
      </text:list>
      <text:p text:style-name="Plain"/>
      <text:p text:style-name="Plain">Any product name beginning with "rlm_" is reserved to Reprise Software.</text:p>
      <text:p text:style-name="Plain">The product name <text:span text:style-name="T1">rlm_roam</text:span> is treated specially by RLM. <text:span text:style-name="T1">rlm_roam</text:span> indicates that roaming has been enabled by an ISV. If an ISV issues an <text:span text:style-name="T1">rlm_roam</text:span> license, then roaming is enabled on any computer which is able to check out the <text:span text:style-name="T1">rlm_roam</text:span> license while in a disconnected state.</text:p>
      <text:p text:style-name="Plain"/>
      <text:p text:style-name="Plain">In general, all license file fields are white-space delimited, meaning that no data item can contain embedded spaces, tabs, newlines or carriage returns. In addition, the following six characters are illegal in data items in the license (and options) file: "&lt;", "&gt;", "&amp;", single quote ('), back-quote (`) and double-quote ("). ISV license names cannot begin with the characters "rlm_".</text:p>
      <text:p text:style-name="Plain"/>
      <text:p text:style-name="Plain">Everything in the license file is case-insensitive, with the following three exceptions:</text:p>
      <text:list text:style-name="L7">
        <text:list-item>
          <text:p text:style-name="P136"><text:span text:style-name="T1">isv-binary-pathname</text:span> on ISV lines [Note: case-sensitive on Unix systems only]</text:p>
        </text:list-item>
        <text:list-item>
          <text:p text:style-name="P136"><text:span text:style-name="T1">options-file-filename</text:span> on ISV lines [Note: case-sensitive on Unix systems only]</text:p>
        </text:list-item>
        <text:list-item>
          <text:p text:style-name="P136">short (~62-character) license keys (keys with bits/character of 6).</text:p>
        </text:list-item>
      </text:list>
      <text:p text:style-name="Title2">HOST lines</text:p>
      <text:p text:style-name="Plain">Format: HOST <text:span text:style-name="T1">hostname</text:span> <text:span text:style-name="T1">hostid</text:span> [tcp/ip port #]</text:p>
      <text:p text:style-name="Plain">The HOST line specifies which computer the license server is to run on. There is only one HOST line per license file. Note that if a license file contains only nodelocked-uncounted licenses, a HOST line is not required. </text:p>
      <text:list text:style-name="L8">
        <text:list-item>
          <text:p text:style-name="P139">the <text:span text:style-name="T1">hostname</text:span> is the standard TCP/IP hostname for the system. This name is not an input to the license key signature algorithm, and thus can be changed at any time.</text:p>
        </text:list-item>
        <text:list-item>
          <text:p text:style-name="P139">the <text:span text:style-name="T1">hostid</text:span> is RLM's idea of the computer's identification. The <text:span text:style-name="T1">hostid</text:span> is an input to the license key signature algorithm, so it cannot be changed. All licenses in the license file have this <text:span text:style-name="T1">hostid</text:span> as input to their license signatures, so it is important to avoid moving LICENSE lines from one license file to another, as this invalidates them.</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hostid <text:span text:style-name="T8">type</text:span></text:p>
            </table:table-cell>
            <table:table-cell table:style-name="Table2.A1" office:value-type="string">
              <text:p text:style-name="P7">meaning</text:p>
            </table:table-cell>
            <table:table-cell table:style-name="Table2.C1" office:value-type="string">
              <text:p text:style-name="P7">example</text:p>
            </table:table-cell>
          </table:table-row>
        </table:table-header-rows>
        <table:table-row>
          <table:table-cell table:style-name="Table2.A2" office:value-type="string">
            <text:p text:style-name="P3">ANY</text:p>
          </table:table-cell>
          <table:table-cell table:style-name="Table2.A2" office:value-type="string">
            <text:p text:style-name="P3">runs anywhere</text:p>
          </table:table-cell>
          <table:table-cell table:style-name="Table2.C2" office:value-type="string">
            <text:p text:style-name="P3">hostid=ANY</text:p>
          </table:table-cell>
        </table:table-row>
        <table:table-row>
          <table:table-cell table:style-name="Table2.A2" office:value-type="string">
            <text:p text:style-name="P3">DEMO</text:p>
          </table:table-cell>
          <table:table-cell table:style-name="Table2.A2" office:value-type="string">
            <text:p text:style-name="P3">runs anywhere for a demo license</text:p>
          </table:table-cell>
          <table:table-cell table:style-name="Table2.C2" office:value-type="string">
            <text:p text:style-name="P3">hostid=DEMO</text:p>
          </table:table-cell>
        </table:table-row>
        <table:table-row>
          <table:table-cell table:style-name="Table2.A2" office:value-type="string">
            <text:p text:style-name="P3">long</text:p>
          </table:table-cell>
          <table:table-cell table:style-name="Table2.A2" office:value-type="string">
            <text:p text:style-name="P3">32-bit hostid, native on Unix, non X86 base platforms</text:p>
          </table:table-cell>
          <table:table-cell table:style-name="Table2.C2" office:value-type="string">
            <text:p text:style-name="P3">hostid=10ac0307</text:p>
          </table:table-cell>
        </table:table-row>
        <table:table-row>
          <table:table-cell table:style-name="Table2.A2" office:value-type="string">
            <text:p text:style-name="P3">ip / internet</text:p>
          </table:table-cell>
          <table:table-cell table:style-name="Table2.A2" office:value-type="string">
            <text:p text:style-name="P3">TCP/IP address</text:p>
          </table:table-cell>
          <table:table-cell table:style-name="Table2.C2" office:value-type="string">
            <text:p text:style-name="P3">hostid=ip=192.156.1.3</text:p>
          </table:table-cell>
        </table:table-row>
        <table:table-row>
          <table:table-cell table:style-name="Table2.A2" office:value-type="string">
            <text:p text:style-name="P3">ether</text:p>
          </table:table-cell>
          <table:table-cell table:style-name="Table2.A2" office:value-type="string">
            <text:p text:style-name="P3">Ethernet MAC address</text:p>
          </table:table-cell>
          <table:table-cell table:style-name="Table2.C2" office:value-type="string">
            <text:p text:style-name="P3">hostid=ether=00801935f2b5</text:p>
          </table:table-cell>
        </table:table-row>
        <table:table-row>
          <table:table-cell table:style-name="Table2.A2" office:value-type="string">
            <text:p text:style-name="P3">user</text:p>
          </table:table-cell>
          <table:table-cell table:style-name="Table2.A2" office:value-type="string">
            <text:p text:style-name="P3">user name</text:p>
          </table:table-cell>
          <table:table-cell table:style-name="Table2.C2" office:value-type="string">
            <text:p text:style-name="P3">hostid=USER=joe</text:p>
          </table:table-cell>
        </table:table-row>
        <table:table-row>
          <table:table-cell table:style-name="Table2.A2" office:value-type="string">
            <text:p text:style-name="P3">host</text:p>
          </table:table-cell>
          <table:table-cell table:style-name="Table2.A2" office:value-type="string">
            <text:p text:style-name="P3">host name</text:p>
          </table:table-cell>
          <table:table-cell table:style-name="Table2.C2" office:value-type="string">
            <text:p text:style-name="P3">hostid=host=melody</text:p>
          </table:table-cell>
        </table:table-row>
      </table:table>
      <text:list text:style-name="L8" text:continue-numbering="true">
        <text:list-item>
          <text:p text:style-name="P139">the tcp/ip port number is the port which rlm attempts to use for communications. This number can be changed to any available port.</text:p>
        </text:list-item>
      </text:list>
      <text:p text:style-name="Plain"/>
      <text:p text:style-name="Plain">Note: The keyword "SERVER" can be used instead of "HOST".</text:p>
      <text:p text:style-name="Title2">ISV lines</text:p>
      <text:p text:style-name="Plain">Format: ISV <text:span text:style-name="T1">isvname</text:span> [<text:span text:style-name="T1">isv-binary-pathname</text:span>] [<text:span text:style-name="T1">options-file-filename</text:span>] [<text:span text:style-name="T1">port-number</text:span>]</text:p>
      <text:p text:style-name="Plain">The ISV line specifies an ISV's license server. There is one ISV line in the license file for every <text:span text:style-name="T1">isvname</text:span> which has licenses in that file. Note that if a license file contains only nodelocked-uncounted licenses for a particular <text:span text:style-name="T1">isv</text:span>, an ISV line is not required for that <text:span text:style-name="T1">isv</text:span>.</text:p>
      <text:list text:style-name="L9">
        <text:list-item>
          <text:p text:style-name="P142">the <text:span text:style-name="T1">isvname</text:span> is the name assigned to the ISV and does not change.</text:p>
        </text:list-item>
        <text:list-item>
          <text:p text:style-name="P142">the <text:span text:style-name="T1">isv-binary-pathname</text:span> is the filesystem location of the ISVs license server binary. This can be any accessible location. The <text:span text:style-name="T1">isv-binary-pathname</text:span> is not an input to the license key signature algorithm, so it can be changed at any time. Starting in RLM v3.0, the ISV pathname can be omitted if the isv server is located in the same directory as the rlm binary.</text:p>
        </text:list-item>
        <text:list-item>
          <text:p text:style-name="P142">the third (optional) parameter specifies whether an options file is to be used for this license server. If you would like to specify options, either specify the location of the file containing these options here, or name the options file <text:span text:style-name="T1">isvname</text:span>.opt and place it in the directory which contains the license file which the server reads. The option list:</text:p>
          <text:list>
            <text:list-item>
              <text:p text:style-name="P142">DEBUGLOG [+]<text:span text:style-name="T1">file_path</text:span></text:p>
              <text:list>
                <text:list-item>
                  <text:p text:style-name="P142">instructs the ISV server to write a debug log to the filename <text:span text:style-name="T1">file_path</text:span>. If <text:span text:style-name="T1">file_path</text:span> is preceded with a '+' sign, the new data is appended to the file, otherwise the file is overwritten. This may be useful if you have many ISV servers and want to isolate the debug output from one server in a separate file.</text:p>
                </text:list-item>
              </text:list>
            </text:list-item>
            <text:list-item>
              <text:p text:style-name="P142">EXCLUDE <text:span text:style-name="T1">product</text:span> [user|host|group|host_group|internet|project] <text:span text:style-name="T1">who</text:span></text:p>
              <text:list>
                <text:list-item>
                  <text:p text:style-name="P142">prevents usage of a product by a particular user, host, group, host_group, IP address, or project.</text:p>
                </text:list-item>
              </text:list>
            </text:list-item>
            <text:list-item>
              <text:p text:style-name="P142">EXCLUDEALL [user|host|group|host_group|internet] <text:span text:style-name="T1">who</text:span></text:p>
              <text:list>
                <text:list-item>
                  <text:p text:style-name="P142">prevents usage of all products by a particular user, host, group, host_group, IP address, or project.</text:p>
                </text:list-item>
              </text:list>
            </text:list-item>
            <text:list-item>
              <text:p text:style-name="P142">EXCLUDEALL_ROAM [user|host|group|host_group|internet] <text:span text:style-name="T1">who</text:span></text:p>
              <text:list>
                <text:list-item>
                  <text:p text:style-name="P142">prevents usage of roaming by a particular user, host, group, host_group, IP address, or project. Anyone on the EXCLUDEALL_ROAM list is not allowed to set up roaming licenses.</text:p>
                </text:list-item>
              </text:list>
            </text:list-item>
            <text:list-item>
              <text:p text:style-name="P142">EXPRESS ON|OFF [<text:span text:style-name="T1">product</text:span>]</text:p>
              <text:list>
                <text:list-item>
                  <text:p text:style-name="P142">controls queuing behavior for one or all <text:span text:style-name="T1">product</text:span>s. If EXPRESS is turned on for a product, then queued requests which can be satisfied immediately are granted independent of whether other requests are ahead in the queue. If EXPRESS is turned off, then a queued request will always be placed at the end of the queue if it exists.</text:p>
                </text:list-item>
                <text:list-item>
                  <text:p text:style-name="P142">If the EXPRESS line does not specify a <text:span text:style-name="T1">product</text:span>, it applies to all products.</text:p>
                </text:list-item>
              </text:list>
            </text:list-item>
            <text:list-item>
              <text:p text:style-name="P142">GROUP <text:span text:style-name="T1">name</text:span> list-of-usernames</text:p>
              <text:list>
                <text:list-item>
                  <text:p text:style-name="P142">defines a group of users to be used in an EXCLUDE, EXCLUDEALL, INCLUDE, INCLUDEALL, MAX or RESERVE line. Separate the usernames in the list by spaces.</text:p>
                </text:list-item>
              </text:list>
            </text:list-item>
            <text:list-item>
              <text:p text:style-name="P142">HOST_GROUP <text:span text:style-name="T1">name</text:span> list-of-hostnames</text:p>
              <text:list>
                <text:list-item>
                  <text:p text:style-name="P142">defines a group of users to be used in an EXCLUDE, EXCLUDEALL, INCLUDE, INCLUDEALL, MAX or RESERVE line. Separate the hostnames in the list by spaces.</text:p>
                </text:list-item>
              </text:list>
            </text:list-item>
            <text:list-item>
              <text:p text:style-name="P142">INCLUDE <text:span text:style-name="T1">product</text:span> [user|host|group|host_group|internet] <text:span text:style-name="T1">who</text:span></text:p>
              <text:list>
                <text:list-item>
                  <text:p text:style-name="P142">allows usage of a product by a particular user, host, group, host_group, IP address, or project. Anyone not specified by the INCLUDE line is not allowed to use <text:span text:style-name="T1">product</text:span>.</text:p>
                </text:list-item>
              </text:list>
            </text:list-item>
            <text:list-item>
              <text:p text:style-name="P142">INCLUDEALL [user|host|group|host_group|internet] <text:span text:style-name="T1">who</text:span></text:p>
              <text:list>
                <text:list-item>
                  <text:p text:style-name="P142">allows usage of all products by a particular user, host, group, host_group, IP address, or project. Anyone not on the INCLUDEALL list is not allowed to use any product.</text:p>
                </text:list-item>
              </text:list>
            </text:list-item>
            <text:list-item>
              <text:p text:style-name="P142">INCLUDEALL_ROAM [user|host|group|host_group|internet] <text:span text:style-name="T1">who</text:span></text:p>
              <text:list>
                <text:list-item>
                  <text:p text:style-name="P142">allows usage of roaming by a particular user, host, group, host_group, IP address, or project. Anyone not on the INCLUDEALL_ROAM list is not allowed to set up roaming for any license.</text:p>
                </text:list-item>
              </text:list>
            </text:list-item>
            <text:list-item>
              <text:p text:style-name="P142">MAX <text:span text:style-name="T1">num</text:span> <text:span text:style-name="T1">product</text:span> [user|host|group|host_group|internet] <text:span text:style-name="T1">who</text:span></text:p>
              <text:list>
                <text:list-item>
                  <text:p text:style-name="P142">limits the specified user or group to <text:span text:style-name="T1">num</text:span> licenses of <text:span text:style-name="T1">product</text:span>. If you specify <text:span text:style-name="T5">user</text:span>, the special name <text:span text:style-name="T15">*</text:span> indicates that all users are subject to the maximum limit.</text:p>
                </text:list-item>
              </text:list>
            </text:list-item>
            <text:list-item>
              <text:p text:style-name="P142">NOLOG in|out|denied</text:p>
              <text:list>
                <text:list-item>
                  <text:p text:style-name="P142">instructs the ISV server to omit logging of either CHECKIN, CHECKOUT, or DENIED messages, as specified. You must specify one NOLOG line for each item which you do not want to be logged.</text:p>
                </text:list-item>
              </text:list>
            </text:list-item>
            <text:list-item>
              <text:p text:style-name="P142">PRIORITY <text:span text:style-name="T1">num</text:span> <text:span text:style-name="T1">product</text:span> [user|host|group|host_group|internet] <text:span text:style-name="T1">who</text:span></text:p>
              <text:list>
                <text:list-item>
                  <text:p text:style-name="P142">causes the order of queued requests to be modified. Any user/host/etc. with an assigned priority will be placed ahead of others in the queue. A new request will go at the end of all equal-priority requests in the queue, but ahead of all requests with a higher-numbered priority. All requests with no specified priority will be last in the queue. PRIORITY can specify a particular user, host, group, host_group, IP address, or project.</text:p>
                </text:list-item>
              </text:list>
            </text:list-item>
            <text:list-item>
              <text:p text:style-name="P142">REPORTLOG [+]<text:span text:style-name="T1">file_path</text:span> [std | small | detailed] [auth]</text:p>
              <text:list>
                <text:list-item>
                  <text:p text:style-name="P142">instructs the ISV server to write a file suitable for usage reporting to the filename <text:span text:style-name="T1">file_path</text:span>. If <text:span text:style-name="T1">file_path</text:span> is preceded with a '+' sign, the new data is appended to the file, otherwise the file is overwritten.</text:p>
                </text:list-item>
                <text:list-item>
                  <text:p text:style-name="P142">the third (optional) argument specifies the format of the reportlog file. Valid values are:</text:p>
                  <text:list>
                    <text:list-item>
                      <text:p text:style-name="P142">std - write the standard report log file (the default if this field is not present)</text:p>
                    </text:list-item>
                    <text:list-item>
                      <text:p text:style-name="P142">small - a smaller report log file</text:p>
                    </text:list-item>
                    <text:list-item>
                      <text:p text:style-name="P142">detailed - write a reportlog that logs checkin/checkout events down to the tenth of a millisecond</text:p>
                    </text:list-item>
                  </text:list>
                </text:list-item>
                <text:list-item>
                  <text:p text:style-name="P142">the fourth (optional) argument, if present, specifies that the reportlog is to be authenticated. This parameter should be the string <text:span text:style-name="T5">auth</text:span>, and if it is to be used, the third parameter (reportlog format) must be present as well.</text:p>
                </text:list-item>
              </text:list>
            </text:list-item>
            <text:list-item>
              <text:p text:style-name="P142">RESERVE <text:span text:style-name="T1">num</text:span> <text:span text:style-name="T1">product</text:span> [user|host|group|host_group|internet] <text:span text:style-name="T1">who</text:span></text:p>
              <text:list>
                <text:list-item>
                  <text:p text:style-name="P142">reserves <text:span text:style-name="T1">num</text:span> licenses of <text:span text:style-name="T1">product</text:span> for use by a particular user, host, group, host_group, IP address, or project. Note that reservations are subtracted from the number of floating licenses available, and can only be used by the specified user(s).</text:p>
                </text:list-item>
              </text:list>
            </text:list-item>
            <text:list-item>
              <text:p text:style-name="P142">ROAM_MAX_COUNT <text:span text:style-name="T1">num</text:span> <text:span text:style-name="T1">product</text:span></text:p>
              <text:list>
                <text:list-item>
                  <text:p text:style-name="P142">limits the number of roaming licenses to <text:span text:style-name="T1">num</text:span> for <text:span text:style-name="T1">product</text:span>. Once <text:span text:style-name="T1">num</text:span> licenses of <text:span text:style-name="T1">product</text:span> are roaming, new roam requests will be denied.</text:p>
                </text:list-item>
              </text:list>
            </text:list-item>
            <text:list-item>
              <text:p text:style-name="P142">ROAM_MAX_DAYS <text:span text:style-name="T1">num</text:span> <text:span text:style-name="T1">product</text:span></text:p>
              <text:list>
                <text:list-item>
                  <text:p text:style-name="P142">limits the number of days which a license can roam to <text:span text:style-name="T1">num</text:span> days for <text:span text:style-name="T1">product</text:span>. Note that if you specify ROAM_MAX_DAYS for the <text:span text:style-name="T1">rlm_roam</text:span> license, this will limit roaming on all products to the number of days specified.</text:p>
                </text:list-item>
              </text:list>
            </text:list-item>
            <text:list-item>
              <text:p text:style-name="P142">TIMEOUT <text:span text:style-name="T1">secs</text:span> [<text:span text:style-name="T1">product</text:span>]</text:p>
              <text:list>
                <text:list-item>
                  <text:p text:style-name="P142">sets the inactivity timeout for a license to <text:span text:style-name="T1">secs</text:span> seconds for <text:span text:style-name="T1">product</text:span>. If the application using <text:span text:style-name="T1">product</text:span> does not contact the license server for <text:span text:style-name="T1">secs</text:span> seconds, the license server will reclaim the license and notify the application that the license was timed out.<text:line-break/>Note that a license could have a min_timeout specification, in which case if you specify a TIMEOUT that is lower, the TIMEOUT will be set to the minimum. The default minimum TIMEOUT in RLM is 3600 seconds (1 hour).</text:p>
                </text:list-item>
                <text:list-item>
                  <text:p text:style-name="P142">if no TIMEOUT or TIMEOUTALL specification is present, the license will never time out.</text:p>
                </text:list-item>
              </text:list>
            </text:list-item>
            <text:list-item>
              <text:p text:style-name="P142">TIMEZONE <text:span text:style-name="T1">timezone-spec</text:span> [<text:span text:style-name="T1">product</text:span>]</text:p>
              <text:list>
                <text:list-item>
                  <text:p text:style-name="P142">allows the specification of a set of valid timezones for the client machine that performs the license checkout. The timezone-spec is a 24-bit HEX number, with one bit set for each timezone you wish to be valid. Bit 0 represents GMT and each bit to the "left" of bit 0 represents one timezone (one hour) west of GMT. Thus bit 5 would be EST, bit 8 would be PST, bit 23 would be one hour east of GMT, etc. Note that RLM uses the current local time, so the timezones will move by one hour when Daylight Savings Time is in effect (ie, PST varies from 7 to 8 hours west of GMT), so for example, to enable use of a license in PST during both normal and Daylight Savings Time, specify bits 7 and 8 in the <text:span text:style-name="T1">timezone-spec</text:span> as follows: TIMEZONE 180 [product-name]</text:p>
                </text:list-item>
                <text:list-item>
                  <text:p text:style-name="P142">if <text:span text:style-name="T1">product-name</text:span> is specified, the timezone restriction applies to all licenses for product <text:span text:style-name="T1">product-name</text:span>. If <text:span text:style-name="T1">product-name</text:span> is not specified, the timezone restriction applies to all licenses for this server.</text:p>
                </text:list-item>
                <text:list-item>
                  <text:p text:style-name="P142">The timezone restrictions specified in the TIMEZONE option are used to further restrict the license. If the combination of the timezone specified in the license and the timezone in the option would result in a license that has no valid timezones, then the TIMEZONE option is ignored.(Note: once the TIMEZONE option is specified for a product, any further redefinition of this option for that product will be ignored)</text:p>
                </text:list-item>
              </text:list>
            </text:list-item>
          </text:list>
        </text:list-item>
        <text:list-item>
          <text:p text:style-name="P142">the forth (optional) parameter specifies the port # which the ISV server will use. This should normally be omitted, but can be used if you need to access the ISV server across a firewall and the firewall needs to be configured to allow access to the port.</text:p>
        </text:list-item>
      </text:list>
      <text:p text:style-name="Plain"/>
      <text:p text:style-name="Plain">Note: The keyword "VENDOR" can be used instead of "ISV".</text:p>
      <text:p text:style-name="Title2">LICENSE lines</text:p>
      <text:p text:style-name="Plain">Format: LICENSE <text:span text:style-name="T1">isv</text:span> <text:span text:style-name="T1">product</text:span> <text:span text:style-name="T1">version</text:span> <text:span text:style-name="T1">exp-date</text:span> <text:span text:style-name="T1">count</text:span> [sig=]<text:span text:style-name="T1">license-key</text:span> [optional parameters]</text:p>
      <text:p text:style-name="Plain">The LICENSE line defines the usage rights to a <text:span text:style-name="T1">product</text:span>. All fields in the license line are case-insensitive (with the exception of short, ie, less than 62-character, license keys), and none may be modified by the end-user. The fist 6 parameters are required on every license:</text:p>
      <text:list text:style-name="L10">
        <text:list-item>
          <text:p text:style-name="P193"><text:span text:style-name="T1">isv</text:span> is the name of the ISV granting the rights.</text:p>
        </text:list-item>
        <text:list-item>
          <text:p text:style-name="P193"><text:span text:style-name="T1">product</text:span> is the name of the product for which license rights are being granted.</text:p>
        </text:list-item>
        <text:list-item>
          <text:p text:style-name="P193"><text:span text:style-name="T1">version</text:span> is the highest-numbered product version supported by this license, in the form "vN.M".(e.g. 1.0, 2.37, or 2006.12)</text:p>
        </text:list-item>
        <text:list-item>
          <text:p text:style-name="P193"><text:span text:style-name="T1">exp-date</text:span> is the date the license expires, in the form dd-mmm-yyyy, for example, 1-jul-2007. A non-expiring license can be specified with either a year of "0" (ie, "1-jan-0"), or simply the word "permanent".</text:p>
        </text:list-item>
        <text:list-item>
          <text:p text:style-name="P193"><text:span text:style-name="T1">count</text:span> is the number of licenses granted:</text:p>
          <text:list>
            <text:list-item>
              <text:p text:style-name="P193"><text:span text:style-name="T5">0</text:span> or <text:span text:style-name="T5">uncounted</text:span> means an uncounted, node-locked license. <text:span text:style-name="T5">uncounted</text:span> and <text:span text:style-name="T5">0</text:span> are 100% equivalent.</text:p>
            </text:list-item>
            <text:list-item>
              <text:p text:style-name="P193"><text:span text:style-name="T5">single</text:span> means a node-locked, single-use license. <text:span text:style-name="T5">single</text:span> is different from <text:span text:style-name="T5">1</text:span>. A license with a count of <text:span text:style-name="T2">1</text:span> is a regular counted license, and requires a license server. A license with the keyword <text:span text:style-name="T5">single</text:span> is a single-use, nodelocked license. This license does not require a license server, and in fact license servers will not process this license. <text:span text:style-name="T5">single</text:span> licenses are a convenient way to issue single-use licenses without the end-user having to configure a license server.</text:p>
            </text:list-item>
            <text:list-item>
              <text:p text:style-name="P193"><text:span text:style-name="T5">token</text:span>, <text:span text:style-name="T5">token_locked</text:span>, and <text:span text:style-name="T5">token_unlocked </text:span>are used to specify a Token-Based License; this license must also have the <text:span text:style-name="T5">token</text:span><text:span text:style-name="T14">=...</text:span> optional parameter. The only optional parameter on a <text:span text:style-name="T1">token-based</text:span> license which is used by RLM is the start date. All other optional parameters are ignored.</text:p>
            </text:list-item>
          </text:list>
        </text:list-item>
        <text:list-item>
          <text:p text:style-name="P193"><text:span text:style-name="T1">license-key</text:span> is a digital signature of all the license data, along with the hostid on the HOST line, if present. If a license has a non-zero count, it always requires a HOST line. An uncounted license does not require a HOST line, and even if there is a HOST line, the hostid of the license server is not used in computation of it's <text:span text:style-name="T1">license-key</text:span>. The <text:span text:style-name="T1">license-key</text:span> will have "sig=" prepended after the license has been signed by the <text:span text:style-name="T1">rlmsign</text:span> utility.</text:p>
        </text:list-item>
      </text:list>
      <text:p text:style-name="Plain"/>
      <text:p text:style-name="Plain">Optional parameters:</text:p>
      <text:list text:style-name="L11">
        <text:list-header>
          <text:p text:style-name="P202"><text:span text:style-name="T13">1.<text:tab/></text:span>_<text:span text:style-name="T8">failover_host=hostname</text:span></text:p>
          <text:list>
            <text:list-item>
              <text:p text:style-name="P28">specifies the hostname of the machine which is running the failover license server. This field is used only on an "rlm_failover" license, and is set by the end-user to the failover server's hostname.</text:p>
            </text:list-item>
          </text:list>
        </text:list-header>
        <text:list-item>
          <text:p text:style-name="P28">hold=n</text:p>
          <text:list>
            <text:list-item>
              <text:p text:style-name="P28">specifies that a license is to be "held" checked-out by the license server after the application performs a checkin call or exits. The license will remain checked-out for the number of seconds <text:span text:style-name="T1">n</text:span> specified after application checkin or exit. <text:span text:style-name="T1">hold</text:span> is typically used in the case of licenses that have a very short duty-cycle, in order to provide a "fairer" measure of concurrent usage.</text:p>
            </text:list-item>
          </text:list>
        </text:list-item>
        <text:list-item>
          <text:p text:style-name="P28">host_based[=n]</text:p>
          <text:list>
            <text:list-item>
              <text:p text:style-name="P28">indicates that the specified number of licenses (or all licenses) must be reserved to hosts in the end-user options file. Note that the special host '*' does not count as being reserved. If fewer than the required number of licenses are reserved, the license server will log an error and discard the license.</text:p>
            </text:list-item>
          </text:list>
        </text:list-item>
        <text:list-item>
          <text:p text:style-name="P28">hostid=hostid-string</text:p>
          <text:list>
            <text:list-item>
              <text:p text:style-name="P28">the optional hostid at the end of the line specifies that the licenses can only be used on the specified host. Uncounted licenses always require a hostid. Counted licenses generally do not have a hostid, but it could be present, in which case we would call this license a "node-locked, counted" license.</text:p>
            </text:list-item>
          </text:list>
        </text:list-item>
        <text:list-item>
          <text:p text:style-name="P28">issued=issue-date</text:p>
          <text:list>
            <text:list-item>
              <text:p text:style-name="P203">used in conjunction with the <text:span text:style-name="T1">replace</text:span> keyword. See the description of <text:span text:style-name="T1">replace</text:span> for a description of how the issue-date affects license replacement.</text:p>
            </text:list-item>
          </text:list>
        </text:list-item>
        <text:list-item>
          <text:p text:style-name="P28">max_roam=days</text:p>
          <text:list>
            <text:list-item>
              <text:p text:style-name="P203"><text:span text:style-name="T8">used to specify the maximum number of </text:span><text:span text:style-name="T7">days</text:span><text:span text:style-name="T8"> which a license can be held by the server and used on a disconnected system.</text:span></text:p>
            </text:list-item>
          </text:list>
        </text:list-item>
        <text:list-item>
          <text:p text:style-name="P28">min_remove=n</text:p>
          <text:list>
            <text:list-item>
              <text:p text:style-name="P203"><text:span text:style-name="T8">specifies the lowest value, in seconds, an end-user can set the </text:span><text:span text:style-name="T7">MINREMOVE</text:span><text:span text:style-name="T8"> value for a license. If not specified in the license, the RLM default of 120 seconds (2 minutes) is used. If min_remove is set to -1, then rlmremove is disabled on this license.</text:span></text:p>
            </text:list-item>
          </text:list>
        </text:list-item>
        <text:list-item>
          <text:p text:style-name="P28">min_timeout=n</text:p>
          <text:list>
            <text:list-item>
              <text:p text:style-name="P28">specifies the lowest value, in seconds, an end-user can set the <text:span text:style-name="T1">timeout</text:span> value for a license. If not specified in the license, the RLM default of 3600 seconds (1 hour) is used.</text:p>
            </text:list-item>
          </text:list>
        </text:list-item>
        <text:list-item>
          <text:p text:style-name="P28">platforms=platform-list</text:p>
          <text:list>
            <text:list-item>
              <text:p text:style-name="P28">limits the types of computers which can use this license. For details of the platforms specification.</text:p>
            </text:list-item>
          </text:list>
        </text:list-item>
        <text:list-item>
          <text:p text:style-name="P28">replace=[product-list]</text:p>
          <text:list>
            <text:list-item>
              <text:p text:style-name="P28">causes this license to replace other license(s).</text:p>
            </text:list-item>
          </text:list>
        </text:list-item>
        <text:list-item>
          <text:p text:style-name="P28">share=UHI[:nnn]</text:p>
          <text:list>
            <text:list-item>
              <text:p text:style-name="P28">specifies how a license is shared between separate clients (processes).</text:p>
            </text:list-item>
          </text:list>
        </text:list-item>
        <text:list-item>
          <text:p text:style-name="P28">soft_limit=n</text:p>
          <text:list>
            <text:list-item>
              <text:p text:style-name="P28">a license can have a <text:span text:style-name="T1">soft_limit</text:span> that is lower than it's count of available licenses.</text:p>
            </text:list-item>
          </text:list>
        </text:list-item>
        <text:list-item>
          <text:p text:style-name="P28">start=start-date</text:p>
          <text:list>
            <text:list-item>
              <text:p text:style-name="P28">specifies a <text:span text:style-name="T1">start-date</text:span> before which this license is not valid. The format is the same as the expiration date.</text:p>
            </text:list-item>
          </text:list>
        </text:list-item>
        <text:list-item>
          <text:p text:style-name="P28">timezone=timezone-spec</text:p>
          <text:list>
            <text:list-item>
              <text:p text:style-name="P28">allows the specification of a set of valid timezones for the client machine that performs the license checkout. The <text:span text:style-name="T1">timezone-spec</text:span> is a 24-bit HEX number, with one bit set for each timezone you wish to be valid. Bit 0 represents GMT and each bit to the "left" of bit 0 represents one timezone (one hour) west of GMT. Thus bit 5 would be EST, bit 8 would be PST, bit 23 would be one hour east of GMT, etc. Note that RLM uses the current local time, so the timezones will move by one hour when Daylight Savings Time is in effect (ie, PST varies from 7 to 8 hours west of GMT).</text:p>
            </text:list-item>
          </text:list>
        </text:list-item>
        <text:list-item>
          <text:p text:style-name="P28">token="&lt;product1 ver1 count1&gt;[ &lt;product2 ver2 count2&gt; ... &lt;productN verN countN&gt;]"</text:p>
          <text:list>
            <text:list-item>
              <text:p text:style-name="P28">specifies the list of products which are checked out when a <text:span text:style-name="T1">token-based</text:span> license is requested.</text:p>
            </text:list-item>
          </text:list>
        </text:list-item>
        <text:list-item>
          <text:p text:style-name="P28">user_based[=n]</text:p>
          <text:list>
            <text:list-item>
              <text:p text:style-name="P28">indicates that the specified number of licenses (or all licenses) must be reserved to users in the end-user options file. Note that the special user '*' does not count as being reserved. If fewer than the required number of licenses are reserved, the license server will log an error and discard the license.</text:p>
            </text:list-item>
          </text:list>
        </text:list-item>
      </text:list>
      <text:p text:style-name="P10"/>
      <text:p text:style-name="P10">Enhancement parameters:</text:p>
      <text:list text:style-name="L12">
        <text:list-item>
          <text:p text:style-name="P32">contract=contract-info</text:p>
          <text:list>
            <text:list-item>
              <text:p text:style-name="P32">meant to hold the customer's purchase order or software agreement number. This can be used to display to the user to validate a support contract, etc. It is not used by RLM.</text:p>
            </text:list-item>
          </text:list>
        </text:list-item>
        <text:list-item>
          <text:p text:style-name="P32">customer=who</text:p>
          <text:list>
            <text:list-item>
              <text:p text:style-name="P64"><text:span text:style-name="T8">identify the customer of the software. This can be an added incentive to keep honest users honest, as it is unlikely that Mega South-East Airlines would want to use a license that was issued to Main St. Bank., for example. </text:span><text:span text:style-name="T7">customer</text:span><text:span text:style-name="T8"> is not used by RLM.</text:span></text:p>
            </text:list-item>
          </text:list>
        </text:list-item>
        <text:list-item>
          <text:p text:style-name="P32">issuer=who</text:p>
          <text:list>
            <text:list-item>
              <text:p text:style-name="P32">used to identify the organization which issued the license. It is not used by RLM.</text:p>
            </text:list-item>
          </text:list>
        </text:list-item>
        <text:list-item>
          <text:p text:style-name="P32">_line_item="descriptive_text"</text:p>
          <text:list>
            <text:list-item>
              <text:p text:style-name="P32">used to map a particular product to the item purchased. This field will be logged into the report log at the start when all products supported are logged, so that a report writer can generate reports based on purchased products, as opposed to product names used for licensing purposes. If the descriptive text contains spaces, it should be enclosed in double-quote (") characters. The contents of the <text:span text:style-name="T1">_line_item</text:span> field can be modified (or the field can be added) without invalidating the license signature.</text:p>
            </text:list-item>
          </text:list>
        </text:list-item>
        <text:list-item>
          <text:p text:style-name="P32">type=type-spec</text:p>
          <text:list>
            <text:list-item>
              <text:p text:style-name="P64">used to identify the type of license. <text:span text:style-name="T1">type-spec</text:span> is a string containing one or more of the values:</text:p>
              <text:list>
                <text:list-item>
                  <text:p text:style-name="P64">"beta"</text:p>
                </text:list-item>
                <text:list-item>
                  <text:p text:style-name="P64">"demo"</text:p>
                </text:list-item>
                <text:list-item>
                  <text:p text:style-name="P64">"eval"</text:p>
                </text:list-item>
              </text:list>
            </text:list-item>
          </text:list>
        </text:list-item>
      </text:list>
      <text:p text:style-name="P9"/>
      <text:p text:style-name="Plain">Note: the keyword "FEATURE" can be used in place of "LICENSE".</text:p>
      <text:p text:style-name="Plain">Note: licenses are always additive, in other words, the counts on 2 license lines of the same product/isv/version/hostid would be added together by the license server and the total number of licenses would be availabl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field</text:p>
            </table:table-cell>
            <table:table-cell table:style-name="Table3.A1" office:value-type="string">
              <text:p text:style-name="P4">type</text:p>
            </table:table-cell>
            <table:table-cell table:style-name="Table3.C1" office:value-type="string">
              <text:p text:style-name="P4">max length</text:p>
            </table:table-cell>
          </table:table-row>
        </table:table-header-rows>
        <table:table-row>
          <table:table-cell table:style-name="Table3.A2" office:value-type="string">
            <text:p text:style-name="P2">isv</text:p>
          </table:table-cell>
          <table:table-cell table:style-name="Table3.A2" office:value-type="string">
            <text:p text:style-name="P2">string</text:p>
          </table:table-cell>
          <table:table-cell table:style-name="Table3.C2" office:value-type="string">
            <text:p text:style-name="P2">10 characters</text:p>
          </table:table-cell>
        </table:table-row>
        <table:table-row>
          <table:table-cell table:style-name="Table3.A2" office:value-type="string">
            <text:p text:style-name="P2">product</text:p>
          </table:table-cell>
          <table:table-cell table:style-name="Table3.A2" office:value-type="string">
            <text:p text:style-name="P2">string</text:p>
          </table:table-cell>
          <table:table-cell table:style-name="Table3.C2" office:value-type="string">
            <text:p text:style-name="P2">40 characters</text:p>
          </table:table-cell>
        </table:table-row>
        <table:table-row>
          <table:table-cell table:style-name="Table3.A2" office:value-type="string">
            <text:p text:style-name="P2">version</text:p>
          </table:table-cell>
          <table:table-cell table:style-name="Table3.A2" office:value-type="string">
            <text:p text:style-name="P2">string, in the form nnn.mmm</text:p>
          </table:table-cell>
          <table:table-cell table:style-name="Table3.C2" office:value-type="string">
            <text:p text:style-name="P2">10 characters</text:p>
          </table:table-cell>
        </table:table-row>
        <table:table-row>
          <table:table-cell table:style-name="Table3.A2" office:value-type="string">
            <text:p text:style-name="P2">exp-date</text:p>
          </table:table-cell>
          <table:table-cell table:style-name="Table3.A2" office:value-type="string">
            <text:p text:style-name="P2">string, in the form dd-mmm-yyyy</text:p>
          </table:table-cell>
          <table:table-cell table:style-name="Table3.C2" office:value-type="string">
            <text:p text:style-name="P2">11 characters</text:p>
          </table:table-cell>
        </table:table-row>
        <table:table-row>
          <table:table-cell table:style-name="Table3.A2" office:value-type="string">
            <text:p text:style-name="P2">count</text:p>
          </table:table-cell>
          <table:table-cell table:style-name="Table3.A2" office:value-type="string">
            <text:p text:style-name="P2">positive integer</text:p>
          </table:table-cell>
          <table:table-cell table:style-name="Table3.C2" office:value-type="string">
            <text:p text:style-name="P2">2**31 - 1</text:p>
          </table:table-cell>
        </table:table-row>
        <table:table-row>
          <table:table-cell table:style-name="Table3.A2" office:value-type="string">
            <text:p text:style-name="P2">hold</text:p>
          </table:table-cell>
          <table:table-cell table:style-name="Table3.A2" office:value-type="string">
            <text:p text:style-name="P2">positive integer - seconds</text:p>
          </table:table-cell>
          <table:table-cell table:style-name="Table3.C2" office:value-type="string">
            <text:p text:style-name="P2">2*31 - 1</text:p>
          </table:table-cell>
        </table:table-row>
        <table:table-row>
          <table:table-cell table:style-name="Table3.A2" office:value-type="string">
            <text:p text:style-name="P2">host_based</text:p>
          </table:table-cell>
          <table:table-cell table:style-name="Table3.A2" office:value-type="string">
            <text:p text:style-name="P2">int</text:p>
          </table:table-cell>
          <table:table-cell table:style-name="Table3.C2" office:value-type="string">
            <text:p text:style-name="P2">count of licenses which must be reserved</text:p>
          </table:table-cell>
        </table:table-row>
        <table:table-row>
          <table:table-cell table:style-name="Table3.A2" office:value-type="string">
            <text:p text:style-name="P2">hostid</text:p>
          </table:table-cell>
          <table:table-cell table:style-name="Table3.A2" office:value-type="string">
            <text:p text:style-name="P2">string</text:p>
          </table:table-cell>
          <table:table-cell table:style-name="Table3.C2" office:value-type="string">
            <text:p text:style-name="P2">72 characters</text:p>
          </table:table-cell>
        </table:table-row>
        <table:table-row>
          <table:table-cell table:style-name="Table3.A2" office:value-type="string">
            <text:p text:style-name="P2">issued</text:p>
          </table:table-cell>
          <table:table-cell table:style-name="Table3.A2" office:value-type="string">
            <text:p text:style-name="P2">string, in the form dd-mmm-yyyy</text:p>
          </table:table-cell>
          <table:table-cell table:style-name="Table3.C2" office:value-type="string">
            <text:p text:style-name="P2">11 characters</text:p>
          </table:table-cell>
        </table:table-row>
        <table:table-row>
          <table:table-cell table:style-name="Table3.A2" office:value-type="string">
            <text:p text:style-name="P2">_line_item</text:p>
          </table:table-cell>
          <table:table-cell table:style-name="Table3.A2" office:value-type="string">
            <text:p text:style-name="P2">string, end-user defined</text:p>
          </table:table-cell>
          <table:table-cell table:style-name="Table3.C2" office:value-type="string">
            <text:p text:style-name="P2">64 characters</text:p>
          </table:table-cell>
        </table:table-row>
        <table:table-row>
          <table:table-cell table:style-name="Table3.A2" office:value-type="string">
            <text:p text:style-name="P2">max_roam</text:p>
          </table:table-cell>
          <table:table-cell table:style-name="Table3.A2" office:value-type="string">
            <text:p text:style-name="P2">integer - days</text:p>
          </table:table-cell>
          <table:table-cell table:style-name="Table3.C2" office:value-type="string">
            <text:p text:style-name="P2">2**31 - 1</text:p>
          </table:table-cell>
        </table:table-row>
        <table:table-row>
          <table:table-cell table:style-name="Table3.A2" office:value-type="string">
            <text:p text:style-name="P2">min_remove</text:p>
          </table:table-cell>
          <table:table-cell table:style-name="Table3.A2" office:value-type="string">
            <text:p text:style-name="P2">integer - seconds (-1 for no remove available)</text:p>
          </table:table-cell>
          <table:table-cell table:style-name="Table3.C2" office:value-type="string">
            <text:p text:style-name="P2">2**31</text:p>
          </table:table-cell>
        </table:table-row>
        <table:table-row>
          <table:table-cell table:style-name="Table3.A2" office:value-type="string">
            <text:p text:style-name="P2">min_timeout</text:p>
          </table:table-cell>
          <table:table-cell table:style-name="Table3.A2" office:value-type="string">
            <text:p text:style-name="P2">positive integer - seconds</text:p>
          </table:table-cell>
          <table:table-cell table:style-name="Table3.C2" office:value-type="string">
            <text:p text:style-name="P2">2**31 - 1</text:p>
          </table:table-cell>
        </table:table-row>
        <table:table-row>
          <table:table-cell table:style-name="Table3.A2" office:value-type="string">
            <text:p text:style-name="P2">platforms</text:p>
          </table:table-cell>
          <table:table-cell table:style-name="Table3.A2" office:value-type="string">
            <text:p text:style-name="P2">string</text:p>
          </table:table-cell>
          <table:table-cell table:style-name="Table3.C2" office:value-type="string">
            <text:p text:style-name="P2">80 characters</text:p>
          </table:table-cell>
        </table:table-row>
        <table:table-row>
          <table:table-cell table:style-name="Table3.A2" office:value-type="string">
            <text:p text:style-name="P2">share</text:p>
          </table:table-cell>
          <table:table-cell table:style-name="Table3.A2" office:value-type="string">
            <text:p text:style-name="P2">enumerated</text:p>
          </table:table-cell>
          <table:table-cell table:style-name="Table3.C2" office:value-type="string">
            <text:p text:style-name="P2">3 ("uhi") + :integer</text:p>
          </table:table-cell>
        </table:table-row>
        <table:table-row>
          <table:table-cell table:style-name="Table3.A2" office:value-type="string">
            <text:p text:style-name="P2">soft_limit</text:p>
          </table:table-cell>
          <table:table-cell table:style-name="Table3.A2" office:value-type="string">
            <text:p text:style-name="P2">integer</text:p>
          </table:table-cell>
          <table:table-cell table:style-name="Table3.C2" office:value-type="string">
            <text:p text:style-name="P2">2**31 - 2</text:p>
          </table:table-cell>
        </table:table-row>
        <table:table-row>
          <table:table-cell table:style-name="Table3.A2" office:value-type="string">
            <text:p text:style-name="P2">start</text:p>
          </table:table-cell>
          <table:table-cell table:style-name="Table3.A2" office:value-type="string">
            <text:p text:style-name="P2">string of the form dd-mmm-yyyy</text:p>
          </table:table-cell>
          <table:table-cell table:style-name="Table3.C2" office:value-type="string">
            <text:p text:style-name="P2">11 characters</text:p>
          </table:table-cell>
        </table:table-row>
        <table:table-row>
          <table:table-cell table:style-name="Table3.A2" office:value-type="string">
            <text:p text:style-name="P2">timezone</text:p>
          </table:table-cell>
          <table:table-cell table:style-name="Table3.A2" office:value-type="string">
            <text:p text:style-name="P2">int</text:p>
          </table:table-cell>
          <table:table-cell table:style-name="Table3.C2" office:value-type="string">
            <text:p text:style-name="P2">bitmap with bits 0-23 set</text:p>
          </table:table-cell>
        </table:table-row>
        <table:table-row>
          <table:table-cell table:style-name="Table3.A2" office:value-type="string">
            <text:p text:style-name="P2">user_based</text:p>
          </table:table-cell>
          <table:table-cell table:style-name="Table3.A2" office:value-type="string">
            <text:p text:style-name="P2">int</text:p>
          </table:table-cell>
          <table:table-cell table:style-name="Table3.C2" office:value-type="string">
            <text:p text:style-name="P2">count of licenses which must be reserved</text:p>
          </table:table-cell>
        </table:table-row>
        <table:table-row>
          <table:table-cell table:style-name="Table3.A2" office:value-type="string">
            <text:p text:style-name="P2">contract</text:p>
          </table:table-cell>
          <table:table-cell table:style-name="Table3.A2" office:value-type="string">
            <text:p text:style-name="P2">string - unused by RLM</text:p>
          </table:table-cell>
          <table:table-cell table:style-name="Table3.C2" office:value-type="string">
            <text:p text:style-name="P2">64 characters</text:p>
          </table:table-cell>
        </table:table-row>
        <table:table-row>
          <table:table-cell table:style-name="Table3.A2" office:value-type="string">
            <text:p text:style-name="P2">customer</text:p>
          </table:table-cell>
          <table:table-cell table:style-name="Table3.A2" office:value-type="string">
            <text:p text:style-name="P2">string - unused by RLM</text:p>
          </table:table-cell>
          <table:table-cell table:style-name="Table3.C2" office:value-type="string">
            <text:p text:style-name="P2">64 characters</text:p>
          </table:table-cell>
        </table:table-row>
        <table:table-row>
          <table:table-cell table:style-name="Table3.A2" office:value-type="string">
            <text:p text:style-name="P2">issuer</text:p>
          </table:table-cell>
          <table:table-cell table:style-name="Table3.A2" office:value-type="string">
            <text:p text:style-name="P2">string - unused by RLM</text:p>
          </table:table-cell>
          <table:table-cell table:style-name="Table3.C2" office:value-type="string">
            <text:p text:style-name="P2">64 characters</text:p>
          </table:table-cell>
        </table:table-row>
        <table:table-row>
          <table:table-cell table:style-name="Table3.A2" office:value-type="string">
            <text:p text:style-name="P2">type</text:p>
          </table:table-cell>
          <table:table-cell table:style-name="Table3.A2" office:value-type="string">
            <text:p text:style-name="P2">string - consisting of "demo" "eval" and/or "beta"</text:p>
          </table:table-cell>
          <table:table-cell table:style-name="Table3.C2" office:value-type="string">
            <text:p text:style-name="P2">14 characters</text:p>
          </table:table-cell>
        </table:table-row>
      </table:table>
      <text:p text:style-name="Title1">Public/private key pair</text:p>
      <text:p text:style-name="Plain">Before you use RLM, you need to create a <text:span text:style-name="T1">public-private key pair</text:span>. <text:span text:style-name="T14">You should only do this one time,</text:span> since the key pair will affect the licenses you create, and you want to be able to process older license keys with newer versions of your software. Note that you should do this once, <text:span text:style-name="T14">not</text:span> once per platform you install.</text:p>
      <text:p text:style-name="Plain"/>
      <text:p text:style-name="Plain">To create your key pair, run the <text:span text:style-name="T1">rlmgenkeys</text:span> utility. <text:span text:style-name="T1">rlmgenkeys</text:span> creates a pair of files:</text:p>
      <text:list text:style-name="L14">
        <text:list-item>
          <text:p text:style-name="P206">rlmpubkey.c - your public key - this gets built into your application and your ISV server</text:p>
        </text:list-item>
        <text:list-item>
          <text:p text:style-name="P206">rlmprivkey.c - your private key - this gets built into <text:span text:style-name="T1">rlmsign</text:span> to create your license keys</text:p>
        </text:list-item>
      </text:list>
      <text:p text:style-name="Plain">If you do not share <text:span text:style-name="T1">src</text:span> directories on your various platforms, run <text:span text:style-name="T1">rlmgenkeys</text:span> once and copy the resulting files to all the other <text:span text:style-name="T1">src</text:span> directories you use. Once you have created your key pair and installed it in the src directories in all your RLM kits, do a "make" in each kit to update the rlm.a library.</text:p>
      <text:p text:style-name="Plain"/>
      <text:p text:style-name="Plain">You should be <text:span text:style-name="T13">very careful</text:span> with these two files. <text:span text:style-name="T14">DO NOT LOSE THEM. Do not allow your private key file (or </text:span><text:span text:style-name="T4">rlmsign</text:span><text:span text:style-name="T14">) outside your company.</text:span> If your private key file (or <text:span text:style-name="T1">rlmsign</text:span>) becomes compromised, others will be able to make licenses for your products. Once you generate these files, you should copy them to a safe place where they will not be lost, and where they will be secure.</text:p>
      <text:p text:style-name="Plain">When you upgrade to a newer version of RLM, you will be asked for the location of these two files, so that the new version will generate compatible keys with your older versions.</text:p>
      <text:p text:style-name="Title1">RLM API functions</text:p>
      <text:p text:style-name="Title2">rlm_init() - Initialize licensing operations with RLM</text:p>
      <text:p text:style-name="Plain"><draw:frame draw:style-name="fr1" draw:name="Frame1" text:anchor-type="paragraph" svg:x="0in" svg:y="0.1in" svg:width="6.9173in" draw:z-index="0"><draw:text-box fo:min-height="1.0882in"><text:p text:style-name="Code">#include "license.h"</text:p><text:p text:style-name="Code">RLM_HANDLE handle;</text:p><text:p text:style-name="Code">const char *license;</text:p><text:p text:style-name="Code">const char *argv0;</text:p><text:p text:style-name="Code">const char *license_strings;</text:p><text:p text:style-name="Code"/><text:p text:style-name="Code">handle = <text:span text:style-name="T13">rlm_init(license, argv0, license_strings);</text:span></text:p></draw:text-box></draw:frame><text:span text:style-name="T13">Before any RLM operations can be done, you must call </text:span><text:span text:style-name="T6">rlm_init</text:span><text:span text:style-name="T13"> to obtain an RLM_HANDLE. This handle is then passed to the </text:span><text:span text:style-name="T6">rlm_checkout()</text:span><text:span text:style-name="T13">, </text:span><text:span text:style-name="T6">rlm_stat()</text:span><text:span text:style-name="T13">, </text:span><text:span text:style-name="T6">rlm_errstring()</text:span><text:span text:style-name="T13">, and </text:span><text:span text:style-name="T6">rlm_close()</text:span><text:span text:style-name="T13"> calls.</text:span></text:p>
      <text:p text:style-name="Plain"><text:span text:style-name="T13"/></text:p>
      <text:list text:style-name="L15">
        <text:list-item>
          <text:p text:style-name="P208"><text:span text:style-name="T13">license: is the license file (or directory) you would like to use. If you allow your end-user to specify the license file, put the path to this license file here. If you do not allow specification of the license file, Reprise Software recommends searching the current directory - you do this by passing a string with a single dot (".") as the first parameter. This first parameter must be a single file or directory. This parameter can also be a port@host specification.</text:span></text:p>
        </text:list-item>
        <text:list-item>
          <text:p text:style-name="P208"><text:span text:style-name="T13">argv0: should be your argv[0] invocation argument. This will cause RLM to look in the directory where your binary resides to find license files. If you do not have access to argv[0], pass a NULL or empty string as the second parameter. Using anything other than an empty/NULL string or argv[0] will result in unpredictable behavior.</text:span></text:p>
        </text:list-item>
        <text:list-item>
          <text:p text:style-name="P208"><text:span text:style-name="T13">license_strings: is used to pass licenses into RLM directly. This can be one license, or a list of licenses separated by the path separator (':' on Unix, ';' on Windows). Each license must be enclosed within angle brackets ('&lt;' and '&gt;'). This would be used, for example, when you are licensing a library and you want to give your customer a license to use the library yet you do not want to require that they use a separate license file. In this case, they would compile the license into the code and you would pass it into rlm_init() in this parameter.</text:span></text:p>
        </text:list-item>
      </text:list>
      <text:p text:style-name="Title2"><text:span text:style-name="T13">rlm_close() - Terminate licensing operations with RLM</text:span></text:p>
      <text:p text:style-name="Plain"><draw:frame draw:style-name="fr1" draw:name="Frame2" text:anchor-type="paragraph" svg:x="0in" svg:y="0.1in" svg:width="6.9075in" draw:z-index="1"><draw:text-box fo:min-height="0.4374in"><text:p text:style-name="Code"><text:span text:style-name="T13">#include "license.h"<text:line-break/>RLM_HANDLE handle;<text:line-break/><text:line-break/>rlm_close(handle);</text:span></text:p></draw:text-box></draw:frame><text:span text:style-name="T13">When you are finished with all licenses and do not intend to make any more calls to RLM, call </text:span><text:span text:style-name="T6">rlm_close()</text:span><text:span text:style-name="T13"> to clean up the handle created with </text:span><text:span text:style-name="T6">rlm_init()</text:span><text:span text:style-name="T13"> and free all the data associated with it.</text:span></text:p>
      <text:p text:style-name="Title2"><text:span text:style-name="T13"/></text:p>
      <text:p text:style-name="Title2"><text:span text:style-name="T13">rlm_checkout() - Request a license from RLM</text:span></text:p>
      <text:p text:style-name="Plain"><draw:frame draw:style-name="fr1" draw:name="Frame3" text:anchor-type="paragraph" svg:x="0in" svg:y="0.1in" svg:width="6.9244in" draw:z-index="2"><draw:text-box fo:min-height="0.802in"><text:p text:style-name="Code"><text:span text:style-name="T13">#include "license.h"</text:span></text:p><text:p text:style-name="Code"><text:span text:style-name="T13">RLM_HANDLE handle;<text:line-break/>RLM_LICENSE license;<text:line-break/>const char *product;<text:line-break/>const char *version;<text:line-break/>int count;<text:line-break/><text:line-break/>license = rlm_checkout(handle, product, version, count);</text:span></text:p></draw:text-box></draw:frame><text:span text:style-name="T6">rlm_checkout</text:span><text:span text:style-name="T13"> requests </text:span><text:span text:style-name="T6">count</text:span><text:span text:style-name="T13"> licenses of product </text:span><text:span text:style-name="T6">product</text:span><text:span text:style-name="T13"> at version </text:span><text:span text:style-name="T6">version</text:span><text:span text:style-name="T13">. If there are node-locked, uncounted licenses available in a license file that is specified in environment, then these node-locked licenses are used. Otherwise, a request is made to each server specified by the environment, until either the licenses are granted, or all servers have been tried without success. </text:span><text:span text:style-name="T6">rlm_license</text:span><text:span text:style-name="T13"> creates </text:span><text:span text:style-name="T6">license</text:span><text:span text:style-name="T13"> and returns it to its caller. The </text:span><text:span text:style-name="T6">version</text:span><text:span text:style-name="T13"> string should be of the form </text:span><text:span text:style-name="T6">major</text:span><text:span text:style-name="T13"> or </text:span><text:span text:style-name="T6">major.minor</text:span><text:span text:style-name="T13"> where </text:span><text:span text:style-name="T6">major</text:span><text:span text:style-name="T13"> and </text:span><text:span text:style-name="T6">minor</text:span><text:span text:style-name="T13"> are integers.</text:span></text:p>
      <text:p text:style-name="Plain"><text:span text:style-name="T13"/></text:p>
      <text:p text:style-name="Plain"><text:span text:style-name="T13">You should always call </text:span><text:span text:style-name="T6">rlm_checkin()</text:span><text:span text:style-name="T13"> when you are done with the license, even if the checkout call returns an error. Calling </text:span><text:span text:style-name="T6">rlm_checkin()</text:span><text:span text:style-name="T13"> on the license frees any associated memory with the license. You can call </text:span><text:span text:style-name="T6">rlm_checkin()</text:span><text:span text:style-name="T13"> even if </text:span><text:span text:style-name="T6">rlm_checkout()</text:span><text:span text:style-name="T13"> returns a NULL license handle, however, you should only call </text:span><text:span text:style-name="T6">rlm_checkin()</text:span><text:span text:style-name="T13"> on a non-NULL license handle once.</text:span></text:p>
      <text:p text:style-name="Title2"><text:span text:style-name="T13">rlm_checkin() - Release a license</text:span></text:p>
      <text:p text:style-name="Plain"><draw:frame draw:style-name="fr1" draw:name="Frame4" text:anchor-type="paragraph" svg:x="0in" svg:y="0.1in" svg:width="6.9228in" draw:z-index="3"><draw:text-box fo:min-height="0.4472in"><text:p text:style-name="Code"><text:span text:style-name="T13">#include "license.h"<text:line-break/>RLM_LICENSE license;<text:line-break/><text:line-break/>rlm_checkin(license);</text:span></text:p></draw:text-box></draw:frame><text:span text:style-name="T6">rlm_checkin()</text:span><text:span text:style-name="T13"> releases </text:span><text:span text:style-name="T6">license</text:span><text:span text:style-name="T13"> and frees all data associated with it. After calling </text:span><text:span text:style-name="T6">rlm_checkin()</text:span><text:span text:style-name="T13">, the RLM_LICENSE </text:span><text:span text:style-name="T6">license</text:span><text:span text:style-name="T13"> is no longer valid, and </text:span><text:span text:style-name="T6">rlm_license_stat(license)</text:span><text:span text:style-name="T13"> returns RLM_EL_NOHANDLE. Do not call </text:span><text:span text:style-name="T6">rlm_checkin()</text:span><text:span text:style-name="T13"> more than once on a license.</text:span></text:p>
      <text:p text:style-name="Title2"><text:span text:style-name="T13">rlm_errstring() - Format RLM status into a string</text:span></text:p>
      <text:p text:style-name="Plain"><draw:frame draw:style-name="fr1" draw:name="Frame5" text:anchor-type="paragraph" svg:x="0in" svg:y="0.1in" svg:width="6.8866in" draw:z-index="4"><draw:text-box fo:min-height="0.6492in"><text:p text:style-name="Code"><text:span text:style-name="T13">#include "license.h"<text:line-break/>RLM_HANDLE handle;<text:line-break/>RLM_LICENSE lic;<text:line-break/>char string[RLM_ERRSTRING_MAX];</text:span></text:p><text:p text:style-name="Code"><text:span text:style-name="T13"/></text:p><text:p text:style-name="Code"><text:span text:style-name="T13">(char *) </text:span><text:span text:style-name="T13">rlm_errstring(lic, handle, string);</text:span></text:p></draw:text-box></draw:frame><text:span text:style-name="T6">rlm_errstring()</text:span><text:span text:style-name="T13"> will take the latest status returns from any call in </text:span><text:span text:style-name="T6">handle</text:span><text:span text:style-name="T13"> and from the latest rlm_checkout() call in </text:span><text:span text:style-name="T6">lic</text:span><text:span text:style-name="T13">, and format the resulting status into </text:span><text:span text:style-name="T6">string</text:span><text:span text:style-name="T13">. It is the caller's responsibility to manage the memory used by </text:span><text:span text:style-name="T6">string</text:span><text:span text:style-name="T13">. </text:span><text:span text:style-name="T6">string</text:span><text:span text:style-name="T13"> should be at least RLM_ERRSTRING_MAX bytes in length. You can pass either a NULL </text:span><text:span text:style-name="T6">lic</text:span><text:span text:style-name="T13"> or a NULL </text:span><text:span text:style-name="T6">handle</text:span><text:span text:style-name="T13"> to </text:span><text:span text:style-name="T6">rlm_errstring()</text:span><text:span text:style-name="T13">, and only the status from the other will be returned. </text:span><text:span text:style-name="T6">rlm_errstring()</text:span><text:span text:style-name="T13"> returns it's 3rd argument, so that it can be placed directly in an output (e.g. printf()) call. If RLM_EXTENDED_ERROR_MESSAGES is set in the user's environment, rlm_errstring() will output additional information (for certain errors) with suggestions for solving the problem.</text:span></text:p>
      <text:p text:style-name="Plain"/>
      <text:p text:style-name="Plain"><text:span text:style-name="T13">The returned string consists of multiple lines of information, in the following format. If any of these errors are not present, the corresponding line will not appear in the output (e.g., if there is no RLM_HANDLE error, the 2nd line will not appear):</text:span></text:p>
      <text:p text:style-name="Plain"><draw:frame draw:style-name="fr1" draw:name="Frame6" text:anchor-type="paragraph" svg:x="0in" svg:y="0.1in" svg:width="6.9126in" draw:z-index="5"><draw:text-box fo:min-height="0.9839in"><text:p text:style-name="Code"><text:span text:style-name="T13">license (</text:span><text:a xlink:type="simple" xlink:href="javascript:;"><text:span text:style-name="T13">RLM_LICENSE</text:span></text:a><text:span text:style-name="T13">) error string (error number)<text:line-break/>handle (</text:span><text:a xlink:type="simple" xlink:href="javascript:;"><text:span text:style-name="T13">RLM_HANDLE</text:span></text:a><text:span text:style-name="T13">) error string (error number)<text:line-break/>communications error (comm: error number)<text:line-break/>system error string (errno: error number)<text:line-break/>Optional extended error messages</text:span></text:p></draw:text-box></draw:frame><text:span text:style-name="T13">For example, if a connection attempt is made to an ISV server that is not running, the following<text:line-break/>error string might be returned. Note that this example does not contain an RLM_LICENSE error line:</text:span></text:p>
      <text:p text:style-name="Plain"><draw:frame draw:style-name="fr1" draw:name="Frame7" text:anchor-type="paragraph" svg:x="0in" svg:y="0.1in" fo:min-width="6.9228in" draw:z-index="6"><draw:text-box fo:min-height="0.398in"><text:p text:style-name="P11"><text:span text:style-name="T8">Networking error (in msg_init()) (-103)</text:span><text:span text:style-name="T8"><text:line-break/>Cannot connect to server (comm: -4)<text:line-break/>Transport endpoint is not connected (errno: 146)</text:span></text:p></draw:text-box></draw:frame><text:span text:style-name="T13">If RLM_EXTENDED_ERROR_MESSAGES is set, the following lines would be added to this message:</text:span></text:p>
      <text:p text:style-name="Title2"><draw:frame draw:style-name="fr1" draw:name="Frame8" text:anchor-type="paragraph" svg:x="0in" svg:y="0.1in" fo:min-width="6.9228in" draw:z-index="7"><draw:text-box fo:min-height="0.8709in"><text:p text:style-name="P11"><text:span text:style-name="T8">This error usually means that:</text:span><text:span text:style-name="T8"><text:line-break/>(1) The license server (rlm) is not running, or<text:line-break/>(2) The hostname or port # in a port@host or license file is incorrect, or<text:line-break/>(3) The ISV server isn't running, or<text:line-break/>(4) The license server machine is down.</text:span></text:p></draw:text-box></draw:frame><text:span text:style-name="T13">srlm_stat() - Retrieve RLM_HANDLE status</text:span></text:p>
      <text:p text:style-name="Plain"><draw:frame draw:style-name="fr1" draw:name="Frame9" text:anchor-type="paragraph" svg:x="0in" svg:y="0.1in" fo:min-width="6.9228in" draw:z-index="8"><draw:text-box fo:min-height="0.8126in"><text:p text:style-name="Code"><text:span text:style-name="T13">#include "license.h"<text:line-break/>RLM_HANDLE handle;<text:line-break/>int status;<text:line-break/><text:line-break/>status = rlm_stat(handle);</text:span></text:p></draw:text-box></draw:frame><text:span text:style-name="T6">rlm_stat()</text:span><text:span text:style-name="T13"> retrieves the status of the handle created with the rlm_init() call:</text:span></text:p>
      <table:table table:name="Table4" table:style-name="Table4">
        <table:table-column table:style-name="Table4.A"/>
        <table:table-column table:style-name="Table4.B"/>
        <table:table-header-rows>
          <table:table-row>
            <table:table-cell table:style-name="Table4.A1" office:value-type="string">
              <text:p text:style-name="P4">return code</text:p>
            </table:table-cell>
            <table:table-cell table:style-name="Table4.B1" office:value-type="string">
              <text:p text:style-name="P4">description</text:p>
            </table:table-cell>
          </table:table-row>
        </table:table-header-rows>
        <table:table-row>
          <table:table-cell table:style-name="Table4.A2" office:value-type="string">
            <text:p text:style-name="P2">0</text:p>
          </table:table-cell>
          <table:table-cell table:style-name="Table4.B2" office:value-type="string">
            <text:p text:style-name="P2">Success</text:p>
          </table:table-cell>
        </table:table-row>
        <table:table-row>
          <table:table-cell table:style-name="Table4.A2" office:value-type="string">
            <text:p text:style-name="P2">RLM_EH_AUTHFAIL</text:p>
          </table:table-cell>
          <table:table-cell table:style-name="Table4.B2" office:value-type="string">
            <text:p text:style-name="P2">Authentication failed</text:p>
          </table:table-cell>
        </table:table-row>
        <table:table-row>
          <table:table-cell table:style-name="Table4.A2" office:value-type="string">
            <text:p text:style-name="P2">RLM_EH_BADHANDSHAKE</text:p>
          </table:table-cell>
          <table:table-cell table:style-name="Table4.B2" office:value-type="string">
            <text:p text:style-name="P2">Bad communications handshake</text:p>
          </table:table-cell>
        </table:table-row>
        <table:table-row>
          <table:table-cell table:style-name="Table4.A2" office:value-type="string">
            <text:p text:style-name="P2">RLM_EH_BADHELLO</text:p>
          </table:table-cell>
          <table:table-cell table:style-name="Table4.B2" office:value-type="string">
            <text:p text:style-name="P2">HELLO message for wrong server</text:p>
          </table:table-cell>
        </table:table-row>
        <table:table-row>
          <table:table-cell table:style-name="Table4.A2" office:value-type="string">
            <text:p text:style-name="P2">RLM_EH_BADPARAM</text:p>
          </table:table-cell>
          <table:table-cell table:style-name="Table4.B2" office:value-type="string">
            <text:p text:style-name="P2">Bad parameter passed to RLM function</text:p>
          </table:table-cell>
        </table:table-row>
        <table:table-row>
          <table:table-cell table:style-name="Table4.A2" office:value-type="string">
            <text:p text:style-name="P2">RLM_EH_BADPRIVKEY</text:p>
          </table:table-cell>
          <table:table-cell table:style-name="Table4.B2" office:value-type="string">
            <text:p text:style-name="P2">Error in private key</text:p>
          </table:table-cell>
        </table:table-row>
        <table:table-row>
          <table:table-cell table:style-name="Table4.A2" office:value-type="string">
            <text:p text:style-name="P2">RLM_EH_BADPUBKEY</text:p>
          </table:table-cell>
          <table:table-cell table:style-name="Table4.B2" office:value-type="string">
            <text:p text:style-name="P2">Error in public key</text:p>
          </table:table-cell>
        </table:table-row>
        <table:table-row>
          <table:table-cell table:style-name="Table4.A2" office:value-type="string">
            <text:p text:style-name="P2">RLM_EH_BIND</text:p>
          </table:table-cell>
          <table:table-cell table:style-name="Table4.B2" office:value-type="string">
            <text:p text:style-name="P2">bind() error</text:p>
          </table:table-cell>
        </table:table-row>
        <table:table-row>
          <table:table-cell table:style-name="Table4.A2" office:value-type="string">
            <text:p text:style-name="P2">RLM_EH_CANTGETETHER</text:p>
          </table:table-cell>
          <table:table-cell table:style-name="Table4.B2" office:value-type="string">
            <text:p text:style-name="P2">Can't get ethernet address</text:p>
          </table:table-cell>
        </table:table-row>
        <table:table-row>
          <table:table-cell table:style-name="Table4.A2" office:value-type="string">
            <text:p text:style-name="P2">RLM_EH_CONN_REFUSED</text:p>
          </table:table-cell>
          <table:table-cell table:style-name="Table4.B2" office:value-type="string">
            <text:p text:style-name="P2">Connection refused at server</text:p>
          </table:table-cell>
        </table:table-row>
        <table:table-row>
          <table:table-cell table:style-name="Table4.A2" office:value-type="string">
            <text:p text:style-name="P2">RLM_EH_DUP_ISV_HID</text:p>
          </table:table-cell>
          <table:table-cell table:style-name="Table4.B2" office:value-type="string">
            <text:p text:style-name="P2">ISV-defined hostid already registered</text:p>
          </table:table-cell>
        </table:table-row>
        <table:table-row>
          <table:table-cell table:style-name="Table4.A2" office:value-type="string">
            <text:p text:style-name="P2">RLM_EH_HANDLER_INSTALLED</text:p>
          </table:table-cell>
          <table:table-cell table:style-name="Table4.B2" office:value-type="string">
            <text:p text:style-name="P2">Heartbeat handler already installed</text:p>
          </table:table-cell>
        </table:table-row>
        <table:table-row>
          <table:table-cell table:style-name="Table4.A2" office:value-type="string">
            <text:p text:style-name="P2">RLM_EH_INTERNAL</text:p>
          </table:table-cell>
          <table:table-cell table:style-name="Table4.B2" office:value-type="string">
            <text:p text:style-name="P2">Internal error</text:p>
          </table:table-cell>
        </table:table-row>
        <table:table-row>
          <table:table-cell table:style-name="Table4.A2" office:value-type="string">
            <text:p text:style-name="P2">RLM_EH_MALLOC</text:p>
          </table:table-cell>
          <table:table-cell table:style-name="Table4.B2" office:value-type="string">
            <text:p text:style-name="P2">malloc() error</text:p>
          </table:table-cell>
        </table:table-row>
        <table:table-row>
          <table:table-cell table:style-name="Table4.A2" office:value-type="string">
            <text:p text:style-name="P2">RLM_EH_NET_BADRESP</text:p>
          </table:table-cell>
          <table:table-cell table:style-name="Table4.B2" office:value-type="string">
            <text:p text:style-name="P2">Unexpected response</text:p>
          </table:table-cell>
        </table:table-row>
        <table:table-row>
          <table:table-cell table:style-name="Table4.A2" office:value-type="string">
            <text:p text:style-name="P2">RLM_EH_NET_INIT</text:p>
          </table:table-cell>
          <table:table-cell table:style-name="Table4.B2" office:value-type="string">
            <text:p text:style-name="P2">Network (msg_init()) error</text:p>
          </table:table-cell>
        </table:table-row>
        <table:table-row>
          <table:table-cell table:style-name="Table4.A2" office:value-type="string">
            <text:p text:style-name="P2">RLM_EH_NET_RERR</text:p>
          </table:table-cell>
          <table:table-cell table:style-name="Table4.B2" office:value-type="string">
            <text:p text:style-name="P2">Error reading from network</text:p>
          </table:table-cell>
        </table:table-row>
        <table:table-row>
          <table:table-cell table:style-name="Table4.A2" office:value-type="string">
            <text:p text:style-name="P2">RLM_EH_NET_WERR</text:p>
          </table:table-cell>
          <table:table-cell table:style-name="Table4.B2" office:value-type="string">
            <text:p text:style-name="P2">Error writing to network</text:p>
          </table:table-cell>
        </table:table-row>
        <table:table-row>
          <table:table-cell table:style-name="Table4.A2" office:value-type="string">
            <text:p text:style-name="P2">RLM_EH_NOHANDLE</text:p>
          </table:table-cell>
          <table:table-cell table:style-name="Table4.B2" office:value-type="string">
            <text:p text:style-name="P2">No handle supplied to call</text:p>
          </table:table-cell>
        </table:table-row>
        <table:table-row>
          <table:table-cell table:style-name="Table4.A2" office:value-type="string">
            <text:p text:style-name="P2">RLM_EH_NOSERVER</text:p>
          </table:table-cell>
          <table:table-cell table:style-name="Table4.B2" office:value-type="string">
            <text:p text:style-name="P2">No server to connect to</text:p>
          </table:table-cell>
        </table:table-row>
        <table:table-row>
          <table:table-cell table:style-name="Table4.A2" office:value-type="string">
            <text:p text:style-name="P2">RLM_EH_READ_NOLICENSE</text:p>
          </table:table-cell>
          <table:table-cell table:style-name="Table4.B2" office:value-type="string">
            <text:p text:style-name="P2">Can't read license data</text:p>
          </table:table-cell>
        </table:table-row>
        <table:table-row>
          <table:table-cell table:style-name="Table4.A2" office:value-type="string">
            <text:p text:style-name="P2">RLM_EH_ROAMREADERR</text:p>
          </table:table-cell>
          <table:table-cell table:style-name="Table4.B2" office:value-type="string">
            <text:p text:style-name="P2">Roam File read error</text:p>
          </table:table-cell>
        </table:table-row>
        <table:table-row>
          <table:table-cell table:style-name="Table4.A2" office:value-type="string">
            <text:p text:style-name="P2">RLM_EH_ROAMWRITEERR</text:p>
          </table:table-cell>
          <table:table-cell table:style-name="Table4.B2" office:value-type="string">
            <text:p text:style-name="P2">Roam File write error</text:p>
          </table:table-cell>
        </table:table-row>
        <table:table-row>
          <table:table-cell table:style-name="Table4.A2" office:value-type="string">
            <text:p text:style-name="P2">RLM_EH_SIGERROR</text:p>
          </table:table-cell>
          <table:table-cell table:style-name="Table4.B2" office:value-type="string">
            <text:p text:style-name="P2">Error signing authorization</text:p>
          </table:table-cell>
        </table:table-row>
        <table:table-row>
          <table:table-cell table:style-name="Table4.A2" office:value-type="string">
            <text:p text:style-name="P2">RLM_EH_SOCKET</text:p>
          </table:table-cell>
          <table:table-cell table:style-name="Table4.B2" office:value-type="string">
            <text:p text:style-name="P2">socket() error</text:p>
          </table:table-cell>
        </table:table-row>
        <table:table-row>
          <table:table-cell table:style-name="Table4.A2" office:value-type="string">
            <text:p text:style-name="P2">RLM_EH_WRITE_LF</text:p>
          </table:table-cell>
          <table:table-cell table:style-name="Table4.B2" office:value-type="string">
            <text:p text:style-name="P2">Can't write new license file</text:p>
          </table:table-cell>
        </table:table-row>
      </table:table>
      <text:p text:style-name="Title2"><text:span text:style-name="T13">rlm_license_stat() - Retrieve license status</text:span></text:p>
      <text:p text:style-name="Plain"><draw:frame draw:style-name="fr1" draw:name="Frame10" text:anchor-type="paragraph" svg:x="0in" svg:y="0.1in" fo:min-width="6.9228in" draw:z-index="9"><draw:text-box fo:min-height="0.7118in"><text:p text:style-name="Code"><text:span text:style-name="T13">#include "license.h"<text:line-break/>RLM_LICENSE license;<text:line-break/>int status;</text:span></text:p><text:p text:style-name="Code"><text:span text:style-name="T13"><text:line-break/>status = rlm_license_stat(license);</text:span></text:p></draw:text-box></draw:frame><text:span text:style-name="T13">You can retrieve the status of an </text:span><text:span text:style-name="T6">rlm_checkout()</text:span><text:span text:style-name="T13"> call by calling </text:span><text:span text:style-name="T6">rlm_license_stat(license)</text:span><text:span text:style-name="T13">. </text:span><text:span text:style-name="T6">license</text:span><text:span text:style-name="T13"> is the license handle returned by </text:span><text:span text:style-name="T6">rlm_checkout()</text:span><text:span text:style-name="T13">. This call does not query the license server for the status, it merely returns the status stored the last time the server was contacted. You can call this as often as you like. The return codes:</text:span></text:p>
      <table:table table:name="Table5" table:style-name="Table5">
        <table:table-column table:style-name="Table5.A"/>
        <table:table-column table:style-name="Table5.B"/>
        <table:table-header-rows>
          <table:table-row>
            <table:table-cell table:style-name="Table5.A1" office:value-type="string">
              <text:p text:style-name="P4">return code</text:p>
            </table:table-cell>
            <table:table-cell table:style-name="Table5.B1" office:value-type="string">
              <text:p text:style-name="P4">description</text:p>
            </table:table-cell>
          </table:table-row>
        </table:table-header-rows>
        <table:table-row>
          <table:table-cell table:style-name="Table5.A2" office:value-type="string">
            <text:p text:style-name="P2">0</text:p>
          </table:table-cell>
          <table:table-cell table:style-name="Table5.B2" office:value-type="string">
            <text:p text:style-name="P2">Success</text:p>
          </table:table-cell>
        </table:table-row>
        <table:table-row>
          <table:table-cell table:style-name="Table5.A2" office:value-type="string">
            <text:p text:style-name="P2">RLM_EL_ALLINUSE</text:p>
          </table:table-cell>
          <table:table-cell table:style-name="Table5.B2" office:value-type="string">
            <text:p text:style-name="P2">All licenses in use</text:p>
          </table:table-cell>
        </table:table-row>
        <table:table-row>
          <table:table-cell table:style-name="Table5.A2" office:value-type="string">
            <text:p text:style-name="P2">RLM_EL_BADDATE</text:p>
          </table:table-cell>
          <table:table-cell table:style-name="Table5.B2" office:value-type="string">
            <text:p text:style-name="P2">bad date format - not permanent or dd-mm-yy</text:p>
          </table:table-cell>
        </table:table-row>
        <table:table-row>
          <table:table-cell table:style-name="Table5.A2" office:value-type="string">
            <text:p text:style-name="P2">RLM_EL_BADKEY</text:p>
          </table:table-cell>
          <table:table-cell table:style-name="Table5.B2" office:value-type="string">
            <text:p text:style-name="P2">Bad key in authorization</text:p>
          </table:table-cell>
        </table:table-row>
        <table:table-row>
          <table:table-cell table:style-name="Table5.A2" office:value-type="string">
            <text:p text:style-name="P2">RLM_EL_BADVER</text:p>
          </table:table-cell>
          <table:table-cell table:style-name="Table5.B2" office:value-type="string">
            <text:p text:style-name="P2">Requested version not supported</text:p>
          </table:table-cell>
        </table:table-row>
        <table:table-row>
          <table:table-cell table:style-name="Table5.A2" office:value-type="string">
            <text:p text:style-name="P2">RLM_EL_CANT_GET_DATE</text:p>
          </table:table-cell>
          <table:table-cell table:style-name="Table5.B2" office:value-type="string">
            <text:p text:style-name="P2">time() call failure</text:p>
          </table:table-cell>
        </table:table-row>
        <table:table-row>
          <table:table-cell table:style-name="Table5.A2" office:value-type="string">
            <text:p text:style-name="P2">RLM_EL_COMM_ERROR</text:p>
          </table:table-cell>
          <table:table-cell table:style-name="Table5.B2" office:value-type="string">
            <text:p text:style-name="P2">Error communicating with server</text:p>
          </table:table-cell>
        </table:table-row>
        <table:table-row>
          <table:table-cell table:style-name="Table5.A2" office:value-type="string">
            <text:p text:style-name="P2">RLM_EL_EXPIRED</text:p>
          </table:table-cell>
          <table:table-cell table:style-name="Table5.B2" office:value-type="string">
            <text:p text:style-name="P2">Authorization has expired</text:p>
          </table:table-cell>
        </table:table-row>
        <table:table-row>
          <table:table-cell table:style-name="Table5.A2" office:value-type="string">
            <text:p text:style-name="P2">RLM_EL_INQUEUE</text:p>
          </table:table-cell>
          <table:table-cell table:style-name="Table5.B2" office:value-type="string">
            <text:p text:style-name="P2">In queue for license</text:p>
          </table:table-cell>
        </table:table-row>
        <table:table-row>
          <table:table-cell table:style-name="Table5.A2" office:value-type="string">
            <text:p text:style-name="P2">RLM_EL_NO_HEARTBEAT</text:p>
          </table:table-cell>
          <table:table-cell table:style-name="Table5.B2" office:value-type="string">
            <text:p text:style-name="P2">No heartbeat response received</text:p>
          </table:table-cell>
        </table:table-row>
        <table:table-row>
          <table:table-cell table:style-name="Table5.A2" office:value-type="string">
            <text:p text:style-name="P2">RLM_EL_NOHOSTID</text:p>
          </table:table-cell>
          <table:table-cell table:style-name="Table5.B2" office:value-type="string">
            <text:p text:style-name="P2">No hostid on uncounted license</text:p>
          </table:table-cell>
        </table:table-row>
        <table:table-row>
          <table:table-cell table:style-name="Table5.A2" office:value-type="string">
            <text:p text:style-name="P2">RLM_EL_NO_SERV_HANDLE</text:p>
          </table:table-cell>
          <table:table-cell table:style-name="Table5.B2" office:value-type="string">
            <text:p text:style-name="P2">Server does not know this license handle</text:p>
          </table:table-cell>
        </table:table-row>
        <table:table-row>
          <table:table-cell table:style-name="Table5.A2" office:value-type="string">
            <text:p text:style-name="P2">RLM_EL_NO_SERV_SUPP</text:p>
          </table:table-cell>
          <table:table-cell table:style-name="Table5.B2" office:value-type="string">
            <text:p text:style-name="P2">License server doesn't support this</text:p>
          </table:table-cell>
        </table:table-row>
        <table:table-row>
          <table:table-cell table:style-name="Table5.A2" office:value-type="string">
            <text:p text:style-name="P2">RLM_EL_NOAUTH</text:p>
          </table:table-cell>
          <table:table-cell table:style-name="Table5.B2" office:value-type="string">
            <text:p text:style-name="P2">No license auth supplied to call</text:p>
          </table:table-cell>
        </table:table-row>
        <table:table-row>
          <table:table-cell table:style-name="Table5.A2" office:value-type="string">
            <text:p text:style-name="P2">RLM_EL_NOHANDLE</text:p>
          </table:table-cell>
          <table:table-cell table:style-name="Table5.B2" office:value-type="string">
            <text:p text:style-name="P2">No license handle</text:p>
          </table:table-cell>
        </table:table-row>
        <table:table-row>
          <table:table-cell table:style-name="Table5.A2" office:value-type="string">
            <text:p text:style-name="P2">RLM_EL_NOPRODUCT</text:p>
          </table:table-cell>
          <table:table-cell table:style-name="Table5.B2" office:value-type="string">
            <text:p text:style-name="P2">No authorization for product</text:p>
          </table:table-cell>
        </table:table-row>
        <table:table-row>
          <table:table-cell table:style-name="Table5.A2" office:value-type="string">
            <text:p text:style-name="P2">RLM_EL_NOT_INC</text:p>
          </table:table-cell>
          <table:table-cell table:style-name="Table5.B2" office:value-type="string">
            <text:p text:style-name="P2">Not on the feature include list</text:p>
          </table:table-cell>
        </table:table-row>
        <table:table-row>
          <table:table-cell table:style-name="Table5.A2" office:value-type="string">
            <text:p text:style-name="P2">RLM_EL_NOT_INC_ALL</text:p>
          </table:table-cell>
          <table:table-cell table:style-name="Table5.B2" office:value-type="string">
            <text:p text:style-name="P2">Not on the includeall list</text:p>
          </table:table-cell>
        </table:table-row>
        <table:table-row>
          <table:table-cell table:style-name="Table5.A2" office:value-type="string">
            <text:p text:style-name="P2">RLM_EL_NOT_INC_ROAM</text:p>
          </table:table-cell>
          <table:table-cell table:style-name="Table5.B2" office:value-type="string">
            <text:p text:style-name="P2">Not on the roam include list</text:p>
          </table:table-cell>
        </table:table-row>
        <table:table-row>
          <table:table-cell table:style-name="Table5.A2" office:value-type="string">
            <text:p text:style-name="P2">RLM_EL_NOT_STARTED</text:p>
          </table:table-cell>
          <table:table-cell table:style-name="Table5.B2" office:value-type="string">
            <text:p text:style-name="P2">License start date in the future</text:p>
          </table:table-cell>
        </table:table-row>
        <table:table-row>
          <table:table-cell table:style-name="Table5.A2" office:value-type="string">
            <text:p text:style-name="P2">RLM_EL_NOTTHISHOST</text:p>
          </table:table-cell>
          <table:table-cell table:style-name="Table5.B2" office:value-type="string">
            <text:p text:style-name="P2">Wrong host for authorization</text:p>
          </table:table-cell>
        </table:table-row>
        <table:table-row>
          <table:table-cell table:style-name="Table5.A2" office:value-type="string">
            <text:p text:style-name="P2">RLM_EL_NOTME</text:p>
          </table:table-cell>
          <table:table-cell table:style-name="Table5.B2" office:value-type="string">
            <text:p text:style-name="P2">Authorization is for another ISV</text:p>
          </table:table-cell>
        </table:table-row>
        <table:table-row>
          <table:table-cell table:style-name="Table5.A2" office:value-type="string">
            <text:p text:style-name="P2">RLM_EL_ON_EXC_ALL</text:p>
          </table:table-cell>
          <table:table-cell table:style-name="Table5.B2" office:value-type="string">
            <text:p text:style-name="P2">On excludeall list</text:p>
          </table:table-cell>
        </table:table-row>
        <table:table-row>
          <table:table-cell table:style-name="Table5.A2" office:value-type="string">
            <text:p text:style-name="P2">RLM_EL_ON_EXC_ROAM</text:p>
          </table:table-cell>
          <table:table-cell table:style-name="Table5.B2" office:value-type="string">
            <text:p text:style-name="P2">On roam exclude list</text:p>
          </table:table-cell>
        </table:table-row>
        <table:table-row>
          <table:table-cell table:style-name="Table5.A2" office:value-type="string">
            <text:p text:style-name="P2">RLM_EL_ON_EXC</text:p>
          </table:table-cell>
          <table:table-cell table:style-name="Table5.B2" office:value-type="string">
            <text:p text:style-name="P2">On feature exclude list</text:p>
          </table:table-cell>
        </table:table-row>
        <table:table-row>
          <table:table-cell table:style-name="Table5.A2" office:value-type="string">
            <text:p text:style-name="P2">RLM_EL_OVER_MAX</text:p>
          </table:table-cell>
          <table:table-cell table:style-name="Table5.B2" office:value-type="string">
            <text:p text:style-name="P2">Request would go over license MAX</text:p>
          </table:table-cell>
        </table:table-row>
        <table:table-row>
          <table:table-cell table:style-name="Table5.A2" office:value-type="string">
            <text:p text:style-name="P2">RLM_EL_OVERSOFT</text:p>
          </table:table-cell>
          <table:table-cell table:style-name="Table5.B2" office:value-type="string">
            <text:p text:style-name="P2">Request goes over license soft_limit</text:p>
          </table:table-cell>
        </table:table-row>
        <table:table-row>
          <table:table-cell table:style-name="Table5.A2" office:value-type="string">
            <text:p text:style-name="P2">RLM_EL_REMOVED</text:p>
          </table:table-cell>
          <table:table-cell table:style-name="Table5.B2" office:value-type="string">
            <text:p text:style-name="P2">License (rlm)removed by server</text:p>
          </table:table-cell>
        </table:table-row>
        <table:table-row>
          <table:table-cell table:style-name="Table5.A2" office:value-type="string">
            <text:p text:style-name="P2">RLM_EL_RLM_ROAM_ERR</text:p>
          </table:table-cell>
          <table:table-cell table:style-name="Table5.B2" office:value-type="string">
            <text:p text:style-name="P2">Cannot check out rlm_roam license</text:p>
          </table:table-cell>
        </table:table-row>
        <table:table-row>
          <table:table-cell table:style-name="Table5.A2" office:value-type="string">
            <text:p text:style-name="P2">RLM_EL_ROAM_TOOLONG</text:p>
          </table:table-cell>
          <table:table-cell table:style-name="Table5.B2" office:value-type="string">
            <text:p text:style-name="P2">Roam time exceeds maximum</text:p>
          </table:table-cell>
        </table:table-row>
        <table:table-row>
          <table:table-cell table:style-name="Table5.A2" office:value-type="string">
            <text:p text:style-name="P2">RLM_EL_ROAMFILEERR</text:p>
          </table:table-cell>
          <table:table-cell table:style-name="Table5.B2" office:value-type="string">
            <text:p text:style-name="P2">Problem with roam file</text:p>
          </table:table-cell>
        </table:table-row>
        <table:table-row>
          <table:table-cell table:style-name="Table5.A2" office:value-type="string">
            <text:p text:style-name="P2">RLM_EL_SERVER_BADRESP</text:p>
          </table:table-cell>
          <table:table-cell table:style-name="Table5.B2" office:value-type="string">
            <text:p text:style-name="P2">Unexpected response from server</text:p>
          </table:table-cell>
        </table:table-row>
        <table:table-row>
          <table:table-cell table:style-name="Table5.A2" office:value-type="string">
            <text:p text:style-name="P2">RLM_EL_SERVER_DOWN</text:p>
          </table:table-cell>
          <table:table-cell table:style-name="Table5.B2" office:value-type="string">
            <text:p text:style-name="P2">Server closed connection</text:p>
          </table:table-cell>
        </table:table-row>
        <table:table-row>
          <table:table-cell table:style-name="Table5.A2" office:value-type="string">
            <text:p text:style-name="P2">RLM_EL_SYNTAX</text:p>
          </table:table-cell>
          <table:table-cell table:style-name="Table5.B2" office:value-type="string">
            <text:p text:style-name="P2">License syntax error</text:p>
          </table:table-cell>
        </table:table-row>
        <table:table-row>
          <table:table-cell table:style-name="Table5.A2" office:value-type="string">
            <text:p text:style-name="P2">RLM_EL_TIMEDOUT</text:p>
          </table:table-cell>
          <table:table-cell table:style-name="Table5.B2" office:value-type="string">
            <text:p text:style-name="P2">License timed out by server</text:p>
          </table:table-cell>
        </table:table-row>
        <table:table-row>
          <table:table-cell table:style-name="Table5.A2" office:value-type="string">
            <text:p text:style-name="P2">RLM_EL_TOOMANY</text:p>
          </table:table-cell>
          <table:table-cell table:style-name="Table5.B2" office:value-type="string">
            <text:p text:style-name="P2">checkout request for too many licenses</text:p>
          </table:table-cell>
        </table:table-row>
        <table:table-row>
          <table:table-cell table:style-name="Table5.A2" office:value-type="string">
            <text:p text:style-name="P2">RLM_EL_TOOMANY_ROAMING</text:p>
          </table:table-cell>
          <table:table-cell table:style-name="Table5.B2" office:value-type="string">
            <text:p text:style-name="P2">Too many licenses roaming already</text:p>
          </table:table-cell>
        </table:table-row>
        <table:table-row>
          <table:table-cell table:style-name="Table5.A2" office:value-type="string">
            <text:p text:style-name="P2">RLM_EL_WILL_EXPIRE</text:p>
          </table:table-cell>
          <table:table-cell table:style-name="Table5.B2" office:value-type="string">
            <text:p text:style-name="P2">License expires before roam period ends</text:p>
          </table:table-cell>
        </table:table-row>
        <table:table-row>
          <table:table-cell table:style-name="Table5.A2" office:value-type="string">
            <text:p text:style-name="P2">RLM_EL_WINDBACK</text:p>
          </table:table-cell>
          <table:table-cell table:style-name="Table5.B2" office:value-type="string">
            <text:p text:style-name="P2">Clock setback detected</text:p>
          </table:table-cell>
        </table:table-row>
        <table:table-row>
          <table:table-cell table:style-name="Table5.A2" office:value-type="string">
            <text:p text:style-name="P2">RLM_EL_WRONG_PLATFORM</text:p>
          </table:table-cell>
          <table:table-cell table:style-name="Table5.B2" office:value-type="string">
            <text:p text:style-name="P2">Wrong platform for client</text:p>
          </table:table-cell>
        </table:table-row>
        <table:table-row>
          <table:table-cell table:style-name="Table5.A2" office:value-type="string">
            <text:p text:style-name="P2">RLM_EL_WRONG_TZ</text:p>
          </table:table-cell>
          <table:table-cell table:style-name="Table5.B2" office:value-type="string">
            <text:p text:style-name="P2">Wrong timezone for client</text:p>
          </table:table-cell>
        </table:table-row>
      </table:table>
      <text:p text:style-name="Title2"><text:span text:style-name="T13">mrlm_get_attr_health() - Check license status by testing server connection</text:span></text:p>
      <text:p text:style-name="Plain"><draw:frame draw:style-name="fr1" draw:name="Frame11" text:anchor-type="paragraph" svg:x="0in" svg:y="0.1in" fo:min-width="6.9228in" draw:z-index="10"><draw:text-box fo:min-height="0.9839in"><text:p text:style-name="Code"><text:span text:style-name="T13">#include "license.h"<text:line-break/>RLM_LICENSE license;<text:line-break/>int status;<text:line-break/><text:line-break/>status = rlm_get_attr_health(license);</text:span></text:p></draw:text-box></draw:frame><text:span text:style-name="T13">Once you have checked out a license, you need to periodically check the health of the connection to the license server by calling </text:span><text:span text:style-name="T6">rlm_get_attr_health()</text:span><text:span text:style-name="T13"> on a license-by-license basis. You can make this call as often as you like; RLM ensures that communications with the license server is done at most once every 30 seconds.</text:span></text:p>
      <text:p text:style-name="Plain"><text:span text:style-name="T13"/></text:p>
      <text:p text:style-name="Plain"><text:span text:style-name="T13">In general, it is sufficient to call </text:span><text:span text:style-name="T6">rlm_get_attr_health()</text:span><text:span text:style-name="T13"> every couple of minutes. If you product runs for less than a few minutes, you can skip this call entirely. The main function of </text:span><text:span text:style-name="T6">rlm_get_attr_health()</text:span><text:span text:style-name="T13"> is to protect against a malicious end-user killing and restarting the license server in order to make all licenses available again. If this is not a concern, you can simply never call </text:span><text:span text:style-name="T6">rlm_get_attr_health()</text:span><text:span text:style-name="T13"> in your application. If the status of the license is non-zero, you should call </text:span><text:span text:style-name="T6">rlm_checkin()</text:span><text:span text:style-name="T13"> on the license to free any associated memory, and then check out the license again.</text:span></text:p>
      <text:p text:style-name="Title2"><text:span text:style-name="T13">rlm_add_isv_hostid() - Enable ISV custom hostid processing</text:span></text:p>
      <text:p text:style-name="Plain"><draw:frame draw:style-name="fr1" draw:name="Frame12" text:anchor-type="paragraph" svg:x="0in" svg:y="0.1in" fo:min-width="6.9126in" draw:z-index="11"><draw:text-box fo:min-height="0.2236in"><text:p text:style-name="Code"><text:span text:style-name="T13">status = rlm_add_isv_hostid(RLM_HANDLE rh, char *keyword, int type, int transient, int (*func)())</text:span></text:p></draw:text-box></draw:frame><text:span text:style-name="T13"/></text:p>
      <text:p text:style-name="Plain"><text:span text:style-name="T13">Certain ISVs require their own private hostid type, especially to support an inventory of existing dongles. An ISV-defined hostid consists of 3 parts:</text:span></text:p>
      <text:list text:style-name="L16">
        <text:list-item>
          <text:p text:style-name="P90"><text:span text:style-name="T8">a </text:span><text:span text:style-name="T7">keyword</text:span><text:span text:style-name="T8"> which identifies the hostid type in a license (eg, hostid=MYHOSTID=abcdefghi). MYHOSTID is the keyword, which you chose. The keyword must be &lt;= 10 characters long, and must be unique among all your hostid types.</text:span></text:p>
        </text:list-item>
        <text:list-item>
          <text:p text:style-name="P90"><text:span text:style-name="T8">An integer </text:span><text:span text:style-name="T7">type</text:span><text:span text:style-name="T8">, which is used by RLM to differentiate among hostid types. The </text:span><text:span text:style-name="T7">type</text:span><text:span text:style-name="T8"> of a hostid must be &gt;= RLM_ISV_HID_TYPE_MIN, and must be unique across all your hostid types. You choose this number.</text:span></text:p>
        </text:list-item>
        <text:list-item>
          <text:p text:style-name="P90"><text:span text:style-name="T8">A </text:span><text:span text:style-name="T7">function</text:span><text:span text:style-name="T8"> you write which is used to determine the value of the hostid of that type at runtime. For instance if the ISV-defined hostid type was a dongle ID, the function would read the dongle's ID and return that value. The function's prototype is:</text:span></text:p>
          <text:p text:style-name="P211"><draw:frame draw:style-name="fr2" draw:name="Frame13" text:anchor-type="paragraph" svg:x="0in" svg:y="0.1in" fo:min-width="6.9228in" draw:z-index="12"><draw:text-box fo:min-height="0.2925in"><text:list text:style-name="L16" text:continue-numbering="true"><text:list-header><text:p text:style-name="P12"><text:span text:style-name="T8">int &lt;name&gt;(char *)</text:span></text:p></text:list-header></text:list></draw:text-box></draw:frame><text:span text:style-name="T13">RLM calls this function at server runtime and/or licensed application runtime. The function should return 0 if it succeeds, or non-zero if it doesn't. The function returns the hostid as aNULL-terminated string in the char array pointed to by the function argument. The returned string must not exceed 64 bytes in length.</text:span></text:p>
        </text:list-item>
      </text:list>
      <text:p text:style-name="Plain"><text:span text:style-name="T13"/></text:p>
      <table:table table:name="Table6" table:style-name="Table6">
        <table:table-column table:style-name="Table6.A"/>
        <table:table-column table:style-name="Table6.B"/>
        <table:table-row>
          <table:table-cell table:style-name="Table6.A1" office:value-type="string">
            <text:p text:style-name="P4">return code</text:p>
          </table:table-cell>
          <table:table-cell table:style-name="Table6.B1" office:value-type="string">
            <text:p text:style-name="P4">description</text:p>
          </table:table-cell>
        </table:table-row>
        <table:table-row>
          <table:table-cell table:style-name="Table6.A2" office:value-type="string">
            <text:p text:style-name="P17">0</text:p>
          </table:table-cell>
          <table:table-cell table:style-name="Table6.B2" office:value-type="string">
            <text:p text:style-name="P17">Success</text:p>
          </table:table-cell>
        </table:table-row>
        <table:table-row>
          <table:table-cell table:style-name="Table6.A2" office:value-type="string">
            <text:p text:style-name="P17"><text:span text:style-name="T10">RLM_EH_DUP_ISV_HID</text:span></text:p>
          </table:table-cell>
          <table:table-cell table:style-name="Table6.B2" office:value-type="string">
            <text:p text:style-name="P17">The keyword and/or type has already been used in another ISV-defined hostid</text:p>
          </table:table-cell>
        </table:table-row>
        <table:table-row>
          <table:table-cell table:style-name="Table6.A2" office:value-type="string">
            <text:p text:style-name="P17">RLM_EHBADPARAM</text:p>
          </table:table-cell>
          <table:table-cell table:style-name="Table6.B2" office:value-type="string">
            <text:p text:style-name="P17">he keyword is NULL or it's length is &gt; 10 bytes, or if type is &lt; RLM_ISV_HID_TYPE_MIN</text:p>
          </table:table-cell>
        </table:table-row>
      </table:table>
      <text:p text:style-name="Plain"><text:span text:style-name="T13"/></text:p>
      <text:p text:style-name="Plain"><text:span text:style-name="T13">A hostid can be </text:span><text:span text:style-name="T6">transient</text:span><text:span text:style-name="T13"> or not. A </text:span><text:span text:style-name="T6">transient</text:span><text:span text:style-name="T13"> hostid is one which may change state, and needs to be checked periodically. For example, a dongle would be considered a </text:span><text:span text:style-name="T6">transient</text:span><text:span text:style-name="T13"> hostid, because it can be removed from the computer while the software is running. If your hostid type is </text:span><text:span text:style-name="T6">transient</text:span><text:span text:style-name="T13">, be sure to set the </text:span><text:span text:style-name="T6">transient</text:span><text:span text:style-name="T13"> parameter of this call to a non-zero value. If the hostid type is </text:span><text:span text:style-name="T6">transient</text:span><text:span text:style-name="T13">, the hostid will be verified once per minute in the license server and each time that </text:span><text:span text:style-name="T6">rlm_get_attr_health()</text:span><text:span text:style-name="T13"> is called in your application (but not more often than once every 30 seconds, unless the hostid does not return the correct value, in which case it is checked each time </text:span><text:span text:style-name="T6">rlm_get_attr_health()</text:span><text:span text:style-name="T13"> is called).</text:span></text:p>
      <text:p text:style-name="Plain"><text:span text:style-name="T13"/></text:p>
      <text:p text:style-name="Plain"><text:span text:style-name="T13">You may have zero, one, or more ISV-defined hostids. Each hostid must have a unique type, keyword, and function. Each ISV-defined hostid type is identified to RLM via a function call made to </text:span><text:span text:style-name="T6">rlm_add_isv_hostid()</text:span><text:span text:style-name="T13"> in your rlm_isv_config.c module.</text:span></text:p>
      <text:p text:style-name="Plain"><text:span text:style-name="T13"/></text:p>
      <text:p text:style-name="Plain"><text:span text:style-name="T13">Note that </text:span><text:span text:style-name="T6">rlm_add_isv_hostid()</text:span><text:span text:style-name="T13"> must be called from rlm_isv_config.c for each of your ISV-defined hostid types. See the example in the rlm_isv_config.c file shipped on the kit. Do not call </text:span><text:span text:style-name="T6">rlm_add_isv_hostid()</text:span><text:span text:style-name="T13"> from anywhere else in your application.</text:span></text:p>
      <text:p text:style-name="Title2"><text:span text:style-name="T13">rlm_hostid() - retrieve the hostid of this machine.</text:span></text:p>
      <text:p text:style-name="P78"><draw:frame draw:style-name="fr2" draw:name="Frame14" text:anchor-type="paragraph" svg:x="0in" svg:y="0.1in" fo:min-width="6.9228in" draw:z-index="13"><draw:text-box fo:min-height="0.6917in"><text:p text:style-name="Code"><text:span text:style-name="T13">#include "license.h"<text:line-break/>RLM_HANDLE handle;<text:line-break/>int type;<text:line-break/>char hostid[RLM_MAX_HOSTID_STRING];<text:line-break/>const char *description;<text:line-break/><text:line-break/>description = rlm_hostid(handle, type, hostid);</text:span></text:p></draw:text-box></draw:frame><text:span text:style-name="T8">Call rlm_hostid() on any open RLM+HANDLE to retrieve the hostid of type </text:span><text:span text:style-name="T8">type</text:span><text:span text:style-name="T8">. The hostid will be returned in the string </text:span><text:span text:style-name="T8">hostid</text:span><text:span text:style-name="T8">.</text:span></text:p>
      <text:p text:style-name="Plain"><text:span text:style-name="T13"/></text:p>
      <text:p text:style-name="P78"><text:span text:style-name="T8">The value of type should be one of:</text:span></text:p>
      <text:list text:style-name="L17">
        <text:list-item>
          <text:p text:style-name="P212"><text:span text:style-name="T8">RLM_HOSTID_32BIT</text:span></text:p>
        </text:list-item>
        <text:list-item>
          <text:p text:style-name="P212"><text:span text:style-name="T8">RLM_HOSTID_ETHER</text:span></text:p>
        </text:list-item>
        <text:list-item>
          <text:p text:style-name="P212"><text:span text:style-name="T8">RLM_HOSTID_USER</text:span></text:p>
        </text:list-item>
        <text:list-item>
          <text:p text:style-name="P212"><text:span text:style-name="T8">RLM_HOSTID_HOST</text:span></text:p>
        </text:list-item>
        <text:list-item>
          <text:p text:style-name="P212"><text:span text:style-name="T8">RLM_HOSTID_IP</text:span></text:p>
        </text:list-item>
        <text:list-item>
          <text:p text:style-name="P212"><text:span text:style-name="T8">or one of you ISV-defined hostid types.</text:span></text:p>
        </text:list-item>
      </text:list>
      <text:p text:style-name="Plain"><text:span text:style-name="T8"/></text:p>
      <text:p text:style-name="Plain"><text:span text:style-name="T13">Note: </text:span><text:span text:style-name="T13">type could also be one of RLM_HOSTID_ANY, RLM_HOSTID_DEMO, or RLM_HOSTID_STRING, but these will always return "ANY", "DEMO", or "". </text:span><text:span text:style-name="T8">The description return value will be NULL for an error, otherwise it is a static string - do not free it. Currently it is always an empty string, but may be used in the future.</text:span></text:p>
      <text:p text:style-name="Title2"><text:span text:style-name="T13">rlm_log(), rlm_dlog() - Log ISV-specific data</text:span></text:p>
      <text:p text:style-name="Plain"><draw:frame draw:style-name="fr2" draw:name="Frame15" text:anchor-type="paragraph" svg:x="0in" svg:y="0.1in" fo:min-width="6.9126in" draw:z-index="14"><draw:text-box fo:min-height="0.2299in"><text:p text:style-name="Code"><text:span text:style-name="T13">#include "license.h"<text:line-break/>RLM_HANDLE handle;<text:line-break/><text:line-break/>(int) status = rlm_log(handle, (const char *) data);</text:span></text:p><text:p text:style-name="P13">(int) status = rlm_dlog(handle, (const char *) data);</text:p></draw:text-box></draw:frame><text:span text:style-name="T13">Any time after calling </text:span><text:span text:style-name="T6">rlm_init</text:span><text:span text:style-name="T13">, the </text:span><text:span text:style-name="T6">rlm_log()</text:span><text:span text:style-name="T13"> function can be called to log data to the ISV server's report log (if it exists). The </text:span><text:span text:style-name="T6">rlm_log()</text:span><text:span text:style-name="T13"> function will establish a connection to a license server if one does not already exist, then all subsequent </text:span><text:span text:style-name="T6">rlm_log()</text:span><text:span text:style-name="T13"> and </text:span><text:span text:style-name="T6">rlm_dlog()</text:span><text:span text:style-name="T13"> calls will operate with this server (until </text:span><text:span text:style-name="T6">rlm_close()</text:span><text:span text:style-name="T13"> is called on the handle).</text:span></text:p>
      <text:p text:style-name="Plain"><text:span text:style-name="T13"/></text:p>
      <text:p text:style-name="Plain"><text:span text:style-name="T13">The data logged is a character string, which should not contain a newline character.<text:line-break/>The format of the data logged to the reportlog is: log hh:mm:ss </text:span><text:span text:style-name="T6">data from rlm_log cal; mm/dd hh:mm (ISV name) ISV: data from rlm_log call.</text:span></text:p>
      <table:table table:name="Table7" table:style-name="Table7">
        <table:table-column table:style-name="Table7.A"/>
        <table:table-column table:style-name="Table7.B"/>
        <table:table-header-rows>
          <table:table-row>
            <table:table-cell table:style-name="Table7.A1" office:value-type="string">
              <text:p text:style-name="P4">return code</text:p>
            </table:table-cell>
            <table:table-cell table:style-name="Table7.B1" office:value-type="string">
              <text:p text:style-name="P4">description</text:p>
            </table:table-cell>
          </table:table-row>
        </table:table-header-rows>
        <table:table-row>
          <table:table-cell table:style-name="Table7.A2" office:value-type="string">
            <text:p text:style-name="P2">0</text:p>
          </table:table-cell>
          <table:table-cell table:style-name="Table7.B2" office:value-type="string">
            <text:p text:style-name="P2">Success</text:p>
          </table:table-cell>
        </table:table-row>
        <table:table-row>
          <table:table-cell table:style-name="Table7.A2" office:value-type="string">
            <text:p text:style-name="P2">RLM_EH_NOHANDLE</text:p>
          </table:table-cell>
          <table:table-cell table:style-name="Table7.B2" office:value-type="string">
            <text:p text:style-name="P2">Called without a valid RLM_HANDLE</text:p>
          </table:table-cell>
        </table:table-row>
        <table:table-row>
          <table:table-cell table:style-name="Table7.A2" office:value-type="string">
            <text:p text:style-name="P2">RLM_EH_NO_REPORTLOG</text:p>
          </table:table-cell>
          <table:table-cell table:style-name="Table7.B2" office:value-type="string">
            <text:p text:style-name="P2">The server does not have a reportlog</text:p>
          </table:table-cell>
        </table:table-row>
      </table:table>
      <text:p text:style-name="Plain"><text:span text:style-name="T13">Note: The maximum length of a logged string is RLM_MAX_LOG (currently 256). However, logging strings much longer than 60 bytes will generally create wrapped lines in the debug and report log files.</text:span></text:p>
      <text:p text:style-name="Title2"><text:span text:style-name="T13">rlm_products() - Generate list of products that can be checked out</text:span></text:p>
      <text:p text:style-name="P78"><draw:frame draw:style-name="fr2" draw:name="Frame16" text:anchor-type="paragraph" svg:x="0in" svg:y="0.1in" fo:min-width="6.9228in" draw:z-index="15"><draw:text-box fo:min-height="1.6917in"><text:p text:style-name="Code"><text:span text:style-name="T13">#include "license.h"<text:line-break/>RLM_PRODUCTS products;<text:line-break/>RLM_HANDLE handle;<text:line-break/>char *product;<text:line-break/>char *ver;<text:line-break/>int status;<text:line-break/><text:line-break/>products = rlm_products(handle, product, ver);<text:line-break/>(void) rlm_product_first(products);<text:line-break/>status = rlm_product_next(products);</text:span></text:p></draw:text-box></draw:frame><text:span text:style-name="T7">rlm_products</text:span><text:span text:style-name="T8"> generates a list of products of the specified version that can be checked out. If </text:span><text:span text:style-name="T7">product</text:span><text:span text:style-name="T8"> is an empty or NULL string, all products are checked. If </text:span><text:span text:style-name="T7">ver</text:span><text:span text:style-name="T8"> is empty or NULL, any version will be listed. If </text:span><text:span text:style-name="T7">rlm_products()</text:span><text:span text:style-name="T8"> returns a non-null pointer, then there are products in the list.<text:line-break/>The status return from </text:span><text:span text:style-name="T7">rlm_product_next()</text:span><text:span text:style-name="T8"> is 0 if there is another product in the list, or -1 if the list is exhausted.</text:span></text:p>
      <text:p text:style-name="Plain"><text:span text:style-name="T13"/></text:p>
      <text:p text:style-name="Plain"><text:span text:style-name="T13">To examine the list of products, first call </text:span><text:span text:style-name="T6">rlm_products()</text:span><text:span text:style-name="T13"> to retrieve the products pointer. Next, use </text:span><text:span text:style-name="T6">rlm_product_first()</text:span><text:span text:style-name="T13"> and </text:span><text:span text:style-name="T6">rlm_product_next()</text:span><text:span text:style-name="T13"> to walk the list of products returned. At any point after calling rlm_product_first(), you can call the appropriate function below. Note: you should </text:span><text:span text:style-name="T12">not</text:span><text:span text:style-name="T13"> free any data returned by any of these calls.</text:span></text:p>
      <table:table table:name="Table8" table:style-name="Table8">
        <table:table-column table:style-name="Table8.A"/>
        <table:table-column table:style-name="Table8.B"/>
        <table:table-row>
          <table:table-cell table:style-name="Table8.A1" office:value-type="string">
            <text:p text:style-name="P15">char *rlm_product_name(products)</text:p>
          </table:table-cell>
          <table:table-cell table:style-name="Table8.B1" office:value-type="string">
            <text:p text:style-name="P237">returns the product name</text:p>
          </table:table-cell>
        </table:table-row>
        <table:table-row>
          <table:table-cell table:style-name="Table8.A2" office:value-type="string">
            <text:p text:style-name="P15">char *rlm_product_ver(products)</text:p>
          </table:table-cell>
          <table:table-cell table:style-name="Table8.B2" office:value-type="string">
            <text:p text:style-name="P237">returns the product version</text:p>
          </table:table-cell>
        </table:table-row>
        <table:table-row>
          <table:table-cell table:style-name="Table8.A2" office:value-type="string">
            <text:p text:style-name="P15">char *rlm_product_exp(products)</text:p>
          </table:table-cell>
          <table:table-cell table:style-name="Table8.B2" office:value-type="string">
            <text:p text:style-name="P237">returns the expiration date. If this product represents a pool in a license server, the expiration date will be the earliest expiration of any of the licenses which were combined to create the pool</text:p>
          </table:table-cell>
        </table:table-row>
        <table:table-row>
          <table:table-cell table:style-name="Table8.A2" office:value-type="string">
            <text:p text:style-name="P15">int rlm_product_count(products)</text:p>
          </table:table-cell>
          <table:table-cell table:style-name="Table8.B2" office:value-type="string">
            <text:p text:style-name="P237">returns the license count</text:p>
          </table:table-cell>
        </table:table-row>
        <table:table-row>
          <table:table-cell table:style-name="Table8.A2" office:value-type="string">
            <text:p text:style-name="P15">int rlm_product_current_inuse(products)</text:p>
          </table:table-cell>
          <table:table-cell table:style-name="Table8.B2" office:value-type="string">
            <text:p text:style-name="P237">returns the license count in use</text:p>
          </table:table-cell>
        </table:table-row>
        <table:table-row>
          <table:table-cell table:style-name="Table8.A2" office:value-type="string">
            <text:p text:style-name="P15">int rlm_product_current_resuse(products)</text:p>
          </table:table-cell>
          <table:table-cell table:style-name="Table8.B2" office:value-type="string">
            <text:p text:style-name="P237">returns the # of reservations in use.</text:p>
          </table:table-cell>
        </table:table-row>
        <table:table-row>
          <table:table-cell table:style-name="Table8.A2" office:value-type="string">
            <text:p text:style-name="P15">int rlm_product_hbased(products)</text:p>
          </table:table-cell>
          <table:table-cell table:style-name="Table8.B2" office:value-type="string">
            <text:p text:style-name="P237">returns the HOST-BASED count.</text:p>
          </table:table-cell>
        </table:table-row>
        <table:table-row>
          <table:table-cell table:style-name="Table8.A2" office:value-type="string">
            <text:p text:style-name="P15">int rlm_product_hold(products)</text:p>
          </table:table-cell>
          <table:table-cell table:style-name="Table8.B2" office:value-type="string">
            <text:p text:style-name="P237">returns the license hold time</text:p>
          </table:table-cell>
        </table:table-row>
        <table:table-row>
          <table:table-cell table:style-name="Table8.A2" office:value-type="string">
            <text:p text:style-name="P15">int rlm_product_max_roam(products)</text:p>
          </table:table-cell>
          <table:table-cell table:style-name="Table8.B2" office:value-type="string">
            <text:p text:style-name="P237">returns the maximum roam time.</text:p>
          </table:table-cell>
        </table:table-row>
        <table:table-row>
          <table:table-cell table:style-name="Table8.A2" office:value-type="string">
            <text:p text:style-name="P15">int rlm_product_max_share(products)</text:p>
          </table:table-cell>
          <table:table-cell table:style-name="Table8.B2" office:value-type="string">
            <text:p text:style-name="P237">returns the maximum number of processes that can share this license.</text:p>
          </table:table-cell>
        </table:table-row>
        <table:table-row>
          <table:table-cell table:style-name="Table8.A2" office:value-type="string">
            <text:p text:style-name="P15">int rlm_product_min_remove(products)</text:p>
          </table:table-cell>
          <table:table-cell table:style-name="Table8.B2" office:value-type="string">
            <text:p text:style-name="P237">returns the minimum rlmremove time.</text:p>
          </table:table-cell>
        </table:table-row>
        <table:table-row>
          <table:table-cell table:style-name="Table8.A2" office:value-type="string">
            <text:p text:style-name="P15">int rlm_product_min_timeout(products)</text:p>
          </table:table-cell>
          <table:table-cell table:style-name="Table8.B2" office:value-type="string">
            <text:p text:style-name="P237">returns the mimimum timeout time.</text:p>
          </table:table-cell>
        </table:table-row>
        <table:table-row>
          <table:table-cell table:style-name="Table8.A2" office:value-type="string">
            <text:p text:style-name="P15">int rlm_product_nres(products)</text:p>
          </table:table-cell>
          <table:table-cell table:style-name="Table8.B2" office:value-type="string">
            <text:p text:style-name="P237">returns the # of license reservations.</text:p>
          </table:table-cell>
        </table:table-row>
        <table:table-row>
          <table:table-cell table:style-name="Table8.A2" office:value-type="string">
            <text:p text:style-name="P15">int rlm_product_num_roam_allowed(products)</text:p>
          </table:table-cell>
          <table:table-cell table:style-name="Table8.B2" office:value-type="string">
            <text:p text:style-name="P237">returns the # of roaming licenses allowed.</text:p>
          </table:table-cell>
        </table:table-row>
        <table:table-row>
          <table:table-cell table:style-name="Table8.A2" office:value-type="string">
            <text:p text:style-name="P15">int rlm_product_roaming(products)</text:p>
          </table:table-cell>
          <table:table-cell table:style-name="Table8.B2" office:value-type="string">
            <text:p text:style-name="P237">returns the # of licenses currently roaming.</text:p>
          </table:table-cell>
        </table:table-row>
        <table:table-row>
          <table:table-cell table:style-name="Table8.A2" office:value-type="string">
            <text:p text:style-name="P15">int rlm_product_share(products)</text:p>
          </table:table-cell>
          <table:table-cell table:style-name="Table8.B2" office:value-type="string">
            <text:p text:style-name="P237">returns the license share flags.</text:p>
          </table:table-cell>
        </table:table-row>
        <table:table-row>
          <table:table-cell table:style-name="Table8.A2" office:value-type="string">
            <text:p text:style-name="P15">int rlm_product_soft_limit(products)</text:p>
          </table:table-cell>
          <table:table-cell table:style-name="Table8.B2" office:value-type="string">
            <text:p text:style-name="P237">returns the license soft limit.</text:p>
          </table:table-cell>
        </table:table-row>
        <table:table-row>
          <table:table-cell table:style-name="Table8.A2" office:value-type="string">
            <text:p text:style-name="P15">int rlm_product_timeout(products)</text:p>
          </table:table-cell>
          <table:table-cell table:style-name="Table8.B2" office:value-type="string">
            <text:p text:style-name="P237">returns the current license timeout.</text:p>
          </table:table-cell>
        </table:table-row>
        <table:table-row>
          <table:table-cell table:style-name="Table8.A2" office:value-type="string">
            <text:p text:style-name="P15">int rlm_product_tz(products)</text:p>
          </table:table-cell>
          <table:table-cell table:style-name="Table8.B2" office:value-type="string">
            <text:p text:style-name="P237">returns the license timezone specification.</text:p>
          </table:table-cell>
        </table:table-row>
        <table:table-row>
          <table:table-cell table:style-name="Table8.A2" office:value-type="string">
            <text:p text:style-name="P15">int rlm_product_tokens(products)</text:p>
          </table:table-cell>
          <table:table-cell table:style-name="Table8.B2" office:value-type="string">
            <text:p text:style-name="P237">if 0, this is a normal license. If non-zero, this is a token-based license.</text:p>
          </table:table-cell>
        </table:table-row>
        <table:table-row>
          <table:table-cell table:style-name="Table8.A2" office:value-type="string">
            <text:p text:style-name="P15">int rlm_product_type(products)</text:p>
          </table:table-cell>
          <table:table-cell table:style-name="Table8.B2" office:value-type="string">
            <text:p text:style-name="P237">returns the license type (TYPE= parameter).</text:p>
          </table:table-cell>
        </table:table-row>
        <table:table-row>
          <table:table-cell table:style-name="Table8.A2" office:value-type="string">
            <text:p text:style-name="P15">int rlm_product_ubased(products)</text:p>
          </table:table-cell>
          <table:table-cell table:style-name="Table8.B2" office:value-type="string">
            <text:p text:style-name="P237">returns the USER_BASED count.</text:p>
          </table:table-cell>
        </table:table-row>
      </table:table>
      <text:p text:style-name="Code"><text:span text:style-name="T13"/></text:p>
      <text:p text:style-name="Plain"><text:span text:style-name="T13">Note: rlm_products() is an expensive call. If you don't absolutely need it, don't call it. You should avoid calling it more than once inside an application. Why is it expensive? If called with empty product/version strings, it has to validate the license keys for all node-locked uncounted/single-use licenses in local license files, and it also goes to every server in the list and retrieves from each server a list of available licenses.</text:span></text:p>
      <text:p text:style-name="Plain"><text:span text:style-name="T13">Note: the list of products may contain products that cannot be checked out at any given time, if all the licenses are in use, the maximum # of roaming licenses has been reached, etc. It is possible (at some time) to check out every product in the list, however. In other words, the list contains only licenses for which the license key is good, the time is past the start date and before the expiration date, the timezone is correct, and we are on the correct host if a hostid is specified.</text:span></text:p>
      <text:p text:style-name="Plain"><text:span text:style-name="T13">The data returned by the </text:span><text:span text:style-name="T6">rlm_products()</text:span><text:span text:style-name="T13"> call is dynamically allocated. Call </text:span><text:span text:style-name="T6">rlm_products_free(products)</text:span><text:span text:style-name="T13"> to free this memory when you are finished with it, in order to avoid memory leaks in your program. You should only call </text:span><text:span text:style-name="T6">rlm_products_free()</text:span><text:span text:style-name="T13"> once on the data returned by </text:span><text:span text:style-name="T6">rlm_products()</text:span><text:span text:style-name="T13">, and only when you are finished accessing this data.</text:span></text:p>
      <text:p text:style-name="Title2"><text:span text:style-name="T13">rlm_set_environ() - Set user/host/ISV-defined values for RLM</text:span></text:p>
      <text:p text:style-name="Code"><draw:frame draw:style-name="fr2" draw:name="Frame17" text:anchor-type="paragraph" svg:x="0in" svg:y="0.1in" fo:min-width="6.9228in" draw:z-index="16"><draw:text-box fo:min-height="0.6909in"><text:p text:style-name="Code"><text:span text:style-name="T13">#include "license.h"<text:line-break/>RLM_HANDLE handle;<text:line-break/>char user[RLM_MAX_USERNAME+1];<text:line-break/>char host[RLM_MAX_HOSTNAME+1];<text:line-break/>char isv[RLM_MAX_ISVDEF+1];<text:line-break/><text:line-break/>rlm_set_environ(handle, user, host, isv);</text:span></text:p></draw:text-box></draw:frame><text:span text:style-name="T13"/></text:p>
      <text:p text:style-name="Plain"><text:span text:style-name="T13">License sharing operates by comparing user, host, and ISV fields for matches. </text:span><text:span text:style-name="T6">rlm_set_environ()</text:span><text:span text:style-name="T13"> allows the ISV to override the system's notion of user and/or host, and also provides a way to set the ISV-defined data. If any of user/host/isv are passed in as NULL, the corresponding field remains unchanged.The ISV field should be a printable string which does not contain the double-quote character (").</text:span></text:p>
      <text:p text:style-name="Plain"><text:span text:style-name="T13"/></text:p>
      <text:p text:style-name="Plain"><text:span text:style-name="T13">Note: </text:span><text:span text:style-name="T6">rlm_set_environ()</text:span><text:span text:style-name="T13"> should be called after </text:span><text:span text:style-name="T6">rlm_init()</text:span><text:span text:style-name="T13"> and before any </text:span><text:span text:style-name="T6">rlm_checkout()</text:span><text:span text:style-name="T13"> call to which it should apply. Once </text:span><text:span text:style-name="T6">rlm_checkout()</text:span><text:span text:style-name="T13"> is called, these values will persist for the life of the RLM_HANDLE in which you call </text:span><text:span text:style-name="T6">rlm_set_environ()</text:span><text:span text:style-name="T13">.</text:span></text:p>
      <text:p text:style-name="Title2"><text:span text:style-name="T13">rlm_auto_hb() - Enable Automatic Heartbeats</text:span></text:p>
      <text:p text:style-name="Plain"><draw:frame draw:style-name="fr2" draw:name="Frame18" text:anchor-type="paragraph" svg:x="0in" svg:y="0.1in" fo:min-width="6.9228in" draw:z-index="17"><draw:text-box fo:min-height="0.4654in"><text:p text:style-name="P13">status = rlm_auto_hb((RLM_HANDLE) rh, (int) period, (int) auto_reconnect, (void) (*retryhandler)(RLM_HANDLE, RLM_LICENSE)) );</text:p></draw:text-box></draw:frame>With RLM, you must either manually send heartbeats to the license server by calling <text:span text:style-name="T1">rlm_get_attr_health()</text:span> periodically in your code, or tell RLM to do this for you. <text:span text:style-name="T1">rlm_auto_hb()</text:span> is the function that sets up automatic heartbeats<text:span text:style-name="T14">. (Note: while this is not strictly a requirement, you need to send heartbeats to the server if you want to detect license loss. On the other hand, if your app</text:span>lication runs for less than a minute or so, there is no real need to send heartbeats to the license server and you can safely ignore heartbeats.) You can call <text:span text:style-name="T1">rlm_auto_hb()</text:span> any time after calling <text:span text:style-name="T1">rlm_init()</text:span>.</text:p>
      <text:p text:style-name="Plain"/>
      <text:list text:style-name="L18">
        <text:list-item>
          <text:p text:style-name="P93">rh: the handle on which to perform automatic heartbeats. RLM will perform heartbeats on all checked-out licenses on this handle. Note that you can call <text:span text:style-name="T1">rlm_auto_hb()</text:span> any time after the <text:span text:style-name="T1">rlm_init()</text:span> and before the <text:span text:style-name="T1">rlm_close()</text:span> call. In practice, you should call <text:span text:style-name="T1">rlm_auto_hb()</text:span> within 30 seconds or so of your first license checkout, but it can be called before any checkouts if you wish.</text:p>
        </text:list-item>
        <text:list-item>
          <text:p text:style-name="P93">period: the frequency that heartbeats are sent to the server. Note that RLM will not send heartbeats any more often than once every 30 seconds even if you set period to a value less than 30. This is also the interval between license re-acquisition attempts, if a license has been lost.</text:p>
        </text:list-item>
        <text:list-item>
          <text:p text:style-name="P93">auto_reconnect: is set to 0 if you do not want RLM to attempt to re-acquire lost licenses. If you would like RLM to re-acquire licenses that have been lost, set auto_reconnect to one.</text:p>
        </text:list-item>
        <text:list-item>
          <text:p text:style-name="P218"><text:span text:style-name="T14">retry_handler: a function pointer which is called when a license is lost, after re-acquisition is attempted. If you supply a NULL pointer in this argument, no callback is done to your code. This function is called independent of the setting of auto_reconnect.(The </text:span><text:span text:style-name="T13">RLM_LICENSE</text:span><text:span text:style-name="T14"> parameter is the license which was lost. Note that the status may be 0 when your retry handler is called if you have set auto_reconnect to one and the license has already been re-acquired. This function is called in the context of the thread in which heartbeats are performed. It is safe to call any </text:span><text:span text:style-name="T4">rlm_xxx()</text:span><text:span text:style-name="T14"> function from this handler)</text:span></text:p>
        </text:list-item>
      </text:list>
      <text:p text:style-name="Plain"><text:span text:style-name="T14"/></text:p>
      <text:p text:style-name="P78"><text:span text:style-name="T8">Note: </text:span><text:span text:style-name="T1">rlm_auto_hb()</text:span> uses <text:span text:style-name="T1">pthreads</text:span> on Unix, and Windows threads on Windows.<text:line-break/>If you call <text:span text:style-name="T1">rlm_auto_hb()</text:span> on Unix, you must include -lpthreads in your link command for your application. In addition to this, on Solaris, you must include -lrt to your link command. Note that on Unix systems, <text:span text:style-name="T1">rlm_auto_hb()</text:span> sets the handler for SIGPIPE to SIG_IGN in both the main thread and in the thread that generates the heartbeat.</text:p>
      <text:p text:style-name="Title2">rlm_skip_isv_down() - Enable "skip" of license servers where your ISV server isn't running</text:p>
      <text:p text:style-name="Plain"><draw:frame draw:style-name="fr2" draw:name="Frame19" text:anchor-type="paragraph" svg:x="0in" svg:y="0.1in" fo:min-width="6.9228in" draw:z-index="18"><draw:text-box fo:min-height="0.2925in"><text:p text:style-name="P14">(void) rlm_skip_isv_down((RLM_HANDLE) rh);</text:p></draw:text-box></draw:frame>RLM keeps track of which license servers in the list have your ISV server running on them. If either:</text:p>
      <text:list text:style-name="L19">
        <text:list-item>
          <text:p text:style-name="P219">there is no ISV line for your ISV name in a local license file, or </text:p>
        </text:list-item>
        <text:list-item>
          <text:p text:style-name="P219">an attempt is made to check out a license from a server and the rlm server returns a status indicating that this ISV is not present,</text:p>
          <text:p text:style-name="P219">then the server is flagged as not having your ISV server.</text:p>
        </text:list-item>
      </text:list>
      <text:p text:style-name="Plain"/>
      <text:p text:style-name="Plain">If you call <text:span text:style-name="T1">rlm_skip_isv_down()</text:span>, then future <text:span text:style-name="T1">rlm_checkout()</text:span> and <text:span text:style-name="T1">rlm_products()</text:span> calls will not attempt to use this license server. Note that by default, RLM will attempt all operations on all servers. You can call <text:span text:style-name="T1">rlm_skip_isv_down()</text:span> any time after calling <text:span text:style-name="T1">rlm_init()</text:span>.</text:p>
      <text:p text:style-name="Plain"/>
      <text:p text:style-name="Plain">If you would like to give your user the opportunity to attempt to use these servers again, call:</text:p>
      <text:p text:style-name="Plain"><draw:frame draw:style-name="fr2" draw:name="Frame20" text:anchor-type="paragraph" svg:x="0in" svg:y="0.1in" fo:min-width="6.9228in" draw:z-index="19"><draw:text-box fo:min-height="0.2925in"><text:p text:style-name="P13">(void) rlm_forget_isv_down((RLM_HANDLE) rh)</text:p></draw:text-box></draw:frame><text:span text:style-name="T1">rlm_forget_isv_down()</text:span> will cause RLM to attempt to use all license servers again, until it determines that your ISV server is not running.</text:p>
      <text:p text:style-name="Title1">The RLM Kit</text:p>
      <text:p text:style-name="Plain">There are 3 configuration items you must complete before you build your RLM kit:</text:p>
      <text:list text:style-name="L21">
        <text:list-item>
          <text:p text:style-name="P222">Install your RLM license.</text:p>
        </text:list-item>
        <text:list-item>
          <text:p text:style-name="P222">Create your public/private key pair, which is done one time only.</text:p>
        </text:list-item>
        <text:list-item>
          <text:p text:style-name="P222">Configure your RLM parameters.</text:p>
        </text:list-item>
      </text:list>
      <text:p text:style-name="Plain"/>
      <text:p text:style-name="Plain">To install your RLM license, edit the file src/license_to_run.h, using the parameters you received in the email from Reprise Software. (Note: RLM kits are pre-built with demo license keys which expire in approximately 2 months from the date of kit release, so you may be able to skip this step if you are evaluating RLM).</text:p>
      <text:p text:style-name="Plain"><draw:frame draw:style-name="fr2" draw:name="Frame21" text:anchor-type="paragraph" svg:x="0in" svg:y="0.1in" fo:min-width="6.9228in" draw:z-index="20"><draw:text-box fo:min-height="1.6756in"><text:p text:style-name="Code">/*license_to_run.h</text:p><text:p text:style-name="Code">*/</text:p><text:p text:style-name="Code">#ifdef RLM_LICENSE_TORUN</text:p><text:p text:style-name="Code">#undef RLM_LICENSE_TORUN</text:p><text:p text:style-name="Code">#endif</text:p><text:p text:style-name="Code"/><text:p text:style-name="Code">#define RLM_LICENSE_TORUN \</text:p><text:p text:style-name="Code"><text:s text:c="2"/>"1-jul-2007 \</text:p><text:p text:style-name="Code"><text:s text:c="2"/>sig=\"c2N250Z4hGt2HCMWNcye*Xe35YI8LGZf0ihLbEfJ8Bfe~zS0IFwu7R78Iye1ao\""</text:p></draw:text-box></draw:frame></text:p>
      <text:p text:style-name="Plain">Your applications and your ISV license server are built from components supplied by Reprise Software. You need to provide 2 custom inputs for the build:</text:p>
      <text:list text:style-name="L22">
        <text:list-item>
          <text:p text:style-name="P225">Your Public Key, for license key verification – rlm_pubkey.c</text:p>
          <text:list>
            <text:list-item>
              <text:p text:style-name="P225">lm_pubkey.c is created by the rlmgenkeys utility. <text:span text:style-name="T14">You should run this only once to create your public/private key pair. Once you create these files, save them - if you lose one of t</text:span>hese files, you will no longer be able to generate license keys compatible with older versions of your software.</text:p>
            </text:list-item>
            <text:list-item>
              <text:p text:style-name="P225">rlm_isv_config.c contains calls to set up your ISV name, register ISV-defined hostids, and an option to create a FLEXlm-compatible lock file. Edit this file before compiling your <text:span text:style-name="T1">isv</text:span> server or applications.</text:p>
            </text:list-item>
          </text:list>
        </text:list-item>
        <text:list-item>
          <text:p text:style-name="P225">A file of RLM customizations called rlm_isv_config.c</text:p>
        </text:list-item>
      </text:list>
      <text:p text:style-name="Plain"><draw:frame draw:style-name="fr3" draw:name="Frame22" text:anchor-type="paragraph" svg:x="0in" svg:y="0.1in" fo:min-width="6.9126in" draw:z-index="21"><draw:text-box fo:min-height="5.3071in"><text:p text:style-name="Code">/*rlm_isv_config.c</text:p><text:p text:style-name="Code">*/</text:p><text:p text:style-name="Code">#include "license.h"</text:p><text:p text:style-name="Code">#include "license_to_run.h"</text:p><text:p text:style-name="Code"/><text:p text:style-name="Code">void rlm_isv_config(RLM_HANDLE handle) {</text:p><text:p text:style-name="Code"><text:s text:c="2"/>/* Set ISV name */</text:p><text:p text:style-name="Code"><text:s text:c="2"/>rlm_isv_cfg_set_name(handle, "Reprise");</text:p><text:p text:style-name="Code"/><text:p text:style-name="Code"><text:s text:c="2"/>/* Set RLM license - do not modify this line */</text:p><text:p text:style-name="Code"><text:s text:c="2"/>rlm_isv_cfg_set_license(handle, RLM_LICENSE_TORUN);</text:p><text:p text:style-name="Code"/><text:p text:style-name="Code"><text:s text:c="2"/>/* Set to non-zero to use a FLEXlm-style lockfile */</text:p><text:p text:style-name="Code"><text:s text:c="2"/>rlm_isv_cfg_set_use_flexlm_lockfile(handle, 0);</text:p><text:p text:style-name="Code"/><text:p text:style-name="Code">#if 0</text:p><text:p text:style-name="Code"><text:s text:c="2"/>stat = rlm_add_isv_hostid(</text:p><text:p text:style-name="Code"><text:s text:c="9"/>handle,/*RLM_HANDLE passed in */</text:p><text:p text:style-name="Code"><text:s text:c="9"/>"keyword here",/*Hostid keyword you chose */</text:p><text:p text:style-name="Code"><text:s text:c="9"/>YOU_DEFINE_HOSTID_TYPE,/*Your hostid type (int) &gt;</text:p><text:p text:style-name="Code"><text:s text:c="33"/>RLM_ISV_HID_TYPE_MIN */</text:p><text:p text:style-name="Code"><text:s text:c="9"/>transient,/*(int) == 0 if hostid does not change. Non-zero</text:p><text:p text:style-name="Code"><text:s text:c="19"/>if it does change, e.g., if your hostid is a dongle, it</text:p><text:p text:style-name="Code"><text:s text:c="19"/>can change if someone unplugs it, so you should set</text:p><text:p text:style-name="Code"><text:s text:c="19"/>transient non-zero */</text:p><text:p text:style-name="Code"><text:s text:c="9"/>get_type_hostid/*Your function to determine the hostid value*/</text:p><text:p text:style-name="Code"><text:s text:c="9"/>);</text:p><text:p text:style-name="Code"><text:s text:c="2"/>if (stat) {</text:p><text:p text:style-name="Code"><text:s text:c="4"/>printf("ERROR: add hostid type returns %d\n", stat);</text:p><text:p text:style-name="Code"><text:s text:c="2"/>}</text:p><text:p text:style-name="Code">#endif</text:p><text:p text:style-name="Code">}</text:p></draw:text-box></draw:frame>Note: your ISV name is, in general, case-insensitive. The ONLY EXCEPTION to this rule is in the case of FLEXlm-compatible lock files. Since FLEXlm uses case-sensitive ISV names, the lockfile name must be case-sensitive. Therefore, if you are creating a FLEXlm-compatible lockfile, you should enter your ISV name in the <text:span text:style-name="T1">exact case</text:span> as in FLEXlm. The case of the name will affect the lockfile name, but only the lockfile name. Everywhere else in RLM, your <text:span text:style-name="T1">isv</text:span> name will be converted to lowercase.</text:p>
      <text:p text:style-name="Plain">Once you have created these 2 files you create your ISV server by typing "make" in the kit directory, and you are ready to link your applications with the RLM libraries.</text:p>
      <text:p text:style-name="Title1">Software shipment</text:p>
      <text:p text:style-name="Plain">With RLM, you specify nearly all licensing options in the actual license that you ship to your customers. However, there are a few issues that you need to consider before you ship your application:</text:p>
      <text:list text:style-name="L23">
        <text:list-item>
          <text:p text:style-name="P229">Review the RLM_API calls you make in your application to be sure that you use product names that are suitable (we strongly recommend using the name of the product that is in general use), and that the version numbers are correct. If you intend for your customers to be able to use old licenses from your product, be sure that the version number in the <text:span text:style-name="T1">rlm_checkout()</text:span> call is appropriate.</text:p>
        </text:list-item>
        <text:list-item>
          <text:p text:style-name="P229">If we have provided you with special debug libraries, make sure you use the non-debug libraries from the standard kit for your release.</text:p>
        </text:list-item>
        <text:list-item>
          <text:p text:style-name="P229">Review the options you used to build your license server.</text:p>
        </text:list-item>
        <text:list-item>
          <text:p text:style-name="P229">Ensure that you have included the RLM server, your ISV server, and the RLM license administration tools in your distribution kit.</text:p>
        </text:list-item>
      </text:list>
      <text:p text:style-name="Title1">End user installation</text:p>
      <text:p text:style-name="Plain">When your customer receives your product, they need to do a few things in order to set up the licensing. If they are familiar with popular license managers, these installation steps should be quite familiar:</text:p>
      <text:list text:style-name="L24">
        <text:list-item>
          <text:p text:style-name="P233">Install license server binaries.</text:p>
        </text:list-item>
        <text:list-item>
          <text:p text:style-name="P233">Install license file.</text:p>
        </text:list-item>
        <text:list-item>
          <text:p text:style-name="P233">Start license server (if you are using floating licenses).</text:p>
        </text:list-item>
        <text:list-item>
          <text:p text:style-name="P233">Set up environment for users to find the license server when running your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DejaVu LGC Sans" svg:font-family="'DejaVu LGC Sans'" style:font-adornments="Book" style:font-family-generic="swiss"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Nimbus Sans L1" style:font-size-asian="24pt" style:font-weight-asian="bold" style:font-name-complex="Nimbus Sans L1" style:font-size-complex="2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itle1" style:family="paragraph" style:parent-style-name="Standard" style:master-page-name="">
      <style:paragraph-properties fo:margin-left="0in" fo:margin-right="0in" fo:margin-top="0.1201in" fo:margin-bottom="0.1201in" fo:text-indent="0.25in" style:auto-text-indent="false"/>
      <style:text-properties fo:font-size="14pt" style:text-underline-style="solid" style:text-underline-width="auto" style:text-underline-color="font-color"/>
    </style:style>
    <style:style style:name="Title2" style:family="paragraph" style:parent-style-name="Title1" style:master-page-name="">
      <style:paragraph-properties fo:margin-left="0in" fo:margin-right="0in" fo:margin-top="0.1201in" fo:margin-bottom="0in" fo:text-indent="0.1201in" style:auto-text-indent="false"/>
      <style:text-properties fo:font-size="13pt" style:text-underline-style="dash" style:text-underline-width="auto" style:text-underline-color="font-color"/>
    </style:style>
    <style:style style:name="Plain" style:family="paragraph" style:parent-style-name="Title2" style:master-page-name="">
      <style:paragraph-properties fo:margin-left="0in" fo:margin-right="0in" fo:margin-top="0in" fo:margin-bottom="0in" fo:text-align="justify" style:justify-single-word="false" fo:text-indent="0.2in" style:auto-text-indent="false"/>
      <style:text-properties fo:font-size="12pt" style:text-underline-style="none"/>
    </style:style>
    <style:style style:name="Code" style:family="paragraph" style:parent-style-name="Plain" style:master-page-name="">
      <style:paragraph-properties fo:margin-left="0in" fo:margin-right="0in" fo:text-align="start" style:justify-single-word="false" fo:text-indent="0in" style:auto-text-indent="false"/>
      <style:text-properties style:font-name="Courier" fo:font-size="11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Tibi Haret</meta:initial-creator>
    <meta:creation-date>2007-12-10T16:40:20</meta:creation-date>
    <dc:creator>Tibi Haret</dc:creator>
    <dc:date>2007-12-14T17:42:23</dc:date>
    <dc:language>en-US</dc:language>
    <meta:editing-cycles>245</meta:editing-cycles>
    <meta:editing-duration>PT13H47M24S</meta:editing-duration>
    <meta:user-defined meta:name="Info 1"/>
    <meta:user-defined meta:name="Info 2"/>
    <meta:user-defined meta:name="Info 3"/>
    <meta:user-defined meta:name="Info 4"/>
    <meta:document-statistic meta:table-count="8" meta:image-count="0" meta:object-count="0" meta:page-count="27" meta:paragraph-count="713" meta:word-count="10520" meta:character-count="59840"/>
  </office:meta>
</office:document-meta>
</file>